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1.66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24.85mm"/>
    </style:style>
    <style:style style:name="co5" style:family="table-column">
      <style:table-column-properties fo:break-before="auto" style:column-width="20.23mm"/>
    </style:style>
    <style:style style:name="co6" style:family="table-column">
      <style:table-column-properties fo:break-before="auto" style:column-width="36.3mm"/>
    </style:style>
    <style:style style:name="co7" style:family="table-column">
      <style:table-column-properties fo:break-before="auto" style:column-width="31.6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0.16mm"/>
    </style:style>
    <style:style style:name="co10" style:family="table-column">
      <style:table-column-properties fo:break-before="auto" style:column-width="28.13mm"/>
    </style:style>
    <style:style style:name="co11" style:family="table-column">
      <style:table-column-properties fo:break-before="auto" style:column-width="12.61mm"/>
    </style:style>
    <style:style style:name="co12" style:family="table-column">
      <style:table-column-properties fo:break-before="auto" style:column-width="14.52mm"/>
    </style:style>
    <style:style style:name="co13" style:family="table-column">
      <style:table-column-properties fo:break-before="auto" style:column-width="19.14mm"/>
    </style:style>
    <style:style style:name="co14" style:family="table-column">
      <style:table-column-properties fo:break-before="auto" style:column-width="19.69mm"/>
    </style:style>
    <style:style style:name="co15" style:family="table-column">
      <style:table-column-properties fo:break-before="auto" style:column-width="26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ccffff"/>
    </style:style>
    <style:style style:name="ce3" style:family="table-cell" style:parent-style-name="Default">
      <style:table-cell-properties fo:background-color="#ffcccc"/>
    </style:style>
    <style:style style:name="ce4" style:family="table-cell" style:parent-style-name="Default" style:data-style-name="N100">
      <style:table-cell-properties fo:background-color="#ffff99"/>
    </style:style>
    <style:style style:name="ce5" style:family="table-cell" style:parent-style-name="Default" style:data-style-name="N100">
      <style:table-cell-properties fo:background-color="#ccffff"/>
    </style:style>
    <style:style style:name="ce6" style:family="table-cell" style:parent-style-name="Default" style:data-style-name="N100">
      <style:table-cell-properties fo:background-color="#ffcccc"/>
    </style:style>
    <style:style style:name="ce7" style:family="table-cell" style:parent-style-name="Default" style:data-style-name="N100"/>
    <style:style style:name="ce8" style:family="table-cell" style:parent-style-name="Default" style:data-style-name="N1"/>
  </office:automatic-styles>
  <office:body>
    <office:spreadsheet>
      <table:calculation-settings table:automatic-find-labels="false"/>
      <table:table table:name="P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7"/>
        <table:table-column table:style-name="co8" table:number-columns-repeated="2" table:default-cell-style-name="ce8"/>
        <table:table-column table:style-name="co8" table:number-columns-repeated="10" table:default-cell-style-name="Default"/>
        <table:table-row table:style-name="ro1">
          <table:table-cell office:value-type="string" calcext:value-type="string">
            <text:p>Remove #controls</text:p>
          </table:table-cell>
          <table:table-cell office:value-type="string" calcext:value-type="string">
            <text:p>#controls</text:p>
          </table:table-cell>
          <table:table-cell office:value-type="string" calcext:value-type="string">
            <text:p>ICAR scheme</text:p>
          </table:table-cell>
          <table:table-cell office:value-type="string" calcext:value-type="string">
            <text:p>Money Saved</text:p>
          </table:table-cell>
          <table:table-cell office:value-type="string" calcext:value-type="string">
            <text:p>Genotypes</text:p>
          </table:table-cell>
          <table:table-cell office:value-type="string" calcext:value-type="string">
            <text:p>Phenotype:Genotype</text:p>
          </table:table-cell>
          <table:table-cell table:style-name="Default" office:value-type="string" calcext:value-type="string">
            <text:p>Female:Male</text:p>
          </table:table-cell>
          <table:table-cell table:style-name="Default" office:value-type="string" calcext:value-type="string">
            <text:p>MalePerYear</text:p>
          </table:table-cell>
          <table:table-cell table:style-name="Default" office:value-type="string" calcext:value-type="string">
            <text:p>FemalePerYea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/</text:p>
          </table:table-cell>
          <table:table-cell table:style-name="ce1" office:value-type="float" office:value="6959" calcext:value-type="float">
            <text:p>6959</text:p>
          </table:table-cell>
          <table:table-cell table:style-name="ce1" office:value-type="float" office:value="356" calcext:value-type="float">
            <text:p>356</text:p>
          </table:table-cell>
          <table:table-cell table:style-name="ce4" office:value-type="string" calcext:value-type="string">
            <text:p>1:1</text:p>
          </table:table-cell>
          <table:table-cell office:value-type="string" calcext:value-type="string">
            <text:p>7:1</text:p>
          </table:table-cell>
          <table:table-cell table:formula="of:=[.E2]/8" office:value-type="float" office:value="44.5" calcext:value-type="float">
            <text:p>45</text:p>
          </table:table-cell>
          <table:table-cell table:formula="of:=7/8*[.E2]" office:value-type="float" office:value="311.5" calcext:value-type="float">
            <text:p>312</text:p>
          </table:table-cell>
          <table:table-cell table:formula="of:=[.$E2]*[.J$1]" office:value-type="float" office:value="356" calcext:value-type="float">
            <text:p>356</text:p>
          </table:table-cell>
          <table:table-cell table:formula="of:=[.$E2]*[.K$1]" office:value-type="float" office:value="712" calcext:value-type="float">
            <text:p>712</text:p>
          </table:table-cell>
          <table:table-cell table:formula="of:=[.$E2]*[.L$1]" office:value-type="float" office:value="1068" calcext:value-type="float">
            <text:p>1068</text:p>
          </table:table-cell>
          <table:table-cell table:formula="of:=[.$E2]*[.M$1]" office:value-type="float" office:value="1424" calcext:value-type="float">
            <text:p>1424</text:p>
          </table:table-cell>
          <table:table-cell table:formula="of:=[.$E2]*[.N$1]" office:value-type="float" office:value="1780" calcext:value-type="float">
            <text:p>1780</text:p>
          </table:table-cell>
          <table:table-cell table:formula="of:=[.$E2]*[.O$1]" office:value-type="float" office:value="2136" calcext:value-type="float">
            <text:p>2136</text:p>
          </table:table-cell>
          <table:table-cell table:formula="of:=[.$E2]*[.P$1]" office:value-type="float" office:value="2492" calcext:value-type="float">
            <text:p>2492</text:p>
          </table:table-cell>
          <table:table-cell table:formula="of:=[.$E2]*[.Q$1]" office:value-type="float" office:value="2848" calcext:value-type="float">
            <text:p>2848</text:p>
          </table:table-cell>
          <table:table-cell table:formula="of:=[.$E2]*[.R$1]" office:value-type="float" office:value="3204" calcext:value-type="float">
            <text:p>3204</text:p>
          </table:table-cell>
          <table:table-cell table:formula="of:=[.$E2]*[.S$1]" office:value-type="float" office:value="3560" calcext:value-type="float">
            <text:p>3560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5</text:p>
          </table:table-cell>
          <table:table-cell table:style-name="ce1" office:value-type="float" office:value="15670" calcext:value-type="float">
            <text:p>15670</text:p>
          </table:table-cell>
          <table:table-cell table:style-name="ce1" office:value-type="float" office:value="801" calcext:value-type="float">
            <text:p>801</text:p>
          </table:table-cell>
          <table:table-cell table:style-name="ce4" office:value-type="string" calcext:value-type="string">
            <text:p>1:1</text:p>
          </table:table-cell>
          <table:table-cell office:value-type="string" calcext:value-type="string">
            <text:p>7:1</text:p>
          </table:table-cell>
          <table:table-cell table:formula="of:=[.E3]/8" office:value-type="float" office:value="100.125" calcext:value-type="float">
            <text:p>100</text:p>
          </table:table-cell>
          <table:table-cell table:formula="of:=7/8*[.E3]" office:value-type="float" office:value="700.875" calcext:value-type="float">
            <text:p>701</text:p>
          </table:table-cell>
          <table:table-cell table:formula="of:=[.$E3]*[.J$1]" office:value-type="float" office:value="801" calcext:value-type="float">
            <text:p>801</text:p>
          </table:table-cell>
          <table:table-cell table:formula="of:=[.$E3]*[.K$1]" office:value-type="float" office:value="1602" calcext:value-type="float">
            <text:p>1602</text:p>
          </table:table-cell>
          <table:table-cell table:formula="of:=[.$E3]*[.L$1]" office:value-type="float" office:value="2403" calcext:value-type="float">
            <text:p>2403</text:p>
          </table:table-cell>
          <table:table-cell table:formula="of:=[.$E3]*[.M$1]" office:value-type="float" office:value="3204" calcext:value-type="float">
            <text:p>3204</text:p>
          </table:table-cell>
          <table:table-cell table:formula="of:=[.$E3]*[.N$1]" office:value-type="float" office:value="4005" calcext:value-type="float">
            <text:p>4005</text:p>
          </table:table-cell>
          <table:table-cell table:formula="of:=[.$E3]*[.O$1]" office:value-type="float" office:value="4806" calcext:value-type="float">
            <text:p>4806</text:p>
          </table:table-cell>
          <table:table-cell table:formula="of:=[.$E3]*[.P$1]" office:value-type="float" office:value="5607" calcext:value-type="float">
            <text:p>5607</text:p>
          </table:table-cell>
          <table:table-cell table:formula="of:=[.$E3]*[.Q$1]" office:value-type="float" office:value="6408" calcext:value-type="float">
            <text:p>6408</text:p>
          </table:table-cell>
          <table:table-cell table:formula="of:=[.$E3]*[.R$1]" office:value-type="float" office:value="7209" calcext:value-type="float">
            <text:p>7209</text:p>
          </table:table-cell>
          <table:table-cell table:formula="of:=[.$E3]*[.S$1]" office:value-type="float" office:value="8010" calcext:value-type="float">
            <text:p>8010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6</text:p>
          </table:table-cell>
          <table:table-cell table:style-name="ce1" office:value-type="float" office:value="26326" calcext:value-type="float">
            <text:p>26326</text:p>
          </table:table-cell>
          <table:table-cell table:style-name="ce1" office:value-type="float" office:value="1346" calcext:value-type="float">
            <text:p>1346</text:p>
          </table:table-cell>
          <table:table-cell table:style-name="ce4" office:value-type="string" calcext:value-type="string">
            <text:p>1:1</text:p>
          </table:table-cell>
          <table:table-cell office:value-type="string" calcext:value-type="string">
            <text:p>7:1</text:p>
          </table:table-cell>
          <table:table-cell table:formula="of:=[.E4]/8" office:value-type="float" office:value="168.25" calcext:value-type="float">
            <text:p>168</text:p>
          </table:table-cell>
          <table:table-cell table:formula="of:=7/8*[.E4]" office:value-type="float" office:value="1177.75" calcext:value-type="float">
            <text:p>1178</text:p>
          </table:table-cell>
          <table:table-cell table:formula="of:=[.$E4]*[.J$1]" office:value-type="float" office:value="1346" calcext:value-type="float">
            <text:p>1346</text:p>
          </table:table-cell>
          <table:table-cell table:formula="of:=[.$E4]*[.K$1]" office:value-type="float" office:value="2692" calcext:value-type="float">
            <text:p>2692</text:p>
          </table:table-cell>
          <table:table-cell table:formula="of:=[.$E4]*[.L$1]" office:value-type="float" office:value="4038" calcext:value-type="float">
            <text:p>4038</text:p>
          </table:table-cell>
          <table:table-cell table:formula="of:=[.$E4]*[.M$1]" office:value-type="float" office:value="5384" calcext:value-type="float">
            <text:p>5384</text:p>
          </table:table-cell>
          <table:table-cell table:formula="of:=[.$E4]*[.N$1]" office:value-type="float" office:value="6730" calcext:value-type="float">
            <text:p>6730</text:p>
          </table:table-cell>
          <table:table-cell table:formula="of:=[.$E4]*[.O$1]" office:value-type="float" office:value="8076" calcext:value-type="float">
            <text:p>8076</text:p>
          </table:table-cell>
          <table:table-cell table:formula="of:=[.$E4]*[.P$1]" office:value-type="float" office:value="9422" calcext:value-type="float">
            <text:p>9422</text:p>
          </table:table-cell>
          <table:table-cell table:formula="of:=[.$E4]*[.Q$1]" office:value-type="float" office:value="10768" calcext:value-type="float">
            <text:p>10768</text:p>
          </table:table-cell>
          <table:table-cell table:formula="of:=[.$E4]*[.R$1]" office:value-type="float" office:value="12114" calcext:value-type="float">
            <text:p>12114</text:p>
          </table:table-cell>
          <table:table-cell table:formula="of:=[.$E4]*[.S$1]" office:value-type="float" office:value="13460" calcext:value-type="float">
            <text:p>13460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9</text:p>
          </table:table-cell>
          <table:table-cell table:style-name="ce1" office:value-type="float" office:value="72196" calcext:value-type="float">
            <text:p>72196</text:p>
          </table:table-cell>
          <table:table-cell table:style-name="ce1" office:value-type="float" office:value="3693" calcext:value-type="float">
            <text:p>3693</text:p>
          </table:table-cell>
          <table:table-cell table:style-name="ce4" office:value-type="string" calcext:value-type="string">
            <text:p>1:1</text:p>
          </table:table-cell>
          <table:table-cell office:value-type="string" calcext:value-type="string">
            <text:p>7:1</text:p>
          </table:table-cell>
          <table:table-cell table:formula="of:=[.E5]/8" office:value-type="float" office:value="461.625" calcext:value-type="float">
            <text:p>462</text:p>
          </table:table-cell>
          <table:table-cell table:formula="of:=7/8*[.E5]" office:value-type="float" office:value="3231.375" calcext:value-type="float">
            <text:p>3231</text:p>
          </table:table-cell>
          <table:table-cell table:formula="of:=[.$E5]*[.J$1]" office:value-type="float" office:value="3693" calcext:value-type="float">
            <text:p>3693</text:p>
          </table:table-cell>
          <table:table-cell table:formula="of:=[.$E5]*[.K$1]" office:value-type="float" office:value="7386" calcext:value-type="float">
            <text:p>7386</text:p>
          </table:table-cell>
          <table:table-cell table:formula="of:=[.$E5]*[.L$1]" office:value-type="float" office:value="11079" calcext:value-type="float">
            <text:p>11079</text:p>
          </table:table-cell>
          <table:table-cell table:formula="of:=[.$E5]*[.M$1]" office:value-type="float" office:value="14772" calcext:value-type="float">
            <text:p>14772</text:p>
          </table:table-cell>
          <table:table-cell table:formula="of:=[.$E5]*[.N$1]" office:value-type="float" office:value="18465" calcext:value-type="float">
            <text:p>18465</text:p>
          </table:table-cell>
          <table:table-cell table:formula="of:=[.$E5]*[.O$1]" office:value-type="float" office:value="22158" calcext:value-type="float">
            <text:p>22158</text:p>
          </table:table-cell>
          <table:table-cell table:formula="of:=[.$E5]*[.P$1]" office:value-type="float" office:value="25851" calcext:value-type="float">
            <text:p>25851</text:p>
          </table:table-cell>
          <table:table-cell table:formula="of:=[.$E5]*[.Q$1]" office:value-type="float" office:value="29544" calcext:value-type="float">
            <text:p>29544</text:p>
          </table:table-cell>
          <table:table-cell table:formula="of:=[.$E5]*[.R$1]" office:value-type="float" office:value="33237" calcext:value-type="float">
            <text:p>33237</text:p>
          </table:table-cell>
          <table:table-cell table:formula="of:=[.$E5]*[.S$1]" office:value-type="float" office:value="36930" calcext:value-type="float">
            <text:p>36930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/</text:p>
          </table:table-cell>
          <table:table-cell table:style-name="ce1" office:value-type="float" office:value="144489" calcext:value-type="float">
            <text:p>144489</text:p>
          </table:table-cell>
          <table:table-cell table:style-name="ce1" office:value-type="float" office:value="7390" calcext:value-type="float">
            <text:p>7390</text:p>
          </table:table-cell>
          <table:table-cell table:style-name="ce4" office:value-type="string" calcext:value-type="string">
            <text:p>1:1</text:p>
          </table:table-cell>
          <table:table-cell office:value-type="string" calcext:value-type="string">
            <text:p>7:1</text:p>
          </table:table-cell>
          <table:table-cell table:formula="of:=[.E6]/8" office:value-type="float" office:value="923.75" calcext:value-type="float">
            <text:p>924</text:p>
          </table:table-cell>
          <table:table-cell table:formula="of:=7/8*[.E6]" office:value-type="float" office:value="6466.25" calcext:value-type="float">
            <text:p>6466</text:p>
          </table:table-cell>
          <table:table-cell table:formula="of:=[.$E6]*[.J$1]" office:value-type="float" office:value="7390" calcext:value-type="float">
            <text:p>7390</text:p>
          </table:table-cell>
          <table:table-cell table:formula="of:=[.$E6]*[.K$1]" office:value-type="float" office:value="14780" calcext:value-type="float">
            <text:p>14780</text:p>
          </table:table-cell>
          <table:table-cell table:formula="of:=[.$E6]*[.L$1]" office:value-type="float" office:value="22170" calcext:value-type="float">
            <text:p>22170</text:p>
          </table:table-cell>
          <table:table-cell table:formula="of:=[.$E6]*[.M$1]" office:value-type="float" office:value="29560" calcext:value-type="float">
            <text:p>29560</text:p>
          </table:table-cell>
          <table:table-cell table:formula="of:=[.$E6]*[.N$1]" office:value-type="float" office:value="36950" calcext:value-type="float">
            <text:p>36950</text:p>
          </table:table-cell>
          <table:table-cell table:formula="of:=[.$E6]*[.O$1]" office:value-type="float" office:value="44340" calcext:value-type="float">
            <text:p>44340</text:p>
          </table:table-cell>
          <table:table-cell table:formula="of:=[.$E6]*[.P$1]" office:value-type="float" office:value="51730" calcext:value-type="float">
            <text:p>51730</text:p>
          </table:table-cell>
          <table:table-cell table:formula="of:=[.$E6]*[.Q$1]" office:value-type="float" office:value="59120" calcext:value-type="float">
            <text:p>59120</text:p>
          </table:table-cell>
          <table:table-cell table:formula="of:=[.$E6]*[.R$1]" office:value-type="float" office:value="66510" calcext:value-type="float">
            <text:p>66510</text:p>
          </table:table-cell>
          <table:table-cell table:formula="of:=[.$E6]*[.S$1]" office:value-type="float" office:value="73900" calcext:value-type="float">
            <text:p>73900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/</text:p>
          </table:table-cell>
          <table:table-cell table:style-name="ce1" office:value-type="float" office:value="175925" calcext:value-type="float">
            <text:p>175925</text:p>
          </table:table-cell>
          <table:table-cell table:style-name="ce1" office:value-type="float" office:value="8998" calcext:value-type="float">
            <text:p>8998</text:p>
          </table:table-cell>
          <table:table-cell table:style-name="ce4" office:value-type="string" calcext:value-type="string">
            <text:p>1:1</text:p>
          </table:table-cell>
          <table:table-cell office:value-type="string" calcext:value-type="string">
            <text:p>7:1</text:p>
          </table:table-cell>
          <table:table-cell table:formula="of:=[.E7]/8" office:value-type="float" office:value="1124.75" calcext:value-type="float">
            <text:p>1125</text:p>
          </table:table-cell>
          <table:table-cell table:formula="of:=7/8*[.E7]" office:value-type="float" office:value="7873.25" calcext:value-type="float">
            <text:p>7873</text:p>
          </table:table-cell>
          <table:table-cell table:formula="of:=[.$E7]*[.J$1]" office:value-type="float" office:value="8998" calcext:value-type="float">
            <text:p>8998</text:p>
          </table:table-cell>
          <table:table-cell table:formula="of:=[.$E7]*[.K$1]" office:value-type="float" office:value="17996" calcext:value-type="float">
            <text:p>17996</text:p>
          </table:table-cell>
          <table:table-cell table:formula="of:=[.$E7]*[.L$1]" office:value-type="float" office:value="26994" calcext:value-type="float">
            <text:p>26994</text:p>
          </table:table-cell>
          <table:table-cell table:formula="of:=[.$E7]*[.M$1]" office:value-type="float" office:value="35992" calcext:value-type="float">
            <text:p>35992</text:p>
          </table:table-cell>
          <table:table-cell table:formula="of:=[.$E7]*[.N$1]" office:value-type="float" office:value="44990" calcext:value-type="float">
            <text:p>44990</text:p>
          </table:table-cell>
          <table:table-cell table:formula="of:=[.$E7]*[.O$1]" office:value-type="float" office:value="53988" calcext:value-type="float">
            <text:p>53988</text:p>
          </table:table-cell>
          <table:table-cell table:formula="of:=[.$E7]*[.P$1]" office:value-type="float" office:value="62986" calcext:value-type="float">
            <text:p>62986</text:p>
          </table:table-cell>
          <table:table-cell table:formula="of:=[.$E7]*[.Q$1]" office:value-type="float" office:value="71984" calcext:value-type="float">
            <text:p>71984</text:p>
          </table:table-cell>
          <table:table-cell table:formula="of:=[.$E7]*[.R$1]" office:value-type="float" office:value="80982" calcext:value-type="float">
            <text:p>80982</text:p>
          </table:table-cell>
          <table:table-cell table:formula="of:=[.$E7]*[.S$1]" office:value-type="float" office:value="89980" calcext:value-type="float">
            <text:p>8998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/</text:p>
          </table:table-cell>
          <table:table-cell table:style-name="ce2" office:value-type="float" office:value="6959" calcext:value-type="float">
            <text:p>6959</text:p>
          </table:table-cell>
          <table:table-cell table:style-name="ce2" office:value-type="float" office:value="178" calcext:value-type="float">
            <text:p>178</text:p>
          </table:table-cell>
          <table:table-cell table:style-name="ce5" office:value-type="string" calcext:value-type="string">
            <text:p>1:2</text:p>
          </table:table-cell>
          <table:table-cell office:value-type="string" calcext:value-type="string">
            <text:p>7:1</text:p>
          </table:table-cell>
          <table:table-cell table:formula="of:=[.E8]/8" office:value-type="float" office:value="22.25" calcext:value-type="float">
            <text:p>22</text:p>
          </table:table-cell>
          <table:table-cell table:formula="of:=7/8*[.E8]" office:value-type="float" office:value="155.75" calcext:value-type="float">
            <text:p>156</text:p>
          </table:table-cell>
          <table:table-cell table:formula="of:=[.$E8]*[.J$1]" office:value-type="float" office:value="178" calcext:value-type="float">
            <text:p>178</text:p>
          </table:table-cell>
          <table:table-cell table:formula="of:=[.$E8]*[.K$1]" office:value-type="float" office:value="356" calcext:value-type="float">
            <text:p>356</text:p>
          </table:table-cell>
          <table:table-cell table:formula="of:=[.$E8]*[.L$1]" office:value-type="float" office:value="534" calcext:value-type="float">
            <text:p>534</text:p>
          </table:table-cell>
          <table:table-cell table:formula="of:=[.$E8]*[.M$1]" office:value-type="float" office:value="712" calcext:value-type="float">
            <text:p>712</text:p>
          </table:table-cell>
          <table:table-cell table:formula="of:=[.$E8]*[.N$1]" office:value-type="float" office:value="890" calcext:value-type="float">
            <text:p>890</text:p>
          </table:table-cell>
          <table:table-cell table:formula="of:=[.$E8]*[.O$1]" office:value-type="float" office:value="1068" calcext:value-type="float">
            <text:p>1068</text:p>
          </table:table-cell>
          <table:table-cell table:formula="of:=[.$E8]*[.P$1]" office:value-type="float" office:value="1246" calcext:value-type="float">
            <text:p>1246</text:p>
          </table:table-cell>
          <table:table-cell table:formula="of:=[.$E8]*[.Q$1]" office:value-type="float" office:value="1424" calcext:value-type="float">
            <text:p>1424</text:p>
          </table:table-cell>
          <table:table-cell table:formula="of:=[.$E8]*[.R$1]" office:value-type="float" office:value="1602" calcext:value-type="float">
            <text:p>1602</text:p>
          </table:table-cell>
          <table:table-cell table:formula="of:=[.$E8]*[.S$1]" office:value-type="float" office:value="1780" calcext:value-type="float">
            <text:p>1780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A5</text:p>
          </table:table-cell>
          <table:table-cell table:style-name="ce2" office:value-type="float" office:value="15670" calcext:value-type="float">
            <text:p>15670</text:p>
          </table:table-cell>
          <table:table-cell table:style-name="ce2" office:value-type="float" office:value="401" calcext:value-type="float">
            <text:p>401</text:p>
          </table:table-cell>
          <table:table-cell table:style-name="ce5" office:value-type="string" calcext:value-type="string">
            <text:p>1:2</text:p>
          </table:table-cell>
          <table:table-cell office:value-type="string" calcext:value-type="string">
            <text:p>7:1</text:p>
          </table:table-cell>
          <table:table-cell table:formula="of:=[.E9]/8" office:value-type="float" office:value="50.125" calcext:value-type="float">
            <text:p>50</text:p>
          </table:table-cell>
          <table:table-cell table:formula="of:=7/8*[.E9]" office:value-type="float" office:value="350.875" calcext:value-type="float">
            <text:p>351</text:p>
          </table:table-cell>
          <table:table-cell table:formula="of:=[.$E9]*[.J$1]" office:value-type="float" office:value="401" calcext:value-type="float">
            <text:p>401</text:p>
          </table:table-cell>
          <table:table-cell table:formula="of:=[.$E9]*[.K$1]" office:value-type="float" office:value="802" calcext:value-type="float">
            <text:p>802</text:p>
          </table:table-cell>
          <table:table-cell table:formula="of:=[.$E9]*[.L$1]" office:value-type="float" office:value="1203" calcext:value-type="float">
            <text:p>1203</text:p>
          </table:table-cell>
          <table:table-cell table:formula="of:=[.$E9]*[.M$1]" office:value-type="float" office:value="1604" calcext:value-type="float">
            <text:p>1604</text:p>
          </table:table-cell>
          <table:table-cell table:formula="of:=[.$E9]*[.N$1]" office:value-type="float" office:value="2005" calcext:value-type="float">
            <text:p>2005</text:p>
          </table:table-cell>
          <table:table-cell table:formula="of:=[.$E9]*[.O$1]" office:value-type="float" office:value="2406" calcext:value-type="float">
            <text:p>2406</text:p>
          </table:table-cell>
          <table:table-cell table:formula="of:=[.$E9]*[.P$1]" office:value-type="float" office:value="2807" calcext:value-type="float">
            <text:p>2807</text:p>
          </table:table-cell>
          <table:table-cell table:formula="of:=[.$E9]*[.Q$1]" office:value-type="float" office:value="3208" calcext:value-type="float">
            <text:p>3208</text:p>
          </table:table-cell>
          <table:table-cell table:formula="of:=[.$E9]*[.R$1]" office:value-type="float" office:value="3609" calcext:value-type="float">
            <text:p>3609</text:p>
          </table:table-cell>
          <table:table-cell table:formula="of:=[.$E9]*[.S$1]" office:value-type="float" office:value="4010" calcext:value-type="float">
            <text:p>4010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A6</text:p>
          </table:table-cell>
          <table:table-cell table:style-name="ce2" office:value-type="float" office:value="26326" calcext:value-type="float">
            <text:p>26326</text:p>
          </table:table-cell>
          <table:table-cell table:style-name="ce2" office:value-type="float" office:value="673" calcext:value-type="float">
            <text:p>673</text:p>
          </table:table-cell>
          <table:table-cell table:style-name="ce5" office:value-type="string" calcext:value-type="string">
            <text:p>1:2</text:p>
          </table:table-cell>
          <table:table-cell office:value-type="string" calcext:value-type="string">
            <text:p>7:1</text:p>
          </table:table-cell>
          <table:table-cell table:formula="of:=[.E10]/8" office:value-type="float" office:value="84.125" calcext:value-type="float">
            <text:p>84</text:p>
          </table:table-cell>
          <table:table-cell table:formula="of:=7/8*[.E10]" office:value-type="float" office:value="588.875" calcext:value-type="float">
            <text:p>589</text:p>
          </table:table-cell>
          <table:table-cell table:formula="of:=[.$E10]*[.J$1]" office:value-type="float" office:value="673" calcext:value-type="float">
            <text:p>673</text:p>
          </table:table-cell>
          <table:table-cell table:formula="of:=[.$E10]*[.K$1]" office:value-type="float" office:value="1346" calcext:value-type="float">
            <text:p>1346</text:p>
          </table:table-cell>
          <table:table-cell table:formula="of:=[.$E10]*[.L$1]" office:value-type="float" office:value="2019" calcext:value-type="float">
            <text:p>2019</text:p>
          </table:table-cell>
          <table:table-cell table:formula="of:=[.$E10]*[.M$1]" office:value-type="float" office:value="2692" calcext:value-type="float">
            <text:p>2692</text:p>
          </table:table-cell>
          <table:table-cell table:formula="of:=[.$E10]*[.N$1]" office:value-type="float" office:value="3365" calcext:value-type="float">
            <text:p>3365</text:p>
          </table:table-cell>
          <table:table-cell table:formula="of:=[.$E10]*[.O$1]" office:value-type="float" office:value="4038" calcext:value-type="float">
            <text:p>4038</text:p>
          </table:table-cell>
          <table:table-cell table:formula="of:=[.$E10]*[.P$1]" office:value-type="float" office:value="4711" calcext:value-type="float">
            <text:p>4711</text:p>
          </table:table-cell>
          <table:table-cell table:formula="of:=[.$E10]*[.Q$1]" office:value-type="float" office:value="5384" calcext:value-type="float">
            <text:p>5384</text:p>
          </table:table-cell>
          <table:table-cell table:formula="of:=[.$E10]*[.R$1]" office:value-type="float" office:value="6057" calcext:value-type="float">
            <text:p>6057</text:p>
          </table:table-cell>
          <table:table-cell table:formula="of:=[.$E10]*[.S$1]" office:value-type="float" office:value="6730" calcext:value-type="float">
            <text:p>6730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A9</text:p>
          </table:table-cell>
          <table:table-cell table:style-name="ce2" office:value-type="float" office:value="72196" calcext:value-type="float">
            <text:p>72196</text:p>
          </table:table-cell>
          <table:table-cell table:style-name="ce2" office:value-type="float" office:value="1846" calcext:value-type="float">
            <text:p>1846</text:p>
          </table:table-cell>
          <table:table-cell table:style-name="ce5" office:value-type="string" calcext:value-type="string">
            <text:p>1:2</text:p>
          </table:table-cell>
          <table:table-cell office:value-type="string" calcext:value-type="string">
            <text:p>7:1</text:p>
          </table:table-cell>
          <table:table-cell table:formula="of:=[.E11]/8" office:value-type="float" office:value="230.75" calcext:value-type="float">
            <text:p>231</text:p>
          </table:table-cell>
          <table:table-cell table:formula="of:=7/8*[.E11]" office:value-type="float" office:value="1615.25" calcext:value-type="float">
            <text:p>1615</text:p>
          </table:table-cell>
          <table:table-cell table:formula="of:=[.$E11]*[.J$1]" office:value-type="float" office:value="1846" calcext:value-type="float">
            <text:p>1846</text:p>
          </table:table-cell>
          <table:table-cell table:formula="of:=[.$E11]*[.K$1]" office:value-type="float" office:value="3692" calcext:value-type="float">
            <text:p>3692</text:p>
          </table:table-cell>
          <table:table-cell table:formula="of:=[.$E11]*[.L$1]" office:value-type="float" office:value="5538" calcext:value-type="float">
            <text:p>5538</text:p>
          </table:table-cell>
          <table:table-cell table:formula="of:=[.$E11]*[.M$1]" office:value-type="float" office:value="7384" calcext:value-type="float">
            <text:p>7384</text:p>
          </table:table-cell>
          <table:table-cell table:formula="of:=[.$E11]*[.N$1]" office:value-type="float" office:value="9230" calcext:value-type="float">
            <text:p>9230</text:p>
          </table:table-cell>
          <table:table-cell table:formula="of:=[.$E11]*[.O$1]" office:value-type="float" office:value="11076" calcext:value-type="float">
            <text:p>11076</text:p>
          </table:table-cell>
          <table:table-cell table:formula="of:=[.$E11]*[.P$1]" office:value-type="float" office:value="12922" calcext:value-type="float">
            <text:p>12922</text:p>
          </table:table-cell>
          <table:table-cell table:formula="of:=[.$E11]*[.Q$1]" office:value-type="float" office:value="14768" calcext:value-type="float">
            <text:p>14768</text:p>
          </table:table-cell>
          <table:table-cell table:formula="of:=[.$E11]*[.R$1]" office:value-type="float" office:value="16614" calcext:value-type="float">
            <text:p>16614</text:p>
          </table:table-cell>
          <table:table-cell table:formula="of:=[.$E11]*[.S$1]" office:value-type="float" office:value="18460" calcext:value-type="float">
            <text:p>18460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/</text:p>
          </table:table-cell>
          <table:table-cell table:style-name="ce2" office:value-type="float" office:value="144489" calcext:value-type="float">
            <text:p>144489</text:p>
          </table:table-cell>
          <table:table-cell table:style-name="ce2" office:value-type="float" office:value="3695" calcext:value-type="float">
            <text:p>3695</text:p>
          </table:table-cell>
          <table:table-cell table:style-name="ce5" office:value-type="string" calcext:value-type="string">
            <text:p>1:2</text:p>
          </table:table-cell>
          <table:table-cell office:value-type="string" calcext:value-type="string">
            <text:p>7:1</text:p>
          </table:table-cell>
          <table:table-cell table:formula="of:=[.E12]/8" office:value-type="float" office:value="461.875" calcext:value-type="float">
            <text:p>462</text:p>
          </table:table-cell>
          <table:table-cell table:formula="of:=7/8*[.E12]" office:value-type="float" office:value="3233.125" calcext:value-type="float">
            <text:p>3233</text:p>
          </table:table-cell>
          <table:table-cell table:formula="of:=[.$E12]*[.J$1]" office:value-type="float" office:value="3695" calcext:value-type="float">
            <text:p>3695</text:p>
          </table:table-cell>
          <table:table-cell table:formula="of:=[.$E12]*[.K$1]" office:value-type="float" office:value="7390" calcext:value-type="float">
            <text:p>7390</text:p>
          </table:table-cell>
          <table:table-cell table:formula="of:=[.$E12]*[.L$1]" office:value-type="float" office:value="11085" calcext:value-type="float">
            <text:p>11085</text:p>
          </table:table-cell>
          <table:table-cell table:formula="of:=[.$E12]*[.M$1]" office:value-type="float" office:value="14780" calcext:value-type="float">
            <text:p>14780</text:p>
          </table:table-cell>
          <table:table-cell table:formula="of:=[.$E12]*[.N$1]" office:value-type="float" office:value="18475" calcext:value-type="float">
            <text:p>18475</text:p>
          </table:table-cell>
          <table:table-cell table:formula="of:=[.$E12]*[.O$1]" office:value-type="float" office:value="22170" calcext:value-type="float">
            <text:p>22170</text:p>
          </table:table-cell>
          <table:table-cell table:formula="of:=[.$E12]*[.P$1]" office:value-type="float" office:value="25865" calcext:value-type="float">
            <text:p>25865</text:p>
          </table:table-cell>
          <table:table-cell table:formula="of:=[.$E12]*[.Q$1]" office:value-type="float" office:value="29560" calcext:value-type="float">
            <text:p>29560</text:p>
          </table:table-cell>
          <table:table-cell table:formula="of:=[.$E12]*[.R$1]" office:value-type="float" office:value="33255" calcext:value-type="float">
            <text:p>33255</text:p>
          </table:table-cell>
          <table:table-cell table:formula="of:=[.$E12]*[.S$1]" office:value-type="float" office:value="36950" calcext:value-type="float">
            <text:p>36950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/</text:p>
          </table:table-cell>
          <table:table-cell table:style-name="ce2" office:value-type="float" office:value="175925" calcext:value-type="float">
            <text:p>175925</text:p>
          </table:table-cell>
          <table:table-cell table:style-name="ce2" office:value-type="float" office:value="4499" calcext:value-type="float">
            <text:p>4499</text:p>
          </table:table-cell>
          <table:table-cell table:style-name="ce5" office:value-type="string" calcext:value-type="string">
            <text:p>1:2</text:p>
          </table:table-cell>
          <table:table-cell office:value-type="string" calcext:value-type="string">
            <text:p>7:1</text:p>
          </table:table-cell>
          <table:table-cell table:formula="of:=[.E13]/8" office:value-type="float" office:value="562.375" calcext:value-type="float">
            <text:p>562</text:p>
          </table:table-cell>
          <table:table-cell table:formula="of:=7/8*[.E13]" office:value-type="float" office:value="3936.625" calcext:value-type="float">
            <text:p>3937</text:p>
          </table:table-cell>
          <table:table-cell table:formula="of:=[.$E13]*[.J$1]" office:value-type="float" office:value="4499" calcext:value-type="float">
            <text:p>4499</text:p>
          </table:table-cell>
          <table:table-cell table:formula="of:=[.$E13]*[.K$1]" office:value-type="float" office:value="8998" calcext:value-type="float">
            <text:p>8998</text:p>
          </table:table-cell>
          <table:table-cell table:formula="of:=[.$E13]*[.L$1]" office:value-type="float" office:value="13497" calcext:value-type="float">
            <text:p>13497</text:p>
          </table:table-cell>
          <table:table-cell table:formula="of:=[.$E13]*[.M$1]" office:value-type="float" office:value="17996" calcext:value-type="float">
            <text:p>17996</text:p>
          </table:table-cell>
          <table:table-cell table:formula="of:=[.$E13]*[.N$1]" office:value-type="float" office:value="22495" calcext:value-type="float">
            <text:p>22495</text:p>
          </table:table-cell>
          <table:table-cell table:formula="of:=[.$E13]*[.O$1]" office:value-type="float" office:value="26994" calcext:value-type="float">
            <text:p>26994</text:p>
          </table:table-cell>
          <table:table-cell table:formula="of:=[.$E13]*[.P$1]" office:value-type="float" office:value="31493" calcext:value-type="float">
            <text:p>31493</text:p>
          </table:table-cell>
          <table:table-cell table:formula="of:=[.$E13]*[.Q$1]" office:value-type="float" office:value="35992" calcext:value-type="float">
            <text:p>35992</text:p>
          </table:table-cell>
          <table:table-cell table:formula="of:=[.$E13]*[.R$1]" office:value-type="float" office:value="40491" calcext:value-type="float">
            <text:p>40491</text:p>
          </table:table-cell>
          <table:table-cell table:formula="of:=[.$E13]*[.S$1]" office:value-type="float" office:value="44990" calcext:value-type="float">
            <text:p>44990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/</text:p>
          </table:table-cell>
          <table:table-cell table:style-name="ce3" office:value-type="float" office:value="6959" calcext:value-type="float">
            <text:p>6959</text:p>
          </table:table-cell>
          <table:table-cell table:style-name="ce3" office:value-type="float" office:value="712" calcext:value-type="float">
            <text:p>712</text:p>
          </table:table-cell>
          <table:table-cell table:style-name="ce6" office:value-type="string" calcext:value-type="string">
            <text:p>2:1</text:p>
          </table:table-cell>
          <table:table-cell office:value-type="string" calcext:value-type="string">
            <text:p>7:1</text:p>
          </table:table-cell>
          <table:table-cell table:formula="of:=[.E14]/8" office:value-type="float" office:value="89" calcext:value-type="float">
            <text:p>89</text:p>
          </table:table-cell>
          <table:table-cell table:formula="of:=7/8*[.E14]" office:value-type="float" office:value="623" calcext:value-type="float">
            <text:p>623</text:p>
          </table:table-cell>
          <table:table-cell table:formula="of:=[.$E14]*[.J$1]" office:value-type="float" office:value="712" calcext:value-type="float">
            <text:p>712</text:p>
          </table:table-cell>
          <table:table-cell table:formula="of:=[.$E14]*[.K$1]" office:value-type="float" office:value="1424" calcext:value-type="float">
            <text:p>1424</text:p>
          </table:table-cell>
          <table:table-cell table:formula="of:=[.$E14]*[.L$1]" office:value-type="float" office:value="2136" calcext:value-type="float">
            <text:p>2136</text:p>
          </table:table-cell>
          <table:table-cell table:formula="of:=[.$E14]*[.M$1]" office:value-type="float" office:value="2848" calcext:value-type="float">
            <text:p>2848</text:p>
          </table:table-cell>
          <table:table-cell table:formula="of:=[.$E14]*[.N$1]" office:value-type="float" office:value="3560" calcext:value-type="float">
            <text:p>3560</text:p>
          </table:table-cell>
          <table:table-cell table:formula="of:=[.$E14]*[.O$1]" office:value-type="float" office:value="4272" calcext:value-type="float">
            <text:p>4272</text:p>
          </table:table-cell>
          <table:table-cell table:formula="of:=[.$E14]*[.P$1]" office:value-type="float" office:value="4984" calcext:value-type="float">
            <text:p>4984</text:p>
          </table:table-cell>
          <table:table-cell table:formula="of:=[.$E14]*[.Q$1]" office:value-type="float" office:value="5696" calcext:value-type="float">
            <text:p>5696</text:p>
          </table:table-cell>
          <table:table-cell table:formula="of:=[.$E14]*[.R$1]" office:value-type="float" office:value="6408" calcext:value-type="float">
            <text:p>6408</text:p>
          </table:table-cell>
          <table:table-cell table:formula="of:=[.$E14]*[.S$1]" office:value-type="float" office:value="7120" calcext:value-type="float">
            <text:p>7120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A5</text:p>
          </table:table-cell>
          <table:table-cell table:style-name="ce3" office:value-type="float" office:value="15670" calcext:value-type="float">
            <text:p>15670</text:p>
          </table:table-cell>
          <table:table-cell table:style-name="ce3" office:value-type="float" office:value="1603" calcext:value-type="float">
            <text:p>1603</text:p>
          </table:table-cell>
          <table:table-cell table:style-name="ce6" office:value-type="string" calcext:value-type="string">
            <text:p>2:1</text:p>
          </table:table-cell>
          <table:table-cell office:value-type="string" calcext:value-type="string">
            <text:p>7:1</text:p>
          </table:table-cell>
          <table:table-cell table:formula="of:=[.E15]/8" office:value-type="float" office:value="200.375" calcext:value-type="float">
            <text:p>200</text:p>
          </table:table-cell>
          <table:table-cell table:formula="of:=7/8*[.E15]" office:value-type="float" office:value="1402.625" calcext:value-type="float">
            <text:p>1403</text:p>
          </table:table-cell>
          <table:table-cell table:formula="of:=[.$E15]*[.J$1]" office:value-type="float" office:value="1603" calcext:value-type="float">
            <text:p>1603</text:p>
          </table:table-cell>
          <table:table-cell table:formula="of:=[.$E15]*[.K$1]" office:value-type="float" office:value="3206" calcext:value-type="float">
            <text:p>3206</text:p>
          </table:table-cell>
          <table:table-cell table:formula="of:=[.$E15]*[.L$1]" office:value-type="float" office:value="4809" calcext:value-type="float">
            <text:p>4809</text:p>
          </table:table-cell>
          <table:table-cell table:formula="of:=[.$E15]*[.M$1]" office:value-type="float" office:value="6412" calcext:value-type="float">
            <text:p>6412</text:p>
          </table:table-cell>
          <table:table-cell table:formula="of:=[.$E15]*[.N$1]" office:value-type="float" office:value="8015" calcext:value-type="float">
            <text:p>8015</text:p>
          </table:table-cell>
          <table:table-cell table:formula="of:=[.$E15]*[.O$1]" office:value-type="float" office:value="9618" calcext:value-type="float">
            <text:p>9618</text:p>
          </table:table-cell>
          <table:table-cell table:formula="of:=[.$E15]*[.P$1]" office:value-type="float" office:value="11221" calcext:value-type="float">
            <text:p>11221</text:p>
          </table:table-cell>
          <table:table-cell table:formula="of:=[.$E15]*[.Q$1]" office:value-type="float" office:value="12824" calcext:value-type="float">
            <text:p>12824</text:p>
          </table:table-cell>
          <table:table-cell table:formula="of:=[.$E15]*[.R$1]" office:value-type="float" office:value="14427" calcext:value-type="float">
            <text:p>14427</text:p>
          </table:table-cell>
          <table:table-cell table:formula="of:=[.$E15]*[.S$1]" office:value-type="float" office:value="16030" calcext:value-type="float">
            <text:p>16030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A6</text:p>
          </table:table-cell>
          <table:table-cell table:style-name="ce3" office:value-type="float" office:value="26326" calcext:value-type="float">
            <text:p>26326</text:p>
          </table:table-cell>
          <table:table-cell table:style-name="ce3" office:value-type="float" office:value="2693" calcext:value-type="float">
            <text:p>2693</text:p>
          </table:table-cell>
          <table:table-cell table:style-name="ce6" office:value-type="string" calcext:value-type="string">
            <text:p>2:1</text:p>
          </table:table-cell>
          <table:table-cell office:value-type="string" calcext:value-type="string">
            <text:p>7:1</text:p>
          </table:table-cell>
          <table:table-cell table:formula="of:=[.E16]/8" office:value-type="float" office:value="336.625" calcext:value-type="float">
            <text:p>337</text:p>
          </table:table-cell>
          <table:table-cell table:formula="of:=7/8*[.E16]" office:value-type="float" office:value="2356.375" calcext:value-type="float">
            <text:p>2356</text:p>
          </table:table-cell>
          <table:table-cell table:formula="of:=[.$E16]*[.J$1]" office:value-type="float" office:value="2693" calcext:value-type="float">
            <text:p>2693</text:p>
          </table:table-cell>
          <table:table-cell table:formula="of:=[.$E16]*[.K$1]" office:value-type="float" office:value="5386" calcext:value-type="float">
            <text:p>5386</text:p>
          </table:table-cell>
          <table:table-cell table:formula="of:=[.$E16]*[.L$1]" office:value-type="float" office:value="8079" calcext:value-type="float">
            <text:p>8079</text:p>
          </table:table-cell>
          <table:table-cell table:formula="of:=[.$E16]*[.M$1]" office:value-type="float" office:value="10772" calcext:value-type="float">
            <text:p>10772</text:p>
          </table:table-cell>
          <table:table-cell table:formula="of:=[.$E16]*[.N$1]" office:value-type="float" office:value="13465" calcext:value-type="float">
            <text:p>13465</text:p>
          </table:table-cell>
          <table:table-cell table:formula="of:=[.$E16]*[.O$1]" office:value-type="float" office:value="16158" calcext:value-type="float">
            <text:p>16158</text:p>
          </table:table-cell>
          <table:table-cell table:formula="of:=[.$E16]*[.P$1]" office:value-type="float" office:value="18851" calcext:value-type="float">
            <text:p>18851</text:p>
          </table:table-cell>
          <table:table-cell table:formula="of:=[.$E16]*[.Q$1]" office:value-type="float" office:value="21544" calcext:value-type="float">
            <text:p>21544</text:p>
          </table:table-cell>
          <table:table-cell table:formula="of:=[.$E16]*[.R$1]" office:value-type="float" office:value="24237" calcext:value-type="float">
            <text:p>24237</text:p>
          </table:table-cell>
          <table:table-cell table:formula="of:=[.$E16]*[.S$1]" office:value-type="float" office:value="26930" calcext:value-type="float">
            <text:p>26930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A9</text:p>
          </table:table-cell>
          <table:table-cell table:style-name="ce3" office:value-type="float" office:value="72196" calcext:value-type="float">
            <text:p>72196</text:p>
          </table:table-cell>
          <table:table-cell table:style-name="ce3" office:value-type="float" office:value="7385" calcext:value-type="float">
            <text:p>7385</text:p>
          </table:table-cell>
          <table:table-cell table:style-name="ce6" office:value-type="string" calcext:value-type="string">
            <text:p>2:1</text:p>
          </table:table-cell>
          <table:table-cell office:value-type="string" calcext:value-type="string">
            <text:p>7:1</text:p>
          </table:table-cell>
          <table:table-cell table:formula="of:=[.E17]/8" office:value-type="float" office:value="923.125" calcext:value-type="float">
            <text:p>923</text:p>
          </table:table-cell>
          <table:table-cell table:formula="of:=7/8*[.E17]" office:value-type="float" office:value="6461.875" calcext:value-type="float">
            <text:p>6462</text:p>
          </table:table-cell>
          <table:table-cell table:formula="of:=[.$E17]*[.J$1]" office:value-type="float" office:value="7385" calcext:value-type="float">
            <text:p>7385</text:p>
          </table:table-cell>
          <table:table-cell table:formula="of:=[.$E17]*[.K$1]" office:value-type="float" office:value="14770" calcext:value-type="float">
            <text:p>14770</text:p>
          </table:table-cell>
          <table:table-cell table:formula="of:=[.$E17]*[.L$1]" office:value-type="float" office:value="22155" calcext:value-type="float">
            <text:p>22155</text:p>
          </table:table-cell>
          <table:table-cell table:formula="of:=[.$E17]*[.M$1]" office:value-type="float" office:value="29540" calcext:value-type="float">
            <text:p>29540</text:p>
          </table:table-cell>
          <table:table-cell table:formula="of:=[.$E17]*[.N$1]" office:value-type="float" office:value="36925" calcext:value-type="float">
            <text:p>36925</text:p>
          </table:table-cell>
          <table:table-cell table:formula="of:=[.$E17]*[.O$1]" office:value-type="float" office:value="44310" calcext:value-type="float">
            <text:p>44310</text:p>
          </table:table-cell>
          <table:table-cell table:formula="of:=[.$E17]*[.P$1]" office:value-type="float" office:value="51695" calcext:value-type="float">
            <text:p>51695</text:p>
          </table:table-cell>
          <table:table-cell table:formula="of:=[.$E17]*[.Q$1]" office:value-type="float" office:value="59080" calcext:value-type="float">
            <text:p>59080</text:p>
          </table:table-cell>
          <table:table-cell table:formula="of:=[.$E17]*[.R$1]" office:value-type="float" office:value="66465" calcext:value-type="float">
            <text:p>66465</text:p>
          </table:table-cell>
          <table:table-cell table:formula="of:=[.$E17]*[.S$1]" office:value-type="float" office:value="73850" calcext:value-type="float">
            <text:p>73850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/</text:p>
          </table:table-cell>
          <table:table-cell table:style-name="ce3" office:value-type="float" office:value="144489" calcext:value-type="float">
            <text:p>144489</text:p>
          </table:table-cell>
          <table:table-cell table:style-name="ce3" office:value-type="float" office:value="14780" calcext:value-type="float">
            <text:p>14780</text:p>
          </table:table-cell>
          <table:table-cell table:style-name="ce6" office:value-type="string" calcext:value-type="string">
            <text:p>2:1</text:p>
          </table:table-cell>
          <table:table-cell office:value-type="string" calcext:value-type="string">
            <text:p>7:1</text:p>
          </table:table-cell>
          <table:table-cell table:formula="of:=[.E18]/8" office:value-type="float" office:value="1847.5" calcext:value-type="float">
            <text:p>1848</text:p>
          </table:table-cell>
          <table:table-cell table:formula="of:=7/8*[.E18]" office:value-type="float" office:value="12932.5" calcext:value-type="float">
            <text:p>12933</text:p>
          </table:table-cell>
          <table:table-cell table:formula="of:=[.$E18]*[.J$1]" office:value-type="float" office:value="14780" calcext:value-type="float">
            <text:p>14780</text:p>
          </table:table-cell>
          <table:table-cell table:formula="of:=[.$E18]*[.K$1]" office:value-type="float" office:value="29560" calcext:value-type="float">
            <text:p>29560</text:p>
          </table:table-cell>
          <table:table-cell table:formula="of:=[.$E18]*[.L$1]" office:value-type="float" office:value="44340" calcext:value-type="float">
            <text:p>44340</text:p>
          </table:table-cell>
          <table:table-cell table:formula="of:=[.$E18]*[.M$1]" office:value-type="float" office:value="59120" calcext:value-type="float">
            <text:p>59120</text:p>
          </table:table-cell>
          <table:table-cell table:formula="of:=[.$E18]*[.N$1]" office:value-type="float" office:value="73900" calcext:value-type="float">
            <text:p>73900</text:p>
          </table:table-cell>
          <table:table-cell table:formula="of:=[.$E18]*[.O$1]" office:value-type="float" office:value="88680" calcext:value-type="float">
            <text:p>88680</text:p>
          </table:table-cell>
          <table:table-cell table:formula="of:=[.$E18]*[.P$1]" office:value-type="float" office:value="103460" calcext:value-type="float">
            <text:p>103460</text:p>
          </table:table-cell>
          <table:table-cell table:formula="of:=[.$E18]*[.Q$1]" office:value-type="float" office:value="118240" calcext:value-type="float">
            <text:p>118240</text:p>
          </table:table-cell>
          <table:table-cell table:formula="of:=[.$E18]*[.R$1]" office:value-type="float" office:value="133020" calcext:value-type="float">
            <text:p>133020</text:p>
          </table:table-cell>
          <table:table-cell table:formula="of:=[.$E18]*[.S$1]" office:value-type="float" office:value="147800" calcext:value-type="float">
            <text:p>147800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/</text:p>
          </table:table-cell>
          <table:table-cell table:style-name="ce3" office:value-type="float" office:value="175925" calcext:value-type="float">
            <text:p>175925</text:p>
          </table:table-cell>
          <table:table-cell table:style-name="ce3" office:value-type="float" office:value="17996" calcext:value-type="float">
            <text:p>17996</text:p>
          </table:table-cell>
          <table:table-cell table:style-name="ce6" office:value-type="string" calcext:value-type="string">
            <text:p>2:1</text:p>
          </table:table-cell>
          <table:table-cell office:value-type="string" calcext:value-type="string">
            <text:p>7:1</text:p>
          </table:table-cell>
          <table:table-cell table:formula="of:=[.E19]/8" office:value-type="float" office:value="2249.5" calcext:value-type="float">
            <text:p>2250</text:p>
          </table:table-cell>
          <table:table-cell table:formula="of:=7/8*[.E19]" office:value-type="float" office:value="15746.5" calcext:value-type="float">
            <text:p>15747</text:p>
          </table:table-cell>
          <table:table-cell table:formula="of:=[.$E19]*[.J$1]" office:value-type="float" office:value="17996" calcext:value-type="float">
            <text:p>17996</text:p>
          </table:table-cell>
          <table:table-cell table:formula="of:=[.$E19]*[.K$1]" office:value-type="float" office:value="35992" calcext:value-type="float">
            <text:p>35992</text:p>
          </table:table-cell>
          <table:table-cell table:formula="of:=[.$E19]*[.L$1]" office:value-type="float" office:value="53988" calcext:value-type="float">
            <text:p>53988</text:p>
          </table:table-cell>
          <table:table-cell table:formula="of:=[.$E19]*[.M$1]" office:value-type="float" office:value="71984" calcext:value-type="float">
            <text:p>71984</text:p>
          </table:table-cell>
          <table:table-cell table:formula="of:=[.$E19]*[.N$1]" office:value-type="float" office:value="89980" calcext:value-type="float">
            <text:p>89980</text:p>
          </table:table-cell>
          <table:table-cell table:formula="of:=[.$E19]*[.O$1]" office:value-type="float" office:value="107976" calcext:value-type="float">
            <text:p>107976</text:p>
          </table:table-cell>
          <table:table-cell table:formula="of:=[.$E19]*[.P$1]" office:value-type="float" office:value="125972" calcext:value-type="float">
            <text:p>125972</text:p>
          </table:table-cell>
          <table:table-cell table:formula="of:=[.$E19]*[.Q$1]" office:value-type="float" office:value="143968" calcext:value-type="float">
            <text:p>143968</text:p>
          </table:table-cell>
          <table:table-cell table:formula="of:=[.$E19]*[.R$1]" office:value-type="float" office:value="161964" calcext:value-type="float">
            <text:p>161964</text:p>
          </table:table-cell>
          <table:table-cell table:formula="of:=[.$E19]*[.S$1]" office:value-type="float" office:value="179960" calcext:value-type="float">
            <text:p>179960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10"/>
        </table:table-row>
        <table:table-row table:style-name="ro1" table:number-rows-repeated="8">
          <table:table-cell table:number-columns-repeated="6"/>
          <table:table-cell table:style-name="Default" table:number-columns-repeated="3"/>
          <table:table-cell table:number-columns-repeated="10"/>
        </table:table-row>
        <table:table-row table:style-name="ro1">
          <table:table-cell table:number-columns-repeated="4"/>
          <table:table-cell table:formula="of:=6959/356" office:value-type="float" office:value="19.5477528089888" calcext:value-type="float">
            <text:p>19.5477528089888</text:p>
          </table:table-cell>
          <table:table-cell/>
          <table:table-cell table:style-name="Default" table:number-columns-repeated="3"/>
          <table:table-cell table:number-columns-repeated="10"/>
        </table:table-row>
      </table:table>
      <table:table table:name="Sheet2" table:style-name="ta1">
        <table:table-column table:style-name="co9" table:default-cell-style-name="ce7"/>
        <table:table-column table:style-name="co10" table:default-cell-style-name="Default"/>
        <table:table-column table:style-name="co11" table:number-columns-repeated="5" table:default-cell-style-name="Default"/>
        <table:table-column table:style-name="co12" table:number-columns-repeated="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Default" office:value-type="string" calcext:value-type="string">
            <text:p>P_G</text:p>
          </table:table-cell>
          <table:table-cell office:value-type="string" calcext:value-type="string">
            <text:p>ReduceControl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YearsToUpdate</text:p>
          </table:table-cell>
        </table:table-row>
        <table:table-row table:style-name="ro1">
          <table:table-cell office:value-type="string" calcext:value-type="string">
            <text:p>1:1</text:p>
          </table:table-cell>
          <table:table-cell office:value-type="float" office:value="1" calcext:value-type="float">
            <text:p>1</text:p>
          </table:table-cell>
          <table:table-cell office:value-type="float" office:value="356" calcext:value-type="float">
            <text:p>356</text:p>
          </table:table-cell>
          <table:table-cell office:value-type="float" office:value="712" calcext:value-type="float">
            <text:p>712</text:p>
          </table:table-cell>
          <table:table-cell office:value-type="float" office:value="1068" calcext:value-type="float">
            <text:p>1068</text:p>
          </table:table-cell>
          <table:table-cell office:value-type="float" office:value="1424" calcext:value-type="float">
            <text:p>1424</text:p>
          </table:table-cell>
          <table:table-cell office:value-type="float" office:value="1780" calcext:value-type="float">
            <text:p>1780</text:p>
          </table:table-cell>
          <table:table-cell office:value-type="float" office:value="2136" calcext:value-type="float">
            <text:p>2136</text:p>
          </table:table-cell>
          <table:table-cell office:value-type="float" office:value="2492" calcext:value-type="float">
            <text:p>2492</text:p>
          </table:table-cell>
          <table:table-cell office:value-type="float" office:value="2848" calcext:value-type="float">
            <text:p>2848</text:p>
          </table:table-cell>
          <table:table-cell office:value-type="float" office:value="3204" calcext:value-type="float">
            <text:p>3204</text:p>
          </table:table-cell>
          <table:table-cell office:value-type="float" office:value="3559" calcext:value-type="float">
            <text:p>355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tal</text:p>
          </table:table-cell>
          <table:table-cell office:value-type="float" office:value="28.1" calcext:value-type="float">
            <text:p>28.1</text:p>
          </table:table-cell>
        </table:table-row>
        <table:table-row table:style-name="ro1">
          <table:table-cell office:value-type="string" calcext:value-type="string">
            <text:p>1:1</text:p>
          </table:table-cell>
          <table:table-cell office:value-type="float" office:value="2" calcext:value-type="float">
            <text:p>2</text:p>
          </table:table-cell>
          <table:table-cell office:value-type="float" office:value="801" calcext:value-type="float">
            <text:p>801</text:p>
          </table:table-cell>
          <table:table-cell office:value-type="float" office:value="1603" calcext:value-type="float">
            <text:p>1603</text:p>
          </table:table-cell>
          <table:table-cell office:value-type="float" office:value="2404" calcext:value-type="float">
            <text:p>2404</text:p>
          </table:table-cell>
          <table:table-cell office:value-type="float" office:value="3206" calcext:value-type="float">
            <text:p>3206</text:p>
          </table:table-cell>
          <table:table-cell office:value-type="float" office:value="4007" calcext:value-type="float">
            <text:p>4007</text:p>
          </table:table-cell>
          <table:table-cell office:value-type="float" office:value="4809" calcext:value-type="float">
            <text:p>4809</text:p>
          </table:table-cell>
          <table:table-cell office:value-type="float" office:value="5610" calcext:value-type="float">
            <text:p>5610</text:p>
          </table:table-cell>
          <table:table-cell office:value-type="float" office:value="6412" calcext:value-type="float">
            <text:p>6412</text:p>
          </table:table-cell>
          <table:table-cell office:value-type="float" office:value="7213" calcext:value-type="float">
            <text:p>7213</text:p>
          </table:table-cell>
          <table:table-cell office:value-type="float" office:value="8014" calcext:value-type="float">
            <text:p>80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tal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string" calcext:value-type="string">
            <text:p>1:1</text:p>
          </table:table-cell>
          <table:table-cell office:value-type="float" office:value="3" calcext:value-type="float">
            <text:p>3</text:p>
          </table:table-cell>
          <table:table-cell office:value-type="float" office:value="1346" calcext:value-type="float">
            <text:p>1346</text:p>
          </table:table-cell>
          <table:table-cell office:value-type="float" office:value="2693" calcext:value-type="float">
            <text:p>2693</text:p>
          </table:table-cell>
          <table:table-cell office:value-type="float" office:value="4039" calcext:value-type="float">
            <text:p>4039</text:p>
          </table:table-cell>
          <table:table-cell office:value-type="float" office:value="5386" calcext:value-type="float">
            <text:p>5386</text:p>
          </table:table-cell>
          <table:table-cell office:value-type="float" office:value="6732" calcext:value-type="float">
            <text:p>6732</text:p>
          </table:table-cell>
          <table:table-cell office:value-type="float" office:value="8079" calcext:value-type="float">
            <text:p>8079</text:p>
          </table:table-cell>
          <table:table-cell office:value-type="float" office:value="9425" calcext:value-type="float">
            <text:p>9425</text:p>
          </table:table-cell>
          <table:table-cell office:value-type="float" office:value="10772" calcext:value-type="float">
            <text:p>10772</text:p>
          </table:table-cell>
          <table:table-cell office:value-type="float" office:value="12118" calcext:value-type="float">
            <text:p>12118</text:p>
          </table:table-cell>
          <table:table-cell office:value-type="float" office:value="13465" calcext:value-type="float">
            <text:p>134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tal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string" calcext:value-type="string">
            <text:p>1:1</text:p>
          </table:table-cell>
          <table:table-cell office:value-type="float" office:value="6" calcext:value-type="float">
            <text:p>6</text:p>
          </table:table-cell>
          <table:table-cell office:value-type="float" office:value="3693" calcext:value-type="float">
            <text:p>3693</text:p>
          </table:table-cell>
          <table:table-cell office:value-type="float" office:value="7385" calcext:value-type="float">
            <text:p>7385</text:p>
          </table:table-cell>
          <table:table-cell office:value-type="float" office:value="11078" calcext:value-type="float">
            <text:p>11078</text:p>
          </table:table-cell>
          <table:table-cell office:value-type="float" office:value="14770" calcext:value-type="float">
            <text:p>14770</text:p>
          </table:table-cell>
          <table:table-cell office:value-type="float" office:value="18463" calcext:value-type="float">
            <text:p>18463</text:p>
          </table:table-cell>
          <table:table-cell office:value-type="float" office:value="22155" calcext:value-type="float">
            <text:p>22155</text:p>
          </table:table-cell>
          <table:table-cell office:value-type="float" office:value="25848" calcext:value-type="float">
            <text:p>25848</text:p>
          </table:table-cell>
          <table:table-cell office:value-type="float" office:value="29540" calcext:value-type="float">
            <text:p>29540</text:p>
          </table:table-cell>
          <table:table-cell office:value-type="float" office:value="33233" calcext:value-type="float">
            <text:p>33233</text:p>
          </table:table-cell>
          <table:table-cell office:value-type="float" office:value="36926" calcext:value-type="float">
            <text:p>369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tal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1:1</text:p>
          </table:table-cell>
          <table:table-cell office:value-type="float" office:value="9" calcext:value-type="float">
            <text:p>9</text:p>
          </table:table-cell>
          <table:table-cell office:value-type="float" office:value="7390" calcext:value-type="float">
            <text:p>7390</text:p>
          </table:table-cell>
          <table:table-cell office:value-type="float" office:value="14780" calcext:value-type="float">
            <text:p>14780</text:p>
          </table:table-cell>
          <table:table-cell office:value-type="float" office:value="22170" calcext:value-type="float">
            <text:p>22170</text:p>
          </table:table-cell>
          <table:table-cell office:value-type="float" office:value="29560" calcext:value-type="float">
            <text:p>29560</text:p>
          </table:table-cell>
          <table:table-cell office:value-type="float" office:value="36950" calcext:value-type="float">
            <text:p>36950</text:p>
          </table:table-cell>
          <table:table-cell office:value-type="float" office:value="44341" calcext:value-type="float">
            <text:p>44341</text:p>
          </table:table-cell>
          <table:table-cell office:value-type="float" office:value="51731" calcext:value-type="float">
            <text:p>51731</text:p>
          </table:table-cell>
          <table:table-cell office:value-type="float" office:value="59121" calcext:value-type="float">
            <text:p>59121</text:p>
          </table:table-cell>
          <table:table-cell office:value-type="float" office:value="66511" calcext:value-type="float">
            <text:p>66511</text:p>
          </table:table-cell>
          <table:table-cell office:value-type="float" office:value="73901" calcext:value-type="float">
            <text:p>739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tal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1:1</text:p>
          </table:table-cell>
          <table:table-cell office:value-type="float" office:value="10" calcext:value-type="float">
            <text:p>10</text:p>
          </table:table-cell>
          <table:table-cell office:value-type="float" office:value="8998" calcext:value-type="float">
            <text:p>8998</text:p>
          </table:table-cell>
          <table:table-cell office:value-type="float" office:value="17996" calcext:value-type="float">
            <text:p>17996</text:p>
          </table:table-cell>
          <table:table-cell office:value-type="float" office:value="26994" calcext:value-type="float">
            <text:p>26994</text:p>
          </table:table-cell>
          <table:table-cell office:value-type="float" office:value="35992" calcext:value-type="float">
            <text:p>35992</text:p>
          </table:table-cell>
          <table:table-cell office:value-type="float" office:value="44990" calcext:value-type="float">
            <text:p>44990</text:p>
          </table:table-cell>
          <table:table-cell office:value-type="float" office:value="53988" calcext:value-type="float">
            <text:p>53988</text:p>
          </table:table-cell>
          <table:table-cell office:value-type="float" office:value="62985" calcext:value-type="float">
            <text:p>62985</text:p>
          </table:table-cell>
          <table:table-cell office:value-type="float" office:value="71983" calcext:value-type="float">
            <text:p>71983</text:p>
          </table:table-cell>
          <table:table-cell office:value-type="float" office:value="80981" calcext:value-type="float">
            <text:p>80981</text:p>
          </table:table-cell>
          <table:table-cell office:value-type="float" office:value="89979" calcext:value-type="float">
            <text:p>8997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tal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2:1</text:p>
          </table:table-cell>
          <table:table-cell office:value-type="float" office:value="1" calcext:value-type="float">
            <text:p>1</text:p>
          </table:table-cell>
          <table:table-cell office:value-type="float" office:value="712" calcext:value-type="float">
            <text:p>712</text:p>
          </table:table-cell>
          <table:table-cell office:value-type="float" office:value="1424" calcext:value-type="float">
            <text:p>1424</text:p>
          </table:table-cell>
          <table:table-cell office:value-type="float" office:value="2136" calcext:value-type="float">
            <text:p>2136</text:p>
          </table:table-cell>
          <table:table-cell office:value-type="float" office:value="2848" calcext:value-type="float">
            <text:p>2848</text:p>
          </table:table-cell>
          <table:table-cell office:value-type="float" office:value="3559" calcext:value-type="float">
            <text:p>3559</text:p>
          </table:table-cell>
          <table:table-cell office:value-type="float" office:value="4271" calcext:value-type="float">
            <text:p>4271</text:p>
          </table:table-cell>
          <table:table-cell office:value-type="float" office:value="4983" calcext:value-type="float">
            <text:p>4983</text:p>
          </table:table-cell>
          <table:table-cell office:value-type="float" office:value="5695" calcext:value-type="float">
            <text:p>5695</text:p>
          </table:table-cell>
          <table:table-cell office:value-type="float" office:value="6407" calcext:value-type="float">
            <text:p>6407</text:p>
          </table:table-cell>
          <table:table-cell office:value-type="float" office:value="7119" calcext:value-type="float">
            <text:p>711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tal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:1</text:p>
          </table:table-cell>
          <table:table-cell office:value-type="float" office:value="2" calcext:value-type="float">
            <text:p>2</text:p>
          </table:table-cell>
          <table:table-cell office:value-type="float" office:value="1603" calcext:value-type="float">
            <text:p>1603</text:p>
          </table:table-cell>
          <table:table-cell office:value-type="float" office:value="3206" calcext:value-type="float">
            <text:p>3206</text:p>
          </table:table-cell>
          <table:table-cell office:value-type="float" office:value="4809" calcext:value-type="float">
            <text:p>4809</text:p>
          </table:table-cell>
          <table:table-cell office:value-type="float" office:value="6412" calcext:value-type="float">
            <text:p>6412</text:p>
          </table:table-cell>
          <table:table-cell office:value-type="float" office:value="8014" calcext:value-type="float">
            <text:p>8014</text:p>
          </table:table-cell>
          <table:table-cell office:value-type="float" office:value="9617" calcext:value-type="float">
            <text:p>9617</text:p>
          </table:table-cell>
          <table:table-cell office:value-type="float" office:value="11220" calcext:value-type="float">
            <text:p>11220</text:p>
          </table:table-cell>
          <table:table-cell office:value-type="float" office:value="12823" calcext:value-type="float">
            <text:p>12823</text:p>
          </table:table-cell>
          <table:table-cell office:value-type="float" office:value="14426" calcext:value-type="float">
            <text:p>14426</text:p>
          </table:table-cell>
          <table:table-cell office:value-type="float" office:value="16029" calcext:value-type="float">
            <text:p>160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tal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string" calcext:value-type="string">
            <text:p>2:1</text:p>
          </table:table-cell>
          <table:table-cell office:value-type="float" office:value="3" calcext:value-type="float">
            <text:p>3</text:p>
          </table:table-cell>
          <table:table-cell office:value-type="float" office:value="2693" calcext:value-type="float">
            <text:p>2693</text:p>
          </table:table-cell>
          <table:table-cell office:value-type="float" office:value="5386" calcext:value-type="float">
            <text:p>5386</text:p>
          </table:table-cell>
          <table:table-cell office:value-type="float" office:value="8079" calcext:value-type="float">
            <text:p>8079</text:p>
          </table:table-cell>
          <table:table-cell office:value-type="float" office:value="10772" calcext:value-type="float">
            <text:p>10772</text:p>
          </table:table-cell>
          <table:table-cell office:value-type="float" office:value="13465" calcext:value-type="float">
            <text:p>13465</text:p>
          </table:table-cell>
          <table:table-cell office:value-type="float" office:value="16157" calcext:value-type="float">
            <text:p>16157</text:p>
          </table:table-cell>
          <table:table-cell office:value-type="float" office:value="18850" calcext:value-type="float">
            <text:p>18850</text:p>
          </table:table-cell>
          <table:table-cell office:value-type="float" office:value="21543" calcext:value-type="float">
            <text:p>21543</text:p>
          </table:table-cell>
          <table:table-cell office:value-type="float" office:value="24236" calcext:value-type="float">
            <text:p>24236</text:p>
          </table:table-cell>
          <table:table-cell office:value-type="float" office:value="26929" calcext:value-type="float">
            <text:p>269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tal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2:1</text:p>
          </table:table-cell>
          <table:table-cell office:value-type="float" office:value="6" calcext:value-type="float">
            <text:p>6</text:p>
          </table:table-cell>
          <table:table-cell office:value-type="float" office:value="7385" calcext:value-type="float">
            <text:p>7385</text:p>
          </table:table-cell>
          <table:table-cell office:value-type="float" office:value="14770" calcext:value-type="float">
            <text:p>14770</text:p>
          </table:table-cell>
          <table:table-cell office:value-type="float" office:value="22155" calcext:value-type="float">
            <text:p>22155</text:p>
          </table:table-cell>
          <table:table-cell office:value-type="float" office:value="29540" calcext:value-type="float">
            <text:p>29540</text:p>
          </table:table-cell>
          <table:table-cell office:value-type="float" office:value="36926" calcext:value-type="float">
            <text:p>36926</text:p>
          </table:table-cell>
          <table:table-cell office:value-type="float" office:value="44311" calcext:value-type="float">
            <text:p>44311</text:p>
          </table:table-cell>
          <table:table-cell office:value-type="float" office:value="51696" calcext:value-type="float">
            <text:p>51696</text:p>
          </table:table-cell>
          <table:table-cell office:value-type="float" office:value="59081" calcext:value-type="float">
            <text:p>59081</text:p>
          </table:table-cell>
          <table:table-cell office:value-type="float" office:value="66466" calcext:value-type="float">
            <text:p>66466</text:p>
          </table:table-cell>
          <table:table-cell office:value-type="float" office:value="73851" calcext:value-type="float">
            <text:p>7385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tal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2:1</text:p>
          </table:table-cell>
          <table:table-cell office:value-type="float" office:value="9" calcext:value-type="float">
            <text:p>9</text:p>
          </table:table-cell>
          <table:table-cell office:value-type="float" office:value="14780" calcext:value-type="float">
            <text:p>14780</text:p>
          </table:table-cell>
          <table:table-cell office:value-type="float" office:value="29560" calcext:value-type="float">
            <text:p>29560</text:p>
          </table:table-cell>
          <table:table-cell office:value-type="float" office:value="44341" calcext:value-type="float">
            <text:p>44341</text:p>
          </table:table-cell>
          <table:table-cell office:value-type="float" office:value="59121" calcext:value-type="float">
            <text:p>59121</text:p>
          </table:table-cell>
          <table:table-cell office:value-type="float" office:value="73901" calcext:value-type="float">
            <text:p>73901</text:p>
          </table:table-cell>
          <table:table-cell office:value-type="float" office:value="88681" calcext:value-type="float">
            <text:p>88681</text:p>
          </table:table-cell>
          <table:table-cell office:value-type="float" office:value="103461" calcext:value-type="float">
            <text:p>103461</text:p>
          </table:table-cell>
          <table:table-cell office:value-type="float" office:value="118242" calcext:value-type="float">
            <text:p>118242</text:p>
          </table:table-cell>
          <table:table-cell office:value-type="float" office:value="133022" calcext:value-type="float">
            <text:p>133022</text:p>
          </table:table-cell>
          <table:table-cell office:value-type="float" office:value="147802" calcext:value-type="float">
            <text:p>1478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tal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2:1</text:p>
          </table:table-cell>
          <table:table-cell office:value-type="float" office:value="10" calcext:value-type="float">
            <text:p>10</text:p>
          </table:table-cell>
          <table:table-cell office:value-type="float" office:value="17996" calcext:value-type="float">
            <text:p>17996</text:p>
          </table:table-cell>
          <table:table-cell office:value-type="float" office:value="35992" calcext:value-type="float">
            <text:p>35992</text:p>
          </table:table-cell>
          <table:table-cell office:value-type="float" office:value="53988" calcext:value-type="float">
            <text:p>53988</text:p>
          </table:table-cell>
          <table:table-cell office:value-type="float" office:value="71983" calcext:value-type="float">
            <text:p>71983</text:p>
          </table:table-cell>
          <table:table-cell office:value-type="float" office:value="89979" calcext:value-type="float">
            <text:p>89979</text:p>
          </table:table-cell>
          <table:table-cell office:value-type="float" office:value="107975" calcext:value-type="float">
            <text:p>107975</text:p>
          </table:table-cell>
          <table:table-cell office:value-type="float" office:value="125971" calcext:value-type="float">
            <text:p>125971</text:p>
          </table:table-cell>
          <table:table-cell office:value-type="float" office:value="143967" calcext:value-type="float">
            <text:p>143967</text:p>
          </table:table-cell>
          <table:table-cell office:value-type="float" office:value="161963" calcext:value-type="float">
            <text:p>161963</text:p>
          </table:table-cell>
          <table:table-cell office:value-type="float" office:value="179958" calcext:value-type="float">
            <text:p>17995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tal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1:2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356" calcext:value-type="float">
            <text:p>356</text:p>
          </table:table-cell>
          <table:table-cell office:value-type="float" office:value="534" calcext:value-type="float">
            <text:p>534</text:p>
          </table:table-cell>
          <table:table-cell office:value-type="float" office:value="712" calcext:value-type="float">
            <text:p>712</text:p>
          </table:table-cell>
          <table:table-cell office:value-type="float" office:value="890" calcext:value-type="float">
            <text:p>890</text:p>
          </table:table-cell>
          <table:table-cell office:value-type="float" office:value="1068" calcext:value-type="float">
            <text:p>1068</text:p>
          </table:table-cell>
          <table:table-cell office:value-type="float" office:value="1246" calcext:value-type="float">
            <text:p>1246</text:p>
          </table:table-cell>
          <table:table-cell office:value-type="float" office:value="1424" calcext:value-type="float">
            <text:p>1424</text:p>
          </table:table-cell>
          <table:table-cell office:value-type="float" office:value="1602" calcext:value-type="float">
            <text:p>1602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tal</text:p>
          </table:table-cell>
          <table:table-cell office:value-type="float" office:value="56.2" calcext:value-type="float">
            <text:p>56.2</text:p>
          </table:table-cell>
        </table:table-row>
        <table:table-row table:style-name="ro1">
          <table:table-cell office:value-type="string" calcext:value-type="string">
            <text:p>1:2</text:p>
          </table:table-cell>
          <table:table-cell office:value-type="float" office:value="2" calcext:value-type="float">
            <text:p>2</text:p>
          </table:table-cell>
          <table:table-cell office:value-type="float" office:value="401" calcext:value-type="float">
            <text:p>401</text:p>
          </table:table-cell>
          <table:table-cell office:value-type="float" office:value="801" calcext:value-type="float">
            <text:p>801</text:p>
          </table:table-cell>
          <table:table-cell office:value-type="float" office:value="1202" calcext:value-type="float">
            <text:p>1202</text:p>
          </table:table-cell>
          <table:table-cell office:value-type="float" office:value="1603" calcext:value-type="float">
            <text:p>1603</text:p>
          </table:table-cell>
          <table:table-cell office:value-type="float" office:value="2004" calcext:value-type="float">
            <text:p>2004</text:p>
          </table:table-cell>
          <table:table-cell office:value-type="float" office:value="2404" calcext:value-type="float">
            <text:p>2404</text:p>
          </table:table-cell>
          <table:table-cell office:value-type="float" office:value="2805" calcext:value-type="float">
            <text:p>2805</text:p>
          </table:table-cell>
          <table:table-cell office:value-type="float" office:value="3206" calcext:value-type="float">
            <text:p>3206</text:p>
          </table:table-cell>
          <table:table-cell office:value-type="float" office:value="3606" calcext:value-type="float">
            <text:p>3606</text:p>
          </table:table-cell>
          <table:table-cell office:value-type="float" office:value="4007" calcext:value-type="float">
            <text:p>400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ta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:2</text:p>
          </table:table-cell>
          <table:table-cell office:value-type="float" office:value="3" calcext:value-type="float">
            <text:p>3</text:p>
          </table:table-cell>
          <table:table-cell office:value-type="float" office:value="673" calcext:value-type="float">
            <text:p>673</text:p>
          </table:table-cell>
          <table:table-cell office:value-type="float" office:value="1346" calcext:value-type="float">
            <text:p>1346</text:p>
          </table:table-cell>
          <table:table-cell office:value-type="float" office:value="2020" calcext:value-type="float">
            <text:p>2020</text:p>
          </table:table-cell>
          <table:table-cell office:value-type="float" office:value="2693" calcext:value-type="float">
            <text:p>2693</text:p>
          </table:table-cell>
          <table:table-cell office:value-type="float" office:value="3366" calcext:value-type="float">
            <text:p>3366</text:p>
          </table:table-cell>
          <table:table-cell office:value-type="float" office:value="4039" calcext:value-type="float">
            <text:p>4039</text:p>
          </table:table-cell>
          <table:table-cell office:value-type="float" office:value="4713" calcext:value-type="float">
            <text:p>4713</text:p>
          </table:table-cell>
          <table:table-cell office:value-type="float" office:value="5386" calcext:value-type="float">
            <text:p>5386</text:p>
          </table:table-cell>
          <table:table-cell office:value-type="float" office:value="6059" calcext:value-type="float">
            <text:p>6059</text:p>
          </table:table-cell>
          <table:table-cell office:value-type="float" office:value="6732" calcext:value-type="float">
            <text:p>67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tal</text:p>
          </table:table-cell>
          <table:table-cell office:value-type="float" office:value="14.9" calcext:value-type="float">
            <text:p>14.9</text:p>
          </table:table-cell>
        </table:table-row>
        <table:table-row table:style-name="ro1">
          <table:table-cell office:value-type="string" calcext:value-type="string">
            <text:p>1:2</text:p>
          </table:table-cell>
          <table:table-cell office:value-type="float" office:value="6" calcext:value-type="float">
            <text:p>6</text:p>
          </table:table-cell>
          <table:table-cell office:value-type="float" office:value="1846" calcext:value-type="float">
            <text:p>1846</text:p>
          </table:table-cell>
          <table:table-cell office:value-type="float" office:value="3693" calcext:value-type="float">
            <text:p>3693</text:p>
          </table:table-cell>
          <table:table-cell office:value-type="float" office:value="5539" calcext:value-type="float">
            <text:p>5539</text:p>
          </table:table-cell>
          <table:table-cell office:value-type="float" office:value="7385" calcext:value-type="float">
            <text:p>7385</text:p>
          </table:table-cell>
          <table:table-cell office:value-type="float" office:value="9231" calcext:value-type="float">
            <text:p>9231</text:p>
          </table:table-cell>
          <table:table-cell office:value-type="float" office:value="11078" calcext:value-type="float">
            <text:p>11078</text:p>
          </table:table-cell>
          <table:table-cell office:value-type="float" office:value="12924" calcext:value-type="float">
            <text:p>12924</text:p>
          </table:table-cell>
          <table:table-cell office:value-type="float" office:value="14770" calcext:value-type="float">
            <text:p>14770</text:p>
          </table:table-cell>
          <table:table-cell office:value-type="float" office:value="16617" calcext:value-type="float">
            <text:p>16617</text:p>
          </table:table-cell>
          <table:table-cell office:value-type="float" office:value="18463" calcext:value-type="float">
            <text:p>184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tal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1:2</text:p>
          </table:table-cell>
          <table:table-cell office:value-type="float" office:value="9" calcext:value-type="float">
            <text:p>9</text:p>
          </table:table-cell>
          <table:table-cell office:value-type="float" office:value="3695" calcext:value-type="float">
            <text:p>3695</text:p>
          </table:table-cell>
          <table:table-cell office:value-type="float" office:value="7390" calcext:value-type="float">
            <text:p>7390</text:p>
          </table:table-cell>
          <table:table-cell office:value-type="float" office:value="11085" calcext:value-type="float">
            <text:p>11085</text:p>
          </table:table-cell>
          <table:table-cell office:value-type="float" office:value="14780" calcext:value-type="float">
            <text:p>14780</text:p>
          </table:table-cell>
          <table:table-cell office:value-type="float" office:value="18475" calcext:value-type="float">
            <text:p>18475</text:p>
          </table:table-cell>
          <table:table-cell office:value-type="float" office:value="22170" calcext:value-type="float">
            <text:p>22170</text:p>
          </table:table-cell>
          <table:table-cell office:value-type="float" office:value="25865" calcext:value-type="float">
            <text:p>25865</text:p>
          </table:table-cell>
          <table:table-cell office:value-type="float" office:value="29560" calcext:value-type="float">
            <text:p>29560</text:p>
          </table:table-cell>
          <table:table-cell office:value-type="float" office:value="33255" calcext:value-type="float">
            <text:p>33255</text:p>
          </table:table-cell>
          <table:table-cell office:value-type="float" office:value="36950" calcext:value-type="float">
            <text:p>3695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tal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1:2</text:p>
          </table:table-cell>
          <table:table-cell office:value-type="float" office:value="10" calcext:value-type="float">
            <text:p>10</text:p>
          </table:table-cell>
          <table:table-cell office:value-type="float" office:value="4499" calcext:value-type="float">
            <text:p>4499</text:p>
          </table:table-cell>
          <table:table-cell office:value-type="float" office:value="8998" calcext:value-type="float">
            <text:p>8998</text:p>
          </table:table-cell>
          <table:table-cell office:value-type="float" office:value="13497" calcext:value-type="float">
            <text:p>13497</text:p>
          </table:table-cell>
          <table:table-cell office:value-type="float" office:value="17996" calcext:value-type="float">
            <text:p>17996</text:p>
          </table:table-cell>
          <table:table-cell office:value-type="float" office:value="22495" calcext:value-type="float">
            <text:p>22495</text:p>
          </table:table-cell>
          <table:table-cell office:value-type="float" office:value="26994" calcext:value-type="float">
            <text:p>26994</text:p>
          </table:table-cell>
          <table:table-cell office:value-type="float" office:value="31493" calcext:value-type="float">
            <text:p>31493</text:p>
          </table:table-cell>
          <table:table-cell office:value-type="float" office:value="35992" calcext:value-type="float">
            <text:p>35992</text:p>
          </table:table-cell>
          <table:table-cell office:value-type="float" office:value="40491" calcext:value-type="float">
            <text:p>40491</text:p>
          </table:table-cell>
          <table:table-cell office:value-type="float" office:value="44990" calcext:value-type="float">
            <text:p>4499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tal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1:1</text:p>
          </table:table-cell>
          <table:table-cell office:value-type="float" office:value="1" calcext:value-type="float">
            <text:p>1</text:p>
          </table:table-cell>
          <table:table-cell office:value-type="float" office:value="356" calcext:value-type="float">
            <text:p>356</text:p>
          </table:table-cell>
          <table:table-cell office:value-type="float" office:value="712" calcext:value-type="float">
            <text:p>712</text:p>
          </table:table-cell>
          <table:table-cell office:value-type="float" office:value="1068" calcext:value-type="float">
            <text:p>1068</text:p>
          </table:table-cell>
          <table:table-cell office:value-type="float" office:value="1424" calcext:value-type="float">
            <text:p>1424</text:p>
          </table:table-cell>
          <table:table-cell office:value-type="float" office:value="1780" calcext:value-type="float">
            <text:p>1780</text:p>
          </table:table-cell>
          <table:table-cell office:value-type="float" office:value="2136" calcext:value-type="float">
            <text:p>2136</text:p>
          </table:table-cell>
          <table:table-cell office:value-type="float" office:value="2492" calcext:value-type="float">
            <text:p>2492</text:p>
          </table:table-cell>
          <table:table-cell office:value-type="float" office:value="2848" calcext:value-type="float">
            <text:p>2848</text:p>
          </table:table-cell>
          <table:table-cell office:value-type="float" office:value="3204" calcext:value-type="float">
            <text:p>3204</text:p>
          </table:table-cell>
          <table:table-cell office:value-type="float" office:value="3559" calcext:value-type="float">
            <text:p>355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string" calcext:value-type="string">
            <text:p>1:1</text:p>
          </table:table-cell>
          <table:table-cell office:value-type="float" office:value="2" calcext:value-type="float">
            <text:p>2</text:p>
          </table:table-cell>
          <table:table-cell office:value-type="float" office:value="801" calcext:value-type="float">
            <text:p>801</text:p>
          </table:table-cell>
          <table:table-cell office:value-type="float" office:value="1603" calcext:value-type="float">
            <text:p>1603</text:p>
          </table:table-cell>
          <table:table-cell office:value-type="float" office:value="2404" calcext:value-type="float">
            <text:p>2404</text:p>
          </table:table-cell>
          <table:table-cell office:value-type="float" office:value="3206" calcext:value-type="float">
            <text:p>3206</text:p>
          </table:table-cell>
          <table:table-cell office:value-type="float" office:value="4007" calcext:value-type="float">
            <text:p>4007</text:p>
          </table:table-cell>
          <table:table-cell office:value-type="float" office:value="4809" calcext:value-type="float">
            <text:p>4809</text:p>
          </table:table-cell>
          <table:table-cell office:value-type="float" office:value="5610" calcext:value-type="float">
            <text:p>5610</text:p>
          </table:table-cell>
          <table:table-cell office:value-type="float" office:value="6412" calcext:value-type="float">
            <text:p>6412</text:p>
          </table:table-cell>
          <table:table-cell office:value-type="float" office:value="7213" calcext:value-type="float">
            <text:p>7213</text:p>
          </table:table-cell>
          <table:table-cell office:value-type="float" office:value="8014" calcext:value-type="float">
            <text:p>80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string" calcext:value-type="string">
            <text:p>1:1</text:p>
          </table:table-cell>
          <table:table-cell office:value-type="float" office:value="3" calcext:value-type="float">
            <text:p>3</text:p>
          </table:table-cell>
          <table:table-cell office:value-type="float" office:value="1346" calcext:value-type="float">
            <text:p>1346</text:p>
          </table:table-cell>
          <table:table-cell office:value-type="float" office:value="2693" calcext:value-type="float">
            <text:p>2693</text:p>
          </table:table-cell>
          <table:table-cell office:value-type="float" office:value="4039" calcext:value-type="float">
            <text:p>4039</text:p>
          </table:table-cell>
          <table:table-cell office:value-type="float" office:value="5386" calcext:value-type="float">
            <text:p>5386</text:p>
          </table:table-cell>
          <table:table-cell office:value-type="float" office:value="6732" calcext:value-type="float">
            <text:p>6732</text:p>
          </table:table-cell>
          <table:table-cell office:value-type="float" office:value="8079" calcext:value-type="float">
            <text:p>8079</text:p>
          </table:table-cell>
          <table:table-cell office:value-type="float" office:value="9425" calcext:value-type="float">
            <text:p>9425</text:p>
          </table:table-cell>
          <table:table-cell office:value-type="float" office:value="10772" calcext:value-type="float">
            <text:p>10772</text:p>
          </table:table-cell>
          <table:table-cell office:value-type="float" office:value="12118" calcext:value-type="float">
            <text:p>12118</text:p>
          </table:table-cell>
          <table:table-cell office:value-type="float" office:value="13465" calcext:value-type="float">
            <text:p>1346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string" calcext:value-type="string">
            <text:p>1:1</text:p>
          </table:table-cell>
          <table:table-cell office:value-type="float" office:value="6" calcext:value-type="float">
            <text:p>6</text:p>
          </table:table-cell>
          <table:table-cell office:value-type="float" office:value="3693" calcext:value-type="float">
            <text:p>3693</text:p>
          </table:table-cell>
          <table:table-cell office:value-type="float" office:value="7385" calcext:value-type="float">
            <text:p>7385</text:p>
          </table:table-cell>
          <table:table-cell office:value-type="float" office:value="11078" calcext:value-type="float">
            <text:p>11078</text:p>
          </table:table-cell>
          <table:table-cell office:value-type="float" office:value="14770" calcext:value-type="float">
            <text:p>14770</text:p>
          </table:table-cell>
          <table:table-cell office:value-type="float" office:value="18463" calcext:value-type="float">
            <text:p>18463</text:p>
          </table:table-cell>
          <table:table-cell office:value-type="float" office:value="22155" calcext:value-type="float">
            <text:p>22155</text:p>
          </table:table-cell>
          <table:table-cell office:value-type="float" office:value="25848" calcext:value-type="float">
            <text:p>25848</text:p>
          </table:table-cell>
          <table:table-cell office:value-type="float" office:value="29540" calcext:value-type="float">
            <text:p>29540</text:p>
          </table:table-cell>
          <table:table-cell office:value-type="float" office:value="33233" calcext:value-type="float">
            <text:p>33233</text:p>
          </table:table-cell>
          <table:table-cell office:value-type="float" office:value="36926" calcext:value-type="float">
            <text:p>3692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string" calcext:value-type="string">
            <text:p>1:1</text:p>
          </table:table-cell>
          <table:table-cell office:value-type="float" office:value="9" calcext:value-type="float">
            <text:p>9</text:p>
          </table:table-cell>
          <table:table-cell office:value-type="float" office:value="7390" calcext:value-type="float">
            <text:p>7390</text:p>
          </table:table-cell>
          <table:table-cell office:value-type="float" office:value="14780" calcext:value-type="float">
            <text:p>14780</text:p>
          </table:table-cell>
          <table:table-cell office:value-type="float" office:value="22170" calcext:value-type="float">
            <text:p>22170</text:p>
          </table:table-cell>
          <table:table-cell office:value-type="float" office:value="29560" calcext:value-type="float">
            <text:p>29560</text:p>
          </table:table-cell>
          <table:table-cell office:value-type="float" office:value="36950" calcext:value-type="float">
            <text:p>36950</text:p>
          </table:table-cell>
          <table:table-cell office:value-type="float" office:value="44341" calcext:value-type="float">
            <text:p>44341</text:p>
          </table:table-cell>
          <table:table-cell office:value-type="float" office:value="51731" calcext:value-type="float">
            <text:p>51731</text:p>
          </table:table-cell>
          <table:table-cell office:value-type="float" office:value="59121" calcext:value-type="float">
            <text:p>59121</text:p>
          </table:table-cell>
          <table:table-cell office:value-type="float" office:value="66511" calcext:value-type="float">
            <text:p>66511</text:p>
          </table:table-cell>
          <table:table-cell office:value-type="float" office:value="73901" calcext:value-type="float">
            <text:p>739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string" calcext:value-type="string">
            <text:p>1:1</text:p>
          </table:table-cell>
          <table:table-cell office:value-type="float" office:value="10" calcext:value-type="float">
            <text:p>10</text:p>
          </table:table-cell>
          <table:table-cell office:value-type="float" office:value="8998" calcext:value-type="float">
            <text:p>8998</text:p>
          </table:table-cell>
          <table:table-cell office:value-type="float" office:value="17996" calcext:value-type="float">
            <text:p>17996</text:p>
          </table:table-cell>
          <table:table-cell office:value-type="float" office:value="26994" calcext:value-type="float">
            <text:p>26994</text:p>
          </table:table-cell>
          <table:table-cell office:value-type="float" office:value="35992" calcext:value-type="float">
            <text:p>35992</text:p>
          </table:table-cell>
          <table:table-cell office:value-type="float" office:value="44990" calcext:value-type="float">
            <text:p>44990</text:p>
          </table:table-cell>
          <table:table-cell office:value-type="float" office:value="53988" calcext:value-type="float">
            <text:p>53988</text:p>
          </table:table-cell>
          <table:table-cell office:value-type="float" office:value="62985" calcext:value-type="float">
            <text:p>62985</text:p>
          </table:table-cell>
          <table:table-cell office:value-type="float" office:value="71983" calcext:value-type="float">
            <text:p>71983</text:p>
          </table:table-cell>
          <table:table-cell office:value-type="float" office:value="80981" calcext:value-type="float">
            <text:p>80981</text:p>
          </table:table-cell>
          <table:table-cell office:value-type="float" office:value="89979" calcext:value-type="float">
            <text:p>8997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string" calcext:value-type="string">
            <text:p>2:1</text:p>
          </table:table-cell>
          <table:table-cell office:value-type="float" office:value="1" calcext:value-type="float">
            <text:p>1</text:p>
          </table:table-cell>
          <table:table-cell office:value-type="float" office:value="712" calcext:value-type="float">
            <text:p>712</text:p>
          </table:table-cell>
          <table:table-cell office:value-type="float" office:value="1424" calcext:value-type="float">
            <text:p>1424</text:p>
          </table:table-cell>
          <table:table-cell office:value-type="float" office:value="2136" calcext:value-type="float">
            <text:p>2136</text:p>
          </table:table-cell>
          <table:table-cell office:value-type="float" office:value="2848" calcext:value-type="float">
            <text:p>2848</text:p>
          </table:table-cell>
          <table:table-cell office:value-type="float" office:value="3559" calcext:value-type="float">
            <text:p>3559</text:p>
          </table:table-cell>
          <table:table-cell office:value-type="float" office:value="4271" calcext:value-type="float">
            <text:p>4271</text:p>
          </table:table-cell>
          <table:table-cell office:value-type="float" office:value="4983" calcext:value-type="float">
            <text:p>4983</text:p>
          </table:table-cell>
          <table:table-cell office:value-type="float" office:value="5695" calcext:value-type="float">
            <text:p>5695</text:p>
          </table:table-cell>
          <table:table-cell office:value-type="float" office:value="6407" calcext:value-type="float">
            <text:p>6407</text:p>
          </table:table-cell>
          <table:table-cell office:value-type="float" office:value="7119" calcext:value-type="float">
            <text:p>711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string" calcext:value-type="string">
            <text:p>2:1</text:p>
          </table:table-cell>
          <table:table-cell office:value-type="float" office:value="2" calcext:value-type="float">
            <text:p>2</text:p>
          </table:table-cell>
          <table:table-cell office:value-type="float" office:value="1603" calcext:value-type="float">
            <text:p>1603</text:p>
          </table:table-cell>
          <table:table-cell office:value-type="float" office:value="3206" calcext:value-type="float">
            <text:p>3206</text:p>
          </table:table-cell>
          <table:table-cell office:value-type="float" office:value="4809" calcext:value-type="float">
            <text:p>4809</text:p>
          </table:table-cell>
          <table:table-cell office:value-type="float" office:value="6412" calcext:value-type="float">
            <text:p>6412</text:p>
          </table:table-cell>
          <table:table-cell office:value-type="float" office:value="8014" calcext:value-type="float">
            <text:p>8014</text:p>
          </table:table-cell>
          <table:table-cell office:value-type="float" office:value="9617" calcext:value-type="float">
            <text:p>9617</text:p>
          </table:table-cell>
          <table:table-cell office:value-type="float" office:value="11220" calcext:value-type="float">
            <text:p>11220</text:p>
          </table:table-cell>
          <table:table-cell office:value-type="float" office:value="12823" calcext:value-type="float">
            <text:p>12823</text:p>
          </table:table-cell>
          <table:table-cell office:value-type="float" office:value="14426" calcext:value-type="float">
            <text:p>14426</text:p>
          </table:table-cell>
          <table:table-cell office:value-type="float" office:value="16029" calcext:value-type="float">
            <text:p>160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string" calcext:value-type="string">
            <text:p>2:1</text:p>
          </table:table-cell>
          <table:table-cell office:value-type="float" office:value="3" calcext:value-type="float">
            <text:p>3</text:p>
          </table:table-cell>
          <table:table-cell office:value-type="float" office:value="2693" calcext:value-type="float">
            <text:p>2693</text:p>
          </table:table-cell>
          <table:table-cell office:value-type="float" office:value="5386" calcext:value-type="float">
            <text:p>5386</text:p>
          </table:table-cell>
          <table:table-cell office:value-type="float" office:value="8079" calcext:value-type="float">
            <text:p>8079</text:p>
          </table:table-cell>
          <table:table-cell office:value-type="float" office:value="10772" calcext:value-type="float">
            <text:p>10772</text:p>
          </table:table-cell>
          <table:table-cell office:value-type="float" office:value="13465" calcext:value-type="float">
            <text:p>13465</text:p>
          </table:table-cell>
          <table:table-cell office:value-type="float" office:value="16157" calcext:value-type="float">
            <text:p>16157</text:p>
          </table:table-cell>
          <table:table-cell office:value-type="float" office:value="18850" calcext:value-type="float">
            <text:p>18850</text:p>
          </table:table-cell>
          <table:table-cell office:value-type="float" office:value="21543" calcext:value-type="float">
            <text:p>21543</text:p>
          </table:table-cell>
          <table:table-cell office:value-type="float" office:value="24236" calcext:value-type="float">
            <text:p>24236</text:p>
          </table:table-cell>
          <table:table-cell office:value-type="float" office:value="26929" calcext:value-type="float">
            <text:p>269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string" calcext:value-type="string">
            <text:p>2:1</text:p>
          </table:table-cell>
          <table:table-cell office:value-type="float" office:value="6" calcext:value-type="float">
            <text:p>6</text:p>
          </table:table-cell>
          <table:table-cell office:value-type="float" office:value="7385" calcext:value-type="float">
            <text:p>7385</text:p>
          </table:table-cell>
          <table:table-cell office:value-type="float" office:value="14770" calcext:value-type="float">
            <text:p>14770</text:p>
          </table:table-cell>
          <table:table-cell office:value-type="float" office:value="22155" calcext:value-type="float">
            <text:p>22155</text:p>
          </table:table-cell>
          <table:table-cell office:value-type="float" office:value="29540" calcext:value-type="float">
            <text:p>29540</text:p>
          </table:table-cell>
          <table:table-cell office:value-type="float" office:value="36926" calcext:value-type="float">
            <text:p>36926</text:p>
          </table:table-cell>
          <table:table-cell office:value-type="float" office:value="44311" calcext:value-type="float">
            <text:p>44311</text:p>
          </table:table-cell>
          <table:table-cell office:value-type="float" office:value="51696" calcext:value-type="float">
            <text:p>51696</text:p>
          </table:table-cell>
          <table:table-cell office:value-type="float" office:value="59081" calcext:value-type="float">
            <text:p>59081</text:p>
          </table:table-cell>
          <table:table-cell office:value-type="float" office:value="66466" calcext:value-type="float">
            <text:p>66466</text:p>
          </table:table-cell>
          <table:table-cell office:value-type="float" office:value="73851" calcext:value-type="float">
            <text:p>738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string" calcext:value-type="string">
            <text:p>2:1</text:p>
          </table:table-cell>
          <table:table-cell office:value-type="float" office:value="9" calcext:value-type="float">
            <text:p>9</text:p>
          </table:table-cell>
          <table:table-cell office:value-type="float" office:value="14780" calcext:value-type="float">
            <text:p>14780</text:p>
          </table:table-cell>
          <table:table-cell office:value-type="float" office:value="29560" calcext:value-type="float">
            <text:p>29560</text:p>
          </table:table-cell>
          <table:table-cell office:value-type="float" office:value="44341" calcext:value-type="float">
            <text:p>44341</text:p>
          </table:table-cell>
          <table:table-cell office:value-type="float" office:value="59121" calcext:value-type="float">
            <text:p>59121</text:p>
          </table:table-cell>
          <table:table-cell office:value-type="float" office:value="73901" calcext:value-type="float">
            <text:p>73901</text:p>
          </table:table-cell>
          <table:table-cell office:value-type="float" office:value="88681" calcext:value-type="float">
            <text:p>88681</text:p>
          </table:table-cell>
          <table:table-cell office:value-type="float" office:value="103461" calcext:value-type="float">
            <text:p>103461</text:p>
          </table:table-cell>
          <table:table-cell office:value-type="float" office:value="118242" calcext:value-type="float">
            <text:p>118242</text:p>
          </table:table-cell>
          <table:table-cell office:value-type="float" office:value="133022" calcext:value-type="float">
            <text:p>133022</text:p>
          </table:table-cell>
          <table:table-cell office:value-type="float" office:value="147802" calcext:value-type="float">
            <text:p>1478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string" calcext:value-type="string">
            <text:p>2:1</text:p>
          </table:table-cell>
          <table:table-cell office:value-type="float" office:value="10" calcext:value-type="float">
            <text:p>10</text:p>
          </table:table-cell>
          <table:table-cell office:value-type="float" office:value="17996" calcext:value-type="float">
            <text:p>17996</text:p>
          </table:table-cell>
          <table:table-cell office:value-type="float" office:value="35992" calcext:value-type="float">
            <text:p>35992</text:p>
          </table:table-cell>
          <table:table-cell office:value-type="float" office:value="53988" calcext:value-type="float">
            <text:p>53988</text:p>
          </table:table-cell>
          <table:table-cell office:value-type="float" office:value="71983" calcext:value-type="float">
            <text:p>71983</text:p>
          </table:table-cell>
          <table:table-cell office:value-type="float" office:value="89979" calcext:value-type="float">
            <text:p>89979</text:p>
          </table:table-cell>
          <table:table-cell office:value-type="float" office:value="107975" calcext:value-type="float">
            <text:p>107975</text:p>
          </table:table-cell>
          <table:table-cell office:value-type="float" office:value="125971" calcext:value-type="float">
            <text:p>125971</text:p>
          </table:table-cell>
          <table:table-cell office:value-type="float" office:value="143967" calcext:value-type="float">
            <text:p>143967</text:p>
          </table:table-cell>
          <table:table-cell office:value-type="float" office:value="161963" calcext:value-type="float">
            <text:p>161963</text:p>
          </table:table-cell>
          <table:table-cell office:value-type="float" office:value="179958" calcext:value-type="float">
            <text:p>17995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string" calcext:value-type="string">
            <text:p>1:2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356" calcext:value-type="float">
            <text:p>356</text:p>
          </table:table-cell>
          <table:table-cell office:value-type="float" office:value="534" calcext:value-type="float">
            <text:p>534</text:p>
          </table:table-cell>
          <table:table-cell office:value-type="float" office:value="712" calcext:value-type="float">
            <text:p>712</text:p>
          </table:table-cell>
          <table:table-cell office:value-type="float" office:value="890" calcext:value-type="float">
            <text:p>890</text:p>
          </table:table-cell>
          <table:table-cell office:value-type="float" office:value="1068" calcext:value-type="float">
            <text:p>1068</text:p>
          </table:table-cell>
          <table:table-cell office:value-type="float" office:value="1246" calcext:value-type="float">
            <text:p>1246</text:p>
          </table:table-cell>
          <table:table-cell office:value-type="float" office:value="1424" calcext:value-type="float">
            <text:p>1424</text:p>
          </table:table-cell>
          <table:table-cell office:value-type="float" office:value="1602" calcext:value-type="float">
            <text:p>1602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string" calcext:value-type="string">
            <text:p>1:2</text:p>
          </table:table-cell>
          <table:table-cell office:value-type="float" office:value="2" calcext:value-type="float">
            <text:p>2</text:p>
          </table:table-cell>
          <table:table-cell office:value-type="float" office:value="401" calcext:value-type="float">
            <text:p>401</text:p>
          </table:table-cell>
          <table:table-cell office:value-type="float" office:value="801" calcext:value-type="float">
            <text:p>801</text:p>
          </table:table-cell>
          <table:table-cell office:value-type="float" office:value="1202" calcext:value-type="float">
            <text:p>1202</text:p>
          </table:table-cell>
          <table:table-cell office:value-type="float" office:value="1603" calcext:value-type="float">
            <text:p>1603</text:p>
          </table:table-cell>
          <table:table-cell office:value-type="float" office:value="2004" calcext:value-type="float">
            <text:p>2004</text:p>
          </table:table-cell>
          <table:table-cell office:value-type="float" office:value="2404" calcext:value-type="float">
            <text:p>2404</text:p>
          </table:table-cell>
          <table:table-cell office:value-type="float" office:value="2805" calcext:value-type="float">
            <text:p>2805</text:p>
          </table:table-cell>
          <table:table-cell office:value-type="float" office:value="3206" calcext:value-type="float">
            <text:p>3206</text:p>
          </table:table-cell>
          <table:table-cell office:value-type="float" office:value="3606" calcext:value-type="float">
            <text:p>3606</text:p>
          </table:table-cell>
          <table:table-cell office:value-type="float" office:value="4007" calcext:value-type="float">
            <text:p>40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string" calcext:value-type="string">
            <text:p>1:2</text:p>
          </table:table-cell>
          <table:table-cell office:value-type="float" office:value="3" calcext:value-type="float">
            <text:p>3</text:p>
          </table:table-cell>
          <table:table-cell office:value-type="float" office:value="673" calcext:value-type="float">
            <text:p>673</text:p>
          </table:table-cell>
          <table:table-cell office:value-type="float" office:value="1346" calcext:value-type="float">
            <text:p>1346</text:p>
          </table:table-cell>
          <table:table-cell office:value-type="float" office:value="2020" calcext:value-type="float">
            <text:p>2020</text:p>
          </table:table-cell>
          <table:table-cell office:value-type="float" office:value="2693" calcext:value-type="float">
            <text:p>2693</text:p>
          </table:table-cell>
          <table:table-cell office:value-type="float" office:value="3366" calcext:value-type="float">
            <text:p>3366</text:p>
          </table:table-cell>
          <table:table-cell office:value-type="float" office:value="4039" calcext:value-type="float">
            <text:p>4039</text:p>
          </table:table-cell>
          <table:table-cell office:value-type="float" office:value="4713" calcext:value-type="float">
            <text:p>4713</text:p>
          </table:table-cell>
          <table:table-cell office:value-type="float" office:value="5386" calcext:value-type="float">
            <text:p>5386</text:p>
          </table:table-cell>
          <table:table-cell office:value-type="float" office:value="6059" calcext:value-type="float">
            <text:p>6059</text:p>
          </table:table-cell>
          <table:table-cell office:value-type="float" office:value="6732" calcext:value-type="float">
            <text:p>67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string" calcext:value-type="string">
            <text:p>1:2</text:p>
          </table:table-cell>
          <table:table-cell office:value-type="float" office:value="6" calcext:value-type="float">
            <text:p>6</text:p>
          </table:table-cell>
          <table:table-cell office:value-type="float" office:value="1846" calcext:value-type="float">
            <text:p>1846</text:p>
          </table:table-cell>
          <table:table-cell office:value-type="float" office:value="3693" calcext:value-type="float">
            <text:p>3693</text:p>
          </table:table-cell>
          <table:table-cell office:value-type="float" office:value="5539" calcext:value-type="float">
            <text:p>5539</text:p>
          </table:table-cell>
          <table:table-cell office:value-type="float" office:value="7385" calcext:value-type="float">
            <text:p>7385</text:p>
          </table:table-cell>
          <table:table-cell office:value-type="float" office:value="9231" calcext:value-type="float">
            <text:p>9231</text:p>
          </table:table-cell>
          <table:table-cell office:value-type="float" office:value="11078" calcext:value-type="float">
            <text:p>11078</text:p>
          </table:table-cell>
          <table:table-cell office:value-type="float" office:value="12924" calcext:value-type="float">
            <text:p>12924</text:p>
          </table:table-cell>
          <table:table-cell office:value-type="float" office:value="14770" calcext:value-type="float">
            <text:p>14770</text:p>
          </table:table-cell>
          <table:table-cell office:value-type="float" office:value="16617" calcext:value-type="float">
            <text:p>16617</text:p>
          </table:table-cell>
          <table:table-cell office:value-type="float" office:value="18463" calcext:value-type="float">
            <text:p>1846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string" calcext:value-type="string">
            <text:p>1:2</text:p>
          </table:table-cell>
          <table:table-cell office:value-type="float" office:value="9" calcext:value-type="float">
            <text:p>9</text:p>
          </table:table-cell>
          <table:table-cell office:value-type="float" office:value="3695" calcext:value-type="float">
            <text:p>3695</text:p>
          </table:table-cell>
          <table:table-cell office:value-type="float" office:value="7390" calcext:value-type="float">
            <text:p>7390</text:p>
          </table:table-cell>
          <table:table-cell office:value-type="float" office:value="11085" calcext:value-type="float">
            <text:p>11085</text:p>
          </table:table-cell>
          <table:table-cell office:value-type="float" office:value="14780" calcext:value-type="float">
            <text:p>14780</text:p>
          </table:table-cell>
          <table:table-cell office:value-type="float" office:value="18475" calcext:value-type="float">
            <text:p>18475</text:p>
          </table:table-cell>
          <table:table-cell office:value-type="float" office:value="22170" calcext:value-type="float">
            <text:p>22170</text:p>
          </table:table-cell>
          <table:table-cell office:value-type="float" office:value="25865" calcext:value-type="float">
            <text:p>25865</text:p>
          </table:table-cell>
          <table:table-cell office:value-type="float" office:value="29560" calcext:value-type="float">
            <text:p>29560</text:p>
          </table:table-cell>
          <table:table-cell office:value-type="float" office:value="33255" calcext:value-type="float">
            <text:p>33255</text:p>
          </table:table-cell>
          <table:table-cell office:value-type="float" office:value="36950" calcext:value-type="float">
            <text:p>369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string" calcext:value-type="string">
            <text:p>1:2</text:p>
          </table:table-cell>
          <table:table-cell office:value-type="float" office:value="10" calcext:value-type="float">
            <text:p>10</text:p>
          </table:table-cell>
          <table:table-cell office:value-type="float" office:value="4499" calcext:value-type="float">
            <text:p>4499</text:p>
          </table:table-cell>
          <table:table-cell office:value-type="float" office:value="8998" calcext:value-type="float">
            <text:p>8998</text:p>
          </table:table-cell>
          <table:table-cell office:value-type="float" office:value="13497" calcext:value-type="float">
            <text:p>13497</text:p>
          </table:table-cell>
          <table:table-cell office:value-type="float" office:value="17996" calcext:value-type="float">
            <text:p>17996</text:p>
          </table:table-cell>
          <table:table-cell office:value-type="float" office:value="22495" calcext:value-type="float">
            <text:p>22495</text:p>
          </table:table-cell>
          <table:table-cell office:value-type="float" office:value="26994" calcext:value-type="float">
            <text:p>26994</text:p>
          </table:table-cell>
          <table:table-cell office:value-type="float" office:value="31493" calcext:value-type="float">
            <text:p>31493</text:p>
          </table:table-cell>
          <table:table-cell office:value-type="float" office:value="35992" calcext:value-type="float">
            <text:p>35992</text:p>
          </table:table-cell>
          <table:table-cell office:value-type="float" office:value="40491" calcext:value-type="float">
            <text:p>40491</text:p>
          </table:table-cell>
          <table:table-cell office:value-type="float" office:value="44990" calcext:value-type="float">
            <text:p>4499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string" calcext:value-type="string">
            <text:p>1:1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89" calcext:value-type="float">
            <text:p>89</text:p>
          </table:table-cell>
          <table:table-cell office:value-type="float" office:value="133" calcext:value-type="float">
            <text:p>133</text:p>
          </table:table-cell>
          <table:table-cell office:value-type="float" office:value="178" calcext:value-type="float">
            <text:p>178</text:p>
          </table:table-cell>
          <table:table-cell office:value-type="float" office:value="222" calcext:value-type="float">
            <text:p>222</text:p>
          </table:table-cell>
          <table:table-cell office:value-type="float" office:value="267" calcext:value-type="float">
            <text:p>267</text:p>
          </table:table-cell>
          <table:table-cell office:value-type="float" office:value="311" calcext:value-type="float">
            <text:p>311</text:p>
          </table:table-cell>
          <table:table-cell office:value-type="float" office:value="356" calcext:value-type="float">
            <text:p>356</text:p>
          </table:table-cell>
          <table:table-cell office:value-type="float" office:value="400" calcext:value-type="float">
            <text:p>400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string" calcext:value-type="string">
            <text:p>1: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1" calcext:value-type="float">
            <text:p>301</text:p>
          </table:table-cell>
          <table:table-cell office:value-type="float" office:value="401" calcext:value-type="float">
            <text:p>401</text:p>
          </table:table-cell>
          <table:table-cell office:value-type="float" office:value="501" calcext:value-type="float">
            <text:p>501</text:p>
          </table:table-cell>
          <table:table-cell office:value-type="float" office:value="601" calcext:value-type="float">
            <text:p>601</text:p>
          </table:table-cell>
          <table:table-cell office:value-type="float" office:value="701" calcext:value-type="float">
            <text:p>701</text:p>
          </table:table-cell>
          <table:table-cell office:value-type="float" office:value="801" calcext:value-type="float">
            <text:p>801</text:p>
          </table:table-cell>
          <table:table-cell office:value-type="float" office:value="902" calcext:value-type="float">
            <text:p>902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string" calcext:value-type="string">
            <text:p>1:1</text:p>
          </table:table-cell>
          <table:table-cell office:value-type="float" office:value="3" calcext:value-type="float">
            <text:p>3</text:p>
          </table:table-cell>
          <table:table-cell office:value-type="float" office:value="168" calcext:value-type="float">
            <text:p>168</text:p>
          </table:table-cell>
          <table:table-cell office:value-type="float" office:value="337" calcext:value-type="float">
            <text:p>337</text:p>
          </table:table-cell>
          <table:table-cell office:value-type="float" office:value="505" calcext:value-type="float">
            <text:p>505</text:p>
          </table:table-cell>
          <table:table-cell office:value-type="float" office:value="673" calcext:value-type="float">
            <text:p>673</text:p>
          </table:table-cell>
          <table:table-cell office:value-type="float" office:value="842" calcext:value-type="float">
            <text:p>842</text:p>
          </table:table-cell>
          <table:table-cell office:value-type="float" office:value="1010" calcext:value-type="float">
            <text:p>1010</text:p>
          </table:table-cell>
          <table:table-cell office:value-type="float" office:value="1178" calcext:value-type="float">
            <text:p>1178</text:p>
          </table:table-cell>
          <table:table-cell office:value-type="float" office:value="1346" calcext:value-type="float">
            <text:p>1346</text:p>
          </table:table-cell>
          <table:table-cell office:value-type="float" office:value="1515" calcext:value-type="float">
            <text:p>1515</text:p>
          </table:table-cell>
          <table:table-cell office:value-type="float" office:value="1683" calcext:value-type="float">
            <text:p>168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string" calcext:value-type="string">
            <text:p>1:1</text:p>
          </table:table-cell>
          <table:table-cell office:value-type="float" office:value="6" calcext:value-type="float">
            <text:p>6</text:p>
          </table:table-cell>
          <table:table-cell office:value-type="float" office:value="462" calcext:value-type="float">
            <text:p>462</text:p>
          </table:table-cell>
          <table:table-cell office:value-type="float" office:value="923" calcext:value-type="float">
            <text:p>923</text:p>
          </table:table-cell>
          <table:table-cell office:value-type="float" office:value="1385" calcext:value-type="float">
            <text:p>1385</text:p>
          </table:table-cell>
          <table:table-cell office:value-type="float" office:value="1846" calcext:value-type="float">
            <text:p>1846</text:p>
          </table:table-cell>
          <table:table-cell office:value-type="float" office:value="2308" calcext:value-type="float">
            <text:p>2308</text:p>
          </table:table-cell>
          <table:table-cell office:value-type="float" office:value="2769" calcext:value-type="float">
            <text:p>2769</text:p>
          </table:table-cell>
          <table:table-cell office:value-type="float" office:value="3231" calcext:value-type="float">
            <text:p>3231</text:p>
          </table:table-cell>
          <table:table-cell office:value-type="float" office:value="3693" calcext:value-type="float">
            <text:p>3693</text:p>
          </table:table-cell>
          <table:table-cell office:value-type="float" office:value="4154" calcext:value-type="float">
            <text:p>4154</text:p>
          </table:table-cell>
          <table:table-cell office:value-type="float" office:value="4616" calcext:value-type="float">
            <text:p>46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string" calcext:value-type="string">
            <text:p>1:1</text:p>
          </table:table-cell>
          <table:table-cell office:value-type="float" office:value="9" calcext:value-type="float">
            <text:p>9</text:p>
          </table:table-cell>
          <table:table-cell office:value-type="float" office:value="924" calcext:value-type="float">
            <text:p>924</text:p>
          </table:table-cell>
          <table:table-cell office:value-type="float" office:value="1848" calcext:value-type="float">
            <text:p>1848</text:p>
          </table:table-cell>
          <table:table-cell office:value-type="float" office:value="2771" calcext:value-type="float">
            <text:p>2771</text:p>
          </table:table-cell>
          <table:table-cell office:value-type="float" office:value="3695" calcext:value-type="float">
            <text:p>3695</text:p>
          </table:table-cell>
          <table:table-cell office:value-type="float" office:value="4619" calcext:value-type="float">
            <text:p>4619</text:p>
          </table:table-cell>
          <table:table-cell office:value-type="float" office:value="5543" calcext:value-type="float">
            <text:p>5543</text:p>
          </table:table-cell>
          <table:table-cell office:value-type="float" office:value="6466" calcext:value-type="float">
            <text:p>6466</text:p>
          </table:table-cell>
          <table:table-cell office:value-type="float" office:value="7390" calcext:value-type="float">
            <text:p>7390</text:p>
          </table:table-cell>
          <table:table-cell office:value-type="float" office:value="8314" calcext:value-type="float">
            <text:p>8314</text:p>
          </table:table-cell>
          <table:table-cell office:value-type="float" office:value="9238" calcext:value-type="float">
            <text:p>923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string" calcext:value-type="string">
            <text:p>1:1</text:p>
          </table:table-cell>
          <table:table-cell office:value-type="float" office:value="10" calcext:value-type="float">
            <text:p>10</text:p>
          </table:table-cell>
          <table:table-cell office:value-type="float" office:value="1125" calcext:value-type="float">
            <text:p>1125</text:p>
          </table:table-cell>
          <table:table-cell office:value-type="float" office:value="2249" calcext:value-type="float">
            <text:p>2249</text:p>
          </table:table-cell>
          <table:table-cell office:value-type="float" office:value="3374" calcext:value-type="float">
            <text:p>3374</text:p>
          </table:table-cell>
          <table:table-cell office:value-type="float" office:value="4499" calcext:value-type="float">
            <text:p>4499</text:p>
          </table:table-cell>
          <table:table-cell office:value-type="float" office:value="5624" calcext:value-type="float">
            <text:p>5624</text:p>
          </table:table-cell>
          <table:table-cell office:value-type="float" office:value="6748" calcext:value-type="float">
            <text:p>6748</text:p>
          </table:table-cell>
          <table:table-cell office:value-type="float" office:value="7873" calcext:value-type="float">
            <text:p>7873</text:p>
          </table:table-cell>
          <table:table-cell office:value-type="float" office:value="8998" calcext:value-type="float">
            <text:p>8998</text:p>
          </table:table-cell>
          <table:table-cell office:value-type="float" office:value="10123" calcext:value-type="float">
            <text:p>10123</text:p>
          </table:table-cell>
          <table:table-cell office:value-type="float" office:value="11247" calcext:value-type="float">
            <text:p>112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string" calcext:value-type="string">
            <text:p>2:1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178" calcext:value-type="float">
            <text:p>178</text:p>
          </table:table-cell>
          <table:table-cell office:value-type="float" office:value="267" calcext:value-type="float">
            <text:p>267</text:p>
          </table:table-cell>
          <table:table-cell office:value-type="float" office:value="356" calcext:value-type="float">
            <text:p>356</text:p>
          </table:table-cell>
          <table:table-cell office:value-type="float" office:value="445" calcext:value-type="float">
            <text:p>445</text:p>
          </table:table-cell>
          <table:table-cell office:value-type="float" office:value="534" calcext:value-type="float">
            <text:p>534</text:p>
          </table:table-cell>
          <table:table-cell office:value-type="float" office:value="623" calcext:value-type="float">
            <text:p>623</text:p>
          </table:table-cell>
          <table:table-cell office:value-type="float" office:value="712" calcext:value-type="float">
            <text:p>712</text:p>
          </table:table-cell>
          <table:table-cell office:value-type="float" office:value="801" calcext:value-type="float">
            <text:p>801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string" calcext:value-type="string">
            <text:p>2:1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401" calcext:value-type="float">
            <text:p>401</text:p>
          </table:table-cell>
          <table:table-cell office:value-type="float" office:value="601" calcext:value-type="float">
            <text:p>601</text:p>
          </table:table-cell>
          <table:table-cell office:value-type="float" office:value="801" calcext:value-type="float">
            <text:p>801</text:p>
          </table:table-cell>
          <table:table-cell office:value-type="float" office:value="1002" calcext:value-type="float">
            <text:p>1002</text:p>
          </table:table-cell>
          <table:table-cell office:value-type="float" office:value="1202" calcext:value-type="float">
            <text:p>1202</text:p>
          </table:table-cell>
          <table:table-cell office:value-type="float" office:value="1403" calcext:value-type="float">
            <text:p>1403</text:p>
          </table:table-cell>
          <table:table-cell office:value-type="float" office:value="1603" calcext:value-type="float">
            <text:p>1603</text:p>
          </table:table-cell>
          <table:table-cell office:value-type="float" office:value="1803" calcext:value-type="float">
            <text:p>1803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string" calcext:value-type="string">
            <text:p>2:1</text:p>
          </table:table-cell>
          <table:table-cell office:value-type="float" office:value="3" calcext:value-type="float">
            <text:p>3</text:p>
          </table:table-cell>
          <table:table-cell office:value-type="float" office:value="337" calcext:value-type="float">
            <text:p>337</text:p>
          </table:table-cell>
          <table:table-cell office:value-type="float" office:value="673" calcext:value-type="float">
            <text:p>673</text:p>
          </table:table-cell>
          <table:table-cell office:value-type="float" office:value="1010" calcext:value-type="float">
            <text:p>1010</text:p>
          </table:table-cell>
          <table:table-cell office:value-type="float" office:value="1346" calcext:value-type="float">
            <text:p>1346</text:p>
          </table:table-cell>
          <table:table-cell office:value-type="float" office:value="1683" calcext:value-type="float">
            <text:p>1683</text:p>
          </table:table-cell>
          <table:table-cell office:value-type="float" office:value="2020" calcext:value-type="float">
            <text:p>2020</text:p>
          </table:table-cell>
          <table:table-cell office:value-type="float" office:value="2356" calcext:value-type="float">
            <text:p>2356</text:p>
          </table:table-cell>
          <table:table-cell office:value-type="float" office:value="2693" calcext:value-type="float">
            <text:p>2693</text:p>
          </table:table-cell>
          <table:table-cell office:value-type="float" office:value="3030" calcext:value-type="float">
            <text:p>3030</text:p>
          </table:table-cell>
          <table:table-cell office:value-type="float" office:value="3366" calcext:value-type="float">
            <text:p>336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string" calcext:value-type="string">
            <text:p>2:1</text:p>
          </table:table-cell>
          <table:table-cell office:value-type="float" office:value="6" calcext:value-type="float">
            <text:p>6</text:p>
          </table:table-cell>
          <table:table-cell office:value-type="float" office:value="923" calcext:value-type="float">
            <text:p>923</text:p>
          </table:table-cell>
          <table:table-cell office:value-type="float" office:value="1846" calcext:value-type="float">
            <text:p>1846</text:p>
          </table:table-cell>
          <table:table-cell office:value-type="float" office:value="2769" calcext:value-type="float">
            <text:p>2769</text:p>
          </table:table-cell>
          <table:table-cell office:value-type="float" office:value="3693" calcext:value-type="float">
            <text:p>3693</text:p>
          </table:table-cell>
          <table:table-cell office:value-type="float" office:value="4616" calcext:value-type="float">
            <text:p>4616</text:p>
          </table:table-cell>
          <table:table-cell office:value-type="float" office:value="5539" calcext:value-type="float">
            <text:p>5539</text:p>
          </table:table-cell>
          <table:table-cell office:value-type="float" office:value="6462" calcext:value-type="float">
            <text:p>6462</text:p>
          </table:table-cell>
          <table:table-cell office:value-type="float" office:value="7385" calcext:value-type="float">
            <text:p>7385</text:p>
          </table:table-cell>
          <table:table-cell office:value-type="float" office:value="8308" calcext:value-type="float">
            <text:p>8308</text:p>
          </table:table-cell>
          <table:table-cell office:value-type="float" office:value="9231" calcext:value-type="float">
            <text:p>92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string" calcext:value-type="string">
            <text:p>2:1</text:p>
          </table:table-cell>
          <table:table-cell office:value-type="float" office:value="9" calcext:value-type="float">
            <text:p>9</text:p>
          </table:table-cell>
          <table:table-cell office:value-type="float" office:value="1848" calcext:value-type="float">
            <text:p>1848</text:p>
          </table:table-cell>
          <table:table-cell office:value-type="float" office:value="3695" calcext:value-type="float">
            <text:p>3695</text:p>
          </table:table-cell>
          <table:table-cell office:value-type="float" office:value="5543" calcext:value-type="float">
            <text:p>5543</text:p>
          </table:table-cell>
          <table:table-cell office:value-type="float" office:value="7390" calcext:value-type="float">
            <text:p>7390</text:p>
          </table:table-cell>
          <table:table-cell office:value-type="float" office:value="9238" calcext:value-type="float">
            <text:p>9238</text:p>
          </table:table-cell>
          <table:table-cell office:value-type="float" office:value="11085" calcext:value-type="float">
            <text:p>11085</text:p>
          </table:table-cell>
          <table:table-cell office:value-type="float" office:value="12933" calcext:value-type="float">
            <text:p>12933</text:p>
          </table:table-cell>
          <table:table-cell office:value-type="float" office:value="14780" calcext:value-type="float">
            <text:p>14780</text:p>
          </table:table-cell>
          <table:table-cell office:value-type="float" office:value="16628" calcext:value-type="float">
            <text:p>16628</text:p>
          </table:table-cell>
          <table:table-cell office:value-type="float" office:value="18475" calcext:value-type="float">
            <text:p>1847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string" calcext:value-type="string">
            <text:p>2:1</text:p>
          </table:table-cell>
          <table:table-cell office:value-type="float" office:value="10" calcext:value-type="float">
            <text:p>10</text:p>
          </table:table-cell>
          <table:table-cell office:value-type="float" office:value="2249" calcext:value-type="float">
            <text:p>2249</text:p>
          </table:table-cell>
          <table:table-cell office:value-type="float" office:value="4499" calcext:value-type="float">
            <text:p>4499</text:p>
          </table:table-cell>
          <table:table-cell office:value-type="float" office:value="6748" calcext:value-type="float">
            <text:p>6748</text:p>
          </table:table-cell>
          <table:table-cell office:value-type="float" office:value="8998" calcext:value-type="float">
            <text:p>8998</text:p>
          </table:table-cell>
          <table:table-cell office:value-type="float" office:value="11247" calcext:value-type="float">
            <text:p>11247</text:p>
          </table:table-cell>
          <table:table-cell office:value-type="float" office:value="13497" calcext:value-type="float">
            <text:p>13497</text:p>
          </table:table-cell>
          <table:table-cell office:value-type="float" office:value="15746" calcext:value-type="float">
            <text:p>15746</text:p>
          </table:table-cell>
          <table:table-cell office:value-type="float" office:value="17996" calcext:value-type="float">
            <text:p>17996</text:p>
          </table:table-cell>
          <table:table-cell office:value-type="float" office:value="20245" calcext:value-type="float">
            <text:p>20245</text:p>
          </table:table-cell>
          <table:table-cell office:value-type="float" office:value="22495" calcext:value-type="float">
            <text:p>2249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string" calcext:value-type="string">
            <text:p>1: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float" office:value="89" calcext:value-type="float">
            <text:p>89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56" calcext:value-type="float">
            <text:p>156</text:p>
          </table:table-cell>
          <table:table-cell office:value-type="float" office:value="178" calcext:value-type="float">
            <text:p>178</text:p>
          </table:table-cell>
          <table:table-cell office:value-type="float" office:value="200" calcext:value-type="float">
            <text:p>200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string" calcext:value-type="string">
            <text:p>1: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1" calcext:value-type="float">
            <text:p>301</text:p>
          </table:table-cell>
          <table:table-cell office:value-type="float" office:value="351" calcext:value-type="float">
            <text:p>351</text:p>
          </table:table-cell>
          <table:table-cell office:value-type="float" office:value="401" calcext:value-type="float">
            <text:p>401</text:p>
          </table:table-cell>
          <table:table-cell office:value-type="float" office:value="451" calcext:value-type="float">
            <text:p>45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string" calcext:value-type="string">
            <text:p>1:2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168" calcext:value-type="float">
            <text:p>168</text:p>
          </table:table-cell>
          <table:table-cell office:value-type="float" office:value="252" calcext:value-type="float">
            <text:p>252</text:p>
          </table:table-cell>
          <table:table-cell office:value-type="float" office:value="337" calcext:value-type="float">
            <text:p>337</text:p>
          </table:table-cell>
          <table:table-cell office:value-type="float" office:value="421" calcext:value-type="float">
            <text:p>421</text:p>
          </table:table-cell>
          <table:table-cell office:value-type="float" office:value="505" calcext:value-type="float">
            <text:p>505</text:p>
          </table:table-cell>
          <table:table-cell office:value-type="float" office:value="589" calcext:value-type="float">
            <text:p>589</text:p>
          </table:table-cell>
          <table:table-cell office:value-type="float" office:value="673" calcext:value-type="float">
            <text:p>673</text:p>
          </table:table-cell>
          <table:table-cell office:value-type="float" office:value="757" calcext:value-type="float">
            <text:p>757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string" calcext:value-type="string">
            <text:p>1:2</text:p>
          </table:table-cell>
          <table:table-cell office:value-type="float" office:value="6" calcext:value-type="float">
            <text:p>6</text:p>
          </table:table-cell>
          <table:table-cell office:value-type="float" office:value="231" calcext:value-type="float">
            <text:p>231</text:p>
          </table:table-cell>
          <table:table-cell office:value-type="float" office:value="462" calcext:value-type="float">
            <text:p>462</text:p>
          </table:table-cell>
          <table:table-cell office:value-type="float" office:value="692" calcext:value-type="float">
            <text:p>692</text:p>
          </table:table-cell>
          <table:table-cell office:value-type="float" office:value="923" calcext:value-type="float">
            <text:p>923</text:p>
          </table:table-cell>
          <table:table-cell office:value-type="float" office:value="1154" calcext:value-type="float">
            <text:p>1154</text:p>
          </table:table-cell>
          <table:table-cell office:value-type="float" office:value="1385" calcext:value-type="float">
            <text:p>1385</text:p>
          </table:table-cell>
          <table:table-cell office:value-type="float" office:value="1615" calcext:value-type="float">
            <text:p>1615</text:p>
          </table:table-cell>
          <table:table-cell office:value-type="float" office:value="1846" calcext:value-type="float">
            <text:p>1846</text:p>
          </table:table-cell>
          <table:table-cell office:value-type="float" office:value="2077" calcext:value-type="float">
            <text:p>2077</text:p>
          </table:table-cell>
          <table:table-cell office:value-type="float" office:value="2308" calcext:value-type="float">
            <text:p>23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string" calcext:value-type="string">
            <text:p>1:2</text:p>
          </table:table-cell>
          <table:table-cell office:value-type="float" office:value="9" calcext:value-type="float">
            <text:p>9</text:p>
          </table:table-cell>
          <table:table-cell office:value-type="float" office:value="462" calcext:value-type="float">
            <text:p>462</text:p>
          </table:table-cell>
          <table:table-cell office:value-type="float" office:value="924" calcext:value-type="float">
            <text:p>924</text:p>
          </table:table-cell>
          <table:table-cell office:value-type="float" office:value="1386" calcext:value-type="float">
            <text:p>1386</text:p>
          </table:table-cell>
          <table:table-cell office:value-type="float" office:value="1848" calcext:value-type="float">
            <text:p>1848</text:p>
          </table:table-cell>
          <table:table-cell office:value-type="float" office:value="2309" calcext:value-type="float">
            <text:p>2309</text:p>
          </table:table-cell>
          <table:table-cell office:value-type="float" office:value="2771" calcext:value-type="float">
            <text:p>2771</text:p>
          </table:table-cell>
          <table:table-cell office:value-type="float" office:value="3233" calcext:value-type="float">
            <text:p>3233</text:p>
          </table:table-cell>
          <table:table-cell office:value-type="float" office:value="3695" calcext:value-type="float">
            <text:p>3695</text:p>
          </table:table-cell>
          <table:table-cell office:value-type="float" office:value="4157" calcext:value-type="float">
            <text:p>4157</text:p>
          </table:table-cell>
          <table:table-cell office:value-type="float" office:value="4619" calcext:value-type="float">
            <text:p>461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string" calcext:value-type="string">
            <text:p>1:2</text:p>
          </table:table-cell>
          <table:table-cell office:value-type="float" office:value="10" calcext:value-type="float">
            <text:p>10</text:p>
          </table:table-cell>
          <table:table-cell office:value-type="float" office:value="562" calcext:value-type="float">
            <text:p>562</text:p>
          </table:table-cell>
          <table:table-cell office:value-type="float" office:value="1125" calcext:value-type="float">
            <text:p>1125</text:p>
          </table:table-cell>
          <table:table-cell office:value-type="float" office:value="1687" calcext:value-type="float">
            <text:p>1687</text:p>
          </table:table-cell>
          <table:table-cell office:value-type="float" office:value="2249" calcext:value-type="float">
            <text:p>2249</text:p>
          </table:table-cell>
          <table:table-cell office:value-type="float" office:value="2812" calcext:value-type="float">
            <text:p>2812</text:p>
          </table:table-cell>
          <table:table-cell office:value-type="float" office:value="3374" calcext:value-type="float">
            <text:p>3374</text:p>
          </table:table-cell>
          <table:table-cell office:value-type="float" office:value="3937" calcext:value-type="float">
            <text:p>3937</text:p>
          </table:table-cell>
          <table:table-cell office:value-type="float" office:value="4499" calcext:value-type="float">
            <text:p>4499</text:p>
          </table:table-cell>
          <table:table-cell office:value-type="float" office:value="5061" calcext:value-type="float">
            <text:p>5061</text:p>
          </table:table-cell>
          <table:table-cell office:value-type="float" office:value="5624" calcext:value-type="float">
            <text:p>56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string" calcext:value-type="string">
            <text:p>1:1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string" calcext:value-type="string">
            <text:p>1: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1" calcext:value-type="float">
            <text:p>301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string" calcext:value-type="string">
            <text:p>1:1</text:p>
          </table:table-cell>
          <table:table-cell office:value-type="float" office:value="3" calcext:value-type="float">
            <text:p>3</text:p>
          </table:table-cell>
          <table:table-cell office:value-type="float" office:value="168" calcext:value-type="float">
            <text:p>168</text:p>
          </table:table-cell>
          <table:table-cell office:value-type="float" office:value="337" calcext:value-type="float">
            <text:p>337</text:p>
          </table:table-cell>
          <table:table-cell office:value-type="float" office:value="505" calcext:value-type="float">
            <text:p>505</text:p>
          </table:table-cell>
          <table:table-cell office:value-type="float" office:value="673" calcext:value-type="float">
            <text:p>673</text:p>
          </table:table-cell>
          <table:table-cell office:value-type="float" office:value="842" calcext:value-type="float">
            <text:p>842</text:p>
          </table:table-cell>
          <table:table-cell office:value-type="float" office:value="1010" calcext:value-type="float">
            <text:p>1010</text:p>
          </table:table-cell>
          <table:table-cell office:value-type="float" office:value="1178" calcext:value-type="float">
            <text:p>1178</text:p>
          </table:table-cell>
          <table:table-cell office:value-type="float" office:value="1346" calcext:value-type="float">
            <text:p>1346</text:p>
          </table:table-cell>
          <table:table-cell office:value-type="float" office:value="1515" calcext:value-type="float">
            <text:p>1515</text:p>
          </table:table-cell>
          <table:table-cell office:value-type="float" office:value="1683" calcext:value-type="float">
            <text:p>168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string" calcext:value-type="string">
            <text:p>1:1</text:p>
          </table:table-cell>
          <table:table-cell office:value-type="float" office:value="6" calcext:value-type="float">
            <text:p>6</text:p>
          </table:table-cell>
          <table:table-cell office:value-type="float" office:value="462" calcext:value-type="float">
            <text:p>462</text:p>
          </table:table-cell>
          <table:table-cell office:value-type="float" office:value="923" calcext:value-type="float">
            <text:p>923</text:p>
          </table:table-cell>
          <table:table-cell office:value-type="float" office:value="1385" calcext:value-type="float">
            <text:p>1385</text:p>
          </table:table-cell>
          <table:table-cell office:value-type="float" office:value="1846" calcext:value-type="float">
            <text:p>1846</text:p>
          </table:table-cell>
          <table:table-cell office:value-type="float" office:value="2308" calcext:value-type="float">
            <text:p>2308</text:p>
          </table:table-cell>
          <table:table-cell office:value-type="float" office:value="2769" calcext:value-type="float">
            <text:p>2769</text:p>
          </table:table-cell>
          <table:table-cell office:value-type="float" office:value="3231" calcext:value-type="float">
            <text:p>3231</text:p>
          </table:table-cell>
          <table:table-cell office:value-type="float" office:value="3693" calcext:value-type="float">
            <text:p>3693</text:p>
          </table:table-cell>
          <table:table-cell office:value-type="float" office:value="4154" calcext:value-type="float">
            <text:p>4154</text:p>
          </table:table-cell>
          <table:table-cell office:value-type="float" office:value="4616" calcext:value-type="float">
            <text:p>461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string" calcext:value-type="string">
            <text:p>1:1</text:p>
          </table:table-cell>
          <table:table-cell office:value-type="float" office:value="9" calcext:value-type="float">
            <text:p>9</text:p>
          </table:table-cell>
          <table:table-cell office:value-type="float" office:value="924" calcext:value-type="float">
            <text:p>924</text:p>
          </table:table-cell>
          <table:table-cell office:value-type="float" office:value="1848" calcext:value-type="float">
            <text:p>1848</text:p>
          </table:table-cell>
          <table:table-cell office:value-type="float" office:value="2771" calcext:value-type="float">
            <text:p>2771</text:p>
          </table:table-cell>
          <table:table-cell office:value-type="float" office:value="3695" calcext:value-type="float">
            <text:p>3695</text:p>
          </table:table-cell>
          <table:table-cell office:value-type="float" office:value="4619" calcext:value-type="float">
            <text:p>4619</text:p>
          </table:table-cell>
          <table:table-cell office:value-type="float" office:value="5543" calcext:value-type="float">
            <text:p>5543</text:p>
          </table:table-cell>
          <table:table-cell office:value-type="float" office:value="6466" calcext:value-type="float">
            <text:p>6466</text:p>
          </table:table-cell>
          <table:table-cell office:value-type="float" office:value="7390" calcext:value-type="float">
            <text:p>7390</text:p>
          </table:table-cell>
          <table:table-cell office:value-type="float" office:value="8314" calcext:value-type="float">
            <text:p>8314</text:p>
          </table:table-cell>
          <table:table-cell office:value-type="float" office:value="9238" calcext:value-type="float">
            <text:p>923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string" calcext:value-type="string">
            <text:p>1:1</text:p>
          </table:table-cell>
          <table:table-cell office:value-type="float" office:value="10" calcext:value-type="float">
            <text:p>10</text:p>
          </table:table-cell>
          <table:table-cell office:value-type="float" office:value="1125" calcext:value-type="float">
            <text:p>1125</text:p>
          </table:table-cell>
          <table:table-cell office:value-type="float" office:value="2249" calcext:value-type="float">
            <text:p>2249</text:p>
          </table:table-cell>
          <table:table-cell office:value-type="float" office:value="3374" calcext:value-type="float">
            <text:p>3374</text:p>
          </table:table-cell>
          <table:table-cell office:value-type="float" office:value="4499" calcext:value-type="float">
            <text:p>4499</text:p>
          </table:table-cell>
          <table:table-cell office:value-type="float" office:value="5624" calcext:value-type="float">
            <text:p>5624</text:p>
          </table:table-cell>
          <table:table-cell office:value-type="float" office:value="6748" calcext:value-type="float">
            <text:p>6748</text:p>
          </table:table-cell>
          <table:table-cell office:value-type="float" office:value="7873" calcext:value-type="float">
            <text:p>7873</text:p>
          </table:table-cell>
          <table:table-cell office:value-type="float" office:value="8998" calcext:value-type="float">
            <text:p>8998</text:p>
          </table:table-cell>
          <table:table-cell office:value-type="float" office:value="10123" calcext:value-type="float">
            <text:p>10123</text:p>
          </table:table-cell>
          <table:table-cell office:value-type="float" office:value="11247" calcext:value-type="float">
            <text:p>1124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string" calcext:value-type="string">
            <text:p>2: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78" calcext:value-type="float">
            <text:p>178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string" calcext:value-type="string">
            <text:p>2: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01" calcext:value-type="float">
            <text:p>401</text:p>
          </table:table-cell>
          <table:table-cell office:value-type="float" office:value="601" calcext:value-type="float">
            <text:p>601</text:p>
          </table:table-cell>
          <table:table-cell office:value-type="float" office:value="801" calcext:value-type="float">
            <text:p>801</text:p>
          </table:table-cell>
          <table:table-cell office:value-type="float" office:value="1002" calcext:value-type="float">
            <text:p>1002</text:p>
          </table:table-cell>
          <table:table-cell office:value-type="float" office:value="1202" calcext:value-type="float">
            <text:p>1202</text:p>
          </table:table-cell>
          <table:table-cell office:value-type="float" office:value="1403" calcext:value-type="float">
            <text:p>14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string" calcext:value-type="string">
            <text:p>2: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  <table:table-cell office:value-type="float" office:value="673" calcext:value-type="float">
            <text:p>673</text:p>
          </table:table-cell>
          <table:table-cell office:value-type="float" office:value="1010" calcext:value-type="float">
            <text:p>1010</text:p>
          </table:table-cell>
          <table:table-cell office:value-type="float" office:value="1346" calcext:value-type="float">
            <text:p>1346</text:p>
          </table:table-cell>
          <table:table-cell office:value-type="float" office:value="1683" calcext:value-type="float">
            <text:p>1683</text:p>
          </table:table-cell>
          <table:table-cell office:value-type="float" office:value="2020" calcext:value-type="float">
            <text:p>2020</text:p>
          </table:table-cell>
          <table:table-cell office:value-type="float" office:value="2356" calcext:value-type="float">
            <text:p>2356</text:p>
          </table:table-cell>
          <table:table-cell office:value-type="float" office:value="2693" calcext:value-type="float">
            <text:p>2693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string" calcext:value-type="string">
            <text:p>2:1</text:p>
          </table:table-cell>
          <table:table-cell office:value-type="float" office:value="6" calcext:value-type="float">
            <text:p>6</text:p>
          </table:table-cell>
          <table:table-cell office:value-type="float" office:value="923" calcext:value-type="float">
            <text:p>923</text:p>
          </table:table-cell>
          <table:table-cell office:value-type="float" office:value="1846" calcext:value-type="float">
            <text:p>1846</text:p>
          </table:table-cell>
          <table:table-cell office:value-type="float" office:value="2769" calcext:value-type="float">
            <text:p>2769</text:p>
          </table:table-cell>
          <table:table-cell office:value-type="float" office:value="3693" calcext:value-type="float">
            <text:p>3693</text:p>
          </table:table-cell>
          <table:table-cell office:value-type="float" office:value="4616" calcext:value-type="float">
            <text:p>4616</text:p>
          </table:table-cell>
          <table:table-cell office:value-type="float" office:value="5539" calcext:value-type="float">
            <text:p>5539</text:p>
          </table:table-cell>
          <table:table-cell office:value-type="float" office:value="6462" calcext:value-type="float">
            <text:p>6462</text:p>
          </table:table-cell>
          <table:table-cell office:value-type="float" office:value="7385" calcext:value-type="float">
            <text:p>7385</text:p>
          </table:table-cell>
          <table:table-cell office:value-type="float" office:value="8308" calcext:value-type="float">
            <text:p>8308</text:p>
          </table:table-cell>
          <table:table-cell office:value-type="float" office:value="9231" calcext:value-type="float">
            <text:p>923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string" calcext:value-type="string">
            <text:p>2:1</text:p>
          </table:table-cell>
          <table:table-cell office:value-type="float" office:value="9" calcext:value-type="float">
            <text:p>9</text:p>
          </table:table-cell>
          <table:table-cell office:value-type="float" office:value="1848" calcext:value-type="float">
            <text:p>1848</text:p>
          </table:table-cell>
          <table:table-cell office:value-type="float" office:value="3695" calcext:value-type="float">
            <text:p>3695</text:p>
          </table:table-cell>
          <table:table-cell office:value-type="float" office:value="5543" calcext:value-type="float">
            <text:p>5543</text:p>
          </table:table-cell>
          <table:table-cell office:value-type="float" office:value="7390" calcext:value-type="float">
            <text:p>7390</text:p>
          </table:table-cell>
          <table:table-cell office:value-type="float" office:value="9238" calcext:value-type="float">
            <text:p>9238</text:p>
          </table:table-cell>
          <table:table-cell office:value-type="float" office:value="11085" calcext:value-type="float">
            <text:p>11085</text:p>
          </table:table-cell>
          <table:table-cell office:value-type="float" office:value="12933" calcext:value-type="float">
            <text:p>12933</text:p>
          </table:table-cell>
          <table:table-cell office:value-type="float" office:value="14780" calcext:value-type="float">
            <text:p>14780</text:p>
          </table:table-cell>
          <table:table-cell office:value-type="float" office:value="16628" calcext:value-type="float">
            <text:p>16628</text:p>
          </table:table-cell>
          <table:table-cell office:value-type="float" office:value="18475" calcext:value-type="float">
            <text:p>184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string" calcext:value-type="string">
            <text:p>2:1</text:p>
          </table:table-cell>
          <table:table-cell office:value-type="float" office:value="10" calcext:value-type="float">
            <text:p>10</text:p>
          </table:table-cell>
          <table:table-cell office:value-type="float" office:value="2249" calcext:value-type="float">
            <text:p>2249</text:p>
          </table:table-cell>
          <table:table-cell office:value-type="float" office:value="4499" calcext:value-type="float">
            <text:p>4499</text:p>
          </table:table-cell>
          <table:table-cell office:value-type="float" office:value="6748" calcext:value-type="float">
            <text:p>6748</text:p>
          </table:table-cell>
          <table:table-cell office:value-type="float" office:value="8998" calcext:value-type="float">
            <text:p>8998</text:p>
          </table:table-cell>
          <table:table-cell office:value-type="float" office:value="11247" calcext:value-type="float">
            <text:p>11247</text:p>
          </table:table-cell>
          <table:table-cell office:value-type="float" office:value="13497" calcext:value-type="float">
            <text:p>13497</text:p>
          </table:table-cell>
          <table:table-cell office:value-type="float" office:value="15746" calcext:value-type="float">
            <text:p>15746</text:p>
          </table:table-cell>
          <table:table-cell office:value-type="float" office:value="17996" calcext:value-type="float">
            <text:p>17996</text:p>
          </table:table-cell>
          <table:table-cell office:value-type="float" office:value="20245" calcext:value-type="float">
            <text:p>20245</text:p>
          </table:table-cell>
          <table:table-cell office:value-type="float" office:value="22495" calcext:value-type="float">
            <text:p>2249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string" calcext:value-type="string">
            <text:p>1: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string" calcext:value-type="string">
            <text:p>1: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string" calcext:value-type="string">
            <text:p>1: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68" calcext:value-type="float">
            <text:p>168</text:p>
          </table:table-cell>
          <table:table-cell office:value-type="float" office:value="252" calcext:value-type="float">
            <text:p>252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string" calcext:value-type="string">
            <text:p>1: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462" calcext:value-type="float">
            <text:p>462</text:p>
          </table:table-cell>
          <table:table-cell office:value-type="float" office:value="692" calcext:value-type="float">
            <text:p>692</text:p>
          </table:table-cell>
          <table:table-cell office:value-type="float" office:value="923" calcext:value-type="float">
            <text:p>923</text:p>
          </table:table-cell>
          <table:table-cell office:value-type="float" office:value="1154" calcext:value-type="float">
            <text:p>1154</text:p>
          </table:table-cell>
          <table:table-cell office:value-type="float" office:value="1385" calcext:value-type="float">
            <text:p>1385</text:p>
          </table:table-cell>
          <table:table-cell office:value-type="float" office:value="1615" calcext:value-type="float">
            <text:p>1615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string" calcext:value-type="string">
            <text:p>1: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office:value-type="float" office:value="924" calcext:value-type="float">
            <text:p>924</text:p>
          </table:table-cell>
          <table:table-cell office:value-type="float" office:value="1386" calcext:value-type="float">
            <text:p>1386</text:p>
          </table:table-cell>
          <table:table-cell office:value-type="float" office:value="1848" calcext:value-type="float">
            <text:p>1848</text:p>
          </table:table-cell>
          <table:table-cell office:value-type="float" office:value="2309" calcext:value-type="float">
            <text:p>2309</text:p>
          </table:table-cell>
          <table:table-cell office:value-type="float" office:value="2771" calcext:value-type="float">
            <text:p>2771</text:p>
          </table:table-cell>
          <table:table-cell office:value-type="float" office:value="3233" calcext:value-type="float">
            <text:p>3233</text:p>
          </table:table-cell>
          <table:table-cell office:value-type="float" office:value="3695" calcext:value-type="float">
            <text:p>3695</text:p>
          </table:table-cell>
          <table:table-cell office:value-type="float" office:value="4157" calcext:value-type="float">
            <text:p>415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string" calcext:value-type="string">
            <text:p>1: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62" calcext:value-type="float">
            <text:p>562</text:p>
          </table:table-cell>
          <table:table-cell office:value-type="float" office:value="1125" calcext:value-type="float">
            <text:p>1125</text:p>
          </table:table-cell>
          <table:table-cell office:value-type="float" office:value="1687" calcext:value-type="float">
            <text:p>1687</text:p>
          </table:table-cell>
          <table:table-cell office:value-type="float" office:value="2249" calcext:value-type="float">
            <text:p>2249</text:p>
          </table:table-cell>
          <table:table-cell office:value-type="float" office:value="2812" calcext:value-type="float">
            <text:p>2812</text:p>
          </table:table-cell>
          <table:table-cell office:value-type="float" office:value="3374" calcext:value-type="float">
            <text:p>3374</text:p>
          </table:table-cell>
          <table:table-cell office:value-type="float" office:value="3937" calcext:value-type="float">
            <text:p>3937</text:p>
          </table:table-cell>
          <table:table-cell office:value-type="float" office:value="4499" calcext:value-type="float">
            <text:p>4499</text:p>
          </table:table-cell>
          <table:table-cell office:value-type="float" office:value="5061" calcext:value-type="float">
            <text:p>506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string" calcext:value-type="string">
            <text:p>1:1</text:p>
          </table:table-cell>
          <table:table-cell office:value-type="float" office:value="1" calcext:value-type="float">
            <text:p>1</text:p>
          </table:table-cell>
          <table:table-cell table:formula="of:=[.C2]-[.C38]" office:value-type="float" office:value="312" calcext:value-type="float">
            <text:p>312</text:p>
          </table:table-cell>
          <table:table-cell table:formula="of:=[.D2]-[.D38]" office:value-type="float" office:value="623" calcext:value-type="float">
            <text:p>623</text:p>
          </table:table-cell>
          <table:table-cell table:formula="of:=[.E2]-[.E38]" office:value-type="float" office:value="935" calcext:value-type="float">
            <text:p>935</text:p>
          </table:table-cell>
          <table:table-cell table:formula="of:=[.F2]-[.F38]" office:value-type="float" office:value="1246" calcext:value-type="float">
            <text:p>1246</text:p>
          </table:table-cell>
          <table:table-cell table:formula="of:=[.G2]-[.G38]" office:value-type="float" office:value="1558" calcext:value-type="float">
            <text:p>1558</text:p>
          </table:table-cell>
          <table:table-cell table:formula="of:=[.H2]-[.H38]" office:value-type="float" office:value="1869" calcext:value-type="float">
            <text:p>1869</text:p>
          </table:table-cell>
          <table:table-cell table:formula="of:=[.I2]-[.I38]" office:value-type="float" office:value="2181" calcext:value-type="float">
            <text:p>2181</text:p>
          </table:table-cell>
          <table:table-cell table:formula="of:=[.J2]-[.J38]" office:value-type="float" office:value="2492" calcext:value-type="float">
            <text:p>2492</text:p>
          </table:table-cell>
          <table:table-cell table:formula="of:=[.K2]-[.K38]" office:value-type="float" office:value="2804" calcext:value-type="float">
            <text:p>2804</text:p>
          </table:table-cell>
          <table:table-cell table:formula="of:=[.L2]-[.L38]" office:value-type="float" office:value="3114" calcext:value-type="float">
            <text:p>31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1:1</text:p>
          </table:table-cell>
          <table:table-cell office:value-type="float" office:value="2" calcext:value-type="float">
            <text:p>2</text:p>
          </table:table-cell>
          <table:table-cell table:formula="of:=[.C3]-[.C39]" office:value-type="float" office:value="701" calcext:value-type="float">
            <text:p>701</text:p>
          </table:table-cell>
          <table:table-cell table:formula="of:=[.D3]-[.D39]" office:value-type="float" office:value="1403" calcext:value-type="float">
            <text:p>1403</text:p>
          </table:table-cell>
          <table:table-cell table:formula="of:=[.E3]-[.E39]" office:value-type="float" office:value="2103" calcext:value-type="float">
            <text:p>2103</text:p>
          </table:table-cell>
          <table:table-cell table:formula="of:=[.F3]-[.F39]" office:value-type="float" office:value="2805" calcext:value-type="float">
            <text:p>2805</text:p>
          </table:table-cell>
          <table:table-cell table:formula="of:=[.G3]-[.G39]" office:value-type="float" office:value="3506" calcext:value-type="float">
            <text:p>3506</text:p>
          </table:table-cell>
          <table:table-cell table:formula="of:=[.H3]-[.H39]" office:value-type="float" office:value="4208" calcext:value-type="float">
            <text:p>4208</text:p>
          </table:table-cell>
          <table:table-cell table:formula="of:=[.I3]-[.I39]" office:value-type="float" office:value="4909" calcext:value-type="float">
            <text:p>4909</text:p>
          </table:table-cell>
          <table:table-cell table:formula="of:=[.J3]-[.J39]" office:value-type="float" office:value="5611" calcext:value-type="float">
            <text:p>5611</text:p>
          </table:table-cell>
          <table:table-cell table:formula="of:=[.K3]-[.K39]" office:value-type="float" office:value="6311" calcext:value-type="float">
            <text:p>6311</text:p>
          </table:table-cell>
          <table:table-cell table:formula="of:=[.L3]-[.L39]" office:value-type="float" office:value="7012" calcext:value-type="float">
            <text:p>70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1:1</text:p>
          </table:table-cell>
          <table:table-cell office:value-type="float" office:value="3" calcext:value-type="float">
            <text:p>3</text:p>
          </table:table-cell>
          <table:table-cell table:formula="of:=[.C4]-[.C40]" office:value-type="float" office:value="1178" calcext:value-type="float">
            <text:p>1178</text:p>
          </table:table-cell>
          <table:table-cell table:formula="of:=[.D4]-[.D40]" office:value-type="float" office:value="2356" calcext:value-type="float">
            <text:p>2356</text:p>
          </table:table-cell>
          <table:table-cell table:formula="of:=[.E4]-[.E40]" office:value-type="float" office:value="3534" calcext:value-type="float">
            <text:p>3534</text:p>
          </table:table-cell>
          <table:table-cell table:formula="of:=[.F4]-[.F40]" office:value-type="float" office:value="4713" calcext:value-type="float">
            <text:p>4713</text:p>
          </table:table-cell>
          <table:table-cell table:formula="of:=[.G4]-[.G40]" office:value-type="float" office:value="5890" calcext:value-type="float">
            <text:p>5890</text:p>
          </table:table-cell>
          <table:table-cell table:formula="of:=[.H4]-[.H40]" office:value-type="float" office:value="7069" calcext:value-type="float">
            <text:p>7069</text:p>
          </table:table-cell>
          <table:table-cell table:formula="of:=[.I4]-[.I40]" office:value-type="float" office:value="8247" calcext:value-type="float">
            <text:p>8247</text:p>
          </table:table-cell>
          <table:table-cell table:formula="of:=[.J4]-[.J40]" office:value-type="float" office:value="9426" calcext:value-type="float">
            <text:p>9426</text:p>
          </table:table-cell>
          <table:table-cell table:formula="of:=[.K4]-[.K40]" office:value-type="float" office:value="10603" calcext:value-type="float">
            <text:p>10603</text:p>
          </table:table-cell>
          <table:table-cell table:formula="of:=[.L4]-[.L40]" office:value-type="float" office:value="11782" calcext:value-type="float">
            <text:p>1178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1:1</text:p>
          </table:table-cell>
          <table:table-cell office:value-type="float" office:value="6" calcext:value-type="float">
            <text:p>6</text:p>
          </table:table-cell>
          <table:table-cell table:formula="of:=[.C5]-[.C41]" office:value-type="float" office:value="3231" calcext:value-type="float">
            <text:p>3231</text:p>
          </table:table-cell>
          <table:table-cell table:formula="of:=[.D5]-[.D41]" office:value-type="float" office:value="6462" calcext:value-type="float">
            <text:p>6462</text:p>
          </table:table-cell>
          <table:table-cell table:formula="of:=[.E5]-[.E41]" office:value-type="float" office:value="9693" calcext:value-type="float">
            <text:p>9693</text:p>
          </table:table-cell>
          <table:table-cell table:formula="of:=[.F5]-[.F41]" office:value-type="float" office:value="12924" calcext:value-type="float">
            <text:p>12924</text:p>
          </table:table-cell>
          <table:table-cell table:formula="of:=[.G5]-[.G41]" office:value-type="float" office:value="16155" calcext:value-type="float">
            <text:p>16155</text:p>
          </table:table-cell>
          <table:table-cell table:formula="of:=[.H5]-[.H41]" office:value-type="float" office:value="19386" calcext:value-type="float">
            <text:p>19386</text:p>
          </table:table-cell>
          <table:table-cell table:formula="of:=[.I5]-[.I41]" office:value-type="float" office:value="22617" calcext:value-type="float">
            <text:p>22617</text:p>
          </table:table-cell>
          <table:table-cell table:formula="of:=[.J5]-[.J41]" office:value-type="float" office:value="25847" calcext:value-type="float">
            <text:p>25847</text:p>
          </table:table-cell>
          <table:table-cell table:formula="of:=[.K5]-[.K41]" office:value-type="float" office:value="29079" calcext:value-type="float">
            <text:p>29079</text:p>
          </table:table-cell>
          <table:table-cell table:formula="of:=[.L5]-[.L41]" office:value-type="float" office:value="32310" calcext:value-type="float">
            <text:p>323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1:1</text:p>
          </table:table-cell>
          <table:table-cell office:value-type="float" office:value="9" calcext:value-type="float">
            <text:p>9</text:p>
          </table:table-cell>
          <table:table-cell table:formula="of:=[.C6]-[.C42]" office:value-type="float" office:value="6466" calcext:value-type="float">
            <text:p>6466</text:p>
          </table:table-cell>
          <table:table-cell table:formula="of:=[.D6]-[.D42]" office:value-type="float" office:value="12932" calcext:value-type="float">
            <text:p>12932</text:p>
          </table:table-cell>
          <table:table-cell table:formula="of:=[.E6]-[.E42]" office:value-type="float" office:value="19399" calcext:value-type="float">
            <text:p>19399</text:p>
          </table:table-cell>
          <table:table-cell table:formula="of:=[.F6]-[.F42]" office:value-type="float" office:value="25865" calcext:value-type="float">
            <text:p>25865</text:p>
          </table:table-cell>
          <table:table-cell table:formula="of:=[.G6]-[.G42]" office:value-type="float" office:value="32331" calcext:value-type="float">
            <text:p>32331</text:p>
          </table:table-cell>
          <table:table-cell table:formula="of:=[.H6]-[.H42]" office:value-type="float" office:value="38798" calcext:value-type="float">
            <text:p>38798</text:p>
          </table:table-cell>
          <table:table-cell table:formula="of:=[.I6]-[.I42]" office:value-type="float" office:value="45265" calcext:value-type="float">
            <text:p>45265</text:p>
          </table:table-cell>
          <table:table-cell table:formula="of:=[.J6]-[.J42]" office:value-type="float" office:value="51731" calcext:value-type="float">
            <text:p>51731</text:p>
          </table:table-cell>
          <table:table-cell table:formula="of:=[.K6]-[.K42]" office:value-type="float" office:value="58197" calcext:value-type="float">
            <text:p>58197</text:p>
          </table:table-cell>
          <table:table-cell table:formula="of:=[.L6]-[.L42]" office:value-type="float" office:value="64663" calcext:value-type="float">
            <text:p>646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1:1</text:p>
          </table:table-cell>
          <table:table-cell office:value-type="float" office:value="10" calcext:value-type="float">
            <text:p>10</text:p>
          </table:table-cell>
          <table:table-cell table:formula="of:=[.C7]-[.C43]" office:value-type="float" office:value="7873" calcext:value-type="float">
            <text:p>7873</text:p>
          </table:table-cell>
          <table:table-cell table:formula="of:=[.D7]-[.D43]" office:value-type="float" office:value="15747" calcext:value-type="float">
            <text:p>15747</text:p>
          </table:table-cell>
          <table:table-cell table:formula="of:=[.E7]-[.E43]" office:value-type="float" office:value="23620" calcext:value-type="float">
            <text:p>23620</text:p>
          </table:table-cell>
          <table:table-cell table:formula="of:=[.F7]-[.F43]" office:value-type="float" office:value="31493" calcext:value-type="float">
            <text:p>31493</text:p>
          </table:table-cell>
          <table:table-cell table:formula="of:=[.G7]-[.G43]" office:value-type="float" office:value="39366" calcext:value-type="float">
            <text:p>39366</text:p>
          </table:table-cell>
          <table:table-cell table:formula="of:=[.H7]-[.H43]" office:value-type="float" office:value="47240" calcext:value-type="float">
            <text:p>47240</text:p>
          </table:table-cell>
          <table:table-cell table:formula="of:=[.I7]-[.I43]" office:value-type="float" office:value="55112" calcext:value-type="float">
            <text:p>55112</text:p>
          </table:table-cell>
          <table:table-cell table:formula="of:=[.J7]-[.J43]" office:value-type="float" office:value="62985" calcext:value-type="float">
            <text:p>62985</text:p>
          </table:table-cell>
          <table:table-cell table:formula="of:=[.K7]-[.K43]" office:value-type="float" office:value="70858" calcext:value-type="float">
            <text:p>70858</text:p>
          </table:table-cell>
          <table:table-cell table:formula="of:=[.L7]-[.L43]" office:value-type="float" office:value="78732" calcext:value-type="float">
            <text:p>787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2:1</text:p>
          </table:table-cell>
          <table:table-cell office:value-type="float" office:value="1" calcext:value-type="float">
            <text:p>1</text:p>
          </table:table-cell>
          <table:table-cell table:formula="of:=[.C8]-[.C44]" office:value-type="float" office:value="623" calcext:value-type="float">
            <text:p>623</text:p>
          </table:table-cell>
          <table:table-cell table:formula="of:=[.D8]-[.D44]" office:value-type="float" office:value="1246" calcext:value-type="float">
            <text:p>1246</text:p>
          </table:table-cell>
          <table:table-cell table:formula="of:=[.E8]-[.E44]" office:value-type="float" office:value="1869" calcext:value-type="float">
            <text:p>1869</text:p>
          </table:table-cell>
          <table:table-cell table:formula="of:=[.F8]-[.F44]" office:value-type="float" office:value="2492" calcext:value-type="float">
            <text:p>2492</text:p>
          </table:table-cell>
          <table:table-cell table:formula="of:=[.G8]-[.G44]" office:value-type="float" office:value="3114" calcext:value-type="float">
            <text:p>3114</text:p>
          </table:table-cell>
          <table:table-cell table:formula="of:=[.H8]-[.H44]" office:value-type="float" office:value="3737" calcext:value-type="float">
            <text:p>3737</text:p>
          </table:table-cell>
          <table:table-cell table:formula="of:=[.I8]-[.I44]" office:value-type="float" office:value="4360" calcext:value-type="float">
            <text:p>4360</text:p>
          </table:table-cell>
          <table:table-cell table:formula="of:=[.J8]-[.J44]" office:value-type="float" office:value="4983" calcext:value-type="float">
            <text:p>4983</text:p>
          </table:table-cell>
          <table:table-cell table:formula="of:=[.K8]-[.K44]" office:value-type="float" office:value="5606" calcext:value-type="float">
            <text:p>5606</text:p>
          </table:table-cell>
          <table:table-cell table:formula="of:=[.L8]-[.L44]" office:value-type="float" office:value="6229" calcext:value-type="float">
            <text:p>62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2:1</text:p>
          </table:table-cell>
          <table:table-cell office:value-type="float" office:value="2" calcext:value-type="float">
            <text:p>2</text:p>
          </table:table-cell>
          <table:table-cell table:formula="of:=[.C9]-[.C45]" office:value-type="float" office:value="1403" calcext:value-type="float">
            <text:p>1403</text:p>
          </table:table-cell>
          <table:table-cell table:formula="of:=[.D9]-[.D45]" office:value-type="float" office:value="2805" calcext:value-type="float">
            <text:p>2805</text:p>
          </table:table-cell>
          <table:table-cell table:formula="of:=[.E9]-[.E45]" office:value-type="float" office:value="4208" calcext:value-type="float">
            <text:p>4208</text:p>
          </table:table-cell>
          <table:table-cell table:formula="of:=[.F9]-[.F45]" office:value-type="float" office:value="5611" calcext:value-type="float">
            <text:p>5611</text:p>
          </table:table-cell>
          <table:table-cell table:formula="of:=[.G9]-[.G45]" office:value-type="float" office:value="7012" calcext:value-type="float">
            <text:p>7012</text:p>
          </table:table-cell>
          <table:table-cell table:formula="of:=[.H9]-[.H45]" office:value-type="float" office:value="8415" calcext:value-type="float">
            <text:p>8415</text:p>
          </table:table-cell>
          <table:table-cell table:formula="of:=[.I9]-[.I45]" office:value-type="float" office:value="9817" calcext:value-type="float">
            <text:p>9817</text:p>
          </table:table-cell>
          <table:table-cell table:formula="of:=[.J9]-[.J45]" office:value-type="float" office:value="11220" calcext:value-type="float">
            <text:p>11220</text:p>
          </table:table-cell>
          <table:table-cell table:formula="of:=[.K9]-[.K45]" office:value-type="float" office:value="12623" calcext:value-type="float">
            <text:p>12623</text:p>
          </table:table-cell>
          <table:table-cell table:formula="of:=[.L9]-[.L45]" office:value-type="float" office:value="14025" calcext:value-type="float">
            <text:p>140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2:1</text:p>
          </table:table-cell>
          <table:table-cell office:value-type="float" office:value="3" calcext:value-type="float">
            <text:p>3</text:p>
          </table:table-cell>
          <table:table-cell table:formula="of:=[.C10]-[.C46]" office:value-type="float" office:value="2356" calcext:value-type="float">
            <text:p>2356</text:p>
          </table:table-cell>
          <table:table-cell table:formula="of:=[.D10]-[.D46]" office:value-type="float" office:value="4713" calcext:value-type="float">
            <text:p>4713</text:p>
          </table:table-cell>
          <table:table-cell table:formula="of:=[.E10]-[.E46]" office:value-type="float" office:value="7069" calcext:value-type="float">
            <text:p>7069</text:p>
          </table:table-cell>
          <table:table-cell table:formula="of:=[.F10]-[.F46]" office:value-type="float" office:value="9426" calcext:value-type="float">
            <text:p>9426</text:p>
          </table:table-cell>
          <table:table-cell table:formula="of:=[.G10]-[.G46]" office:value-type="float" office:value="11782" calcext:value-type="float">
            <text:p>11782</text:p>
          </table:table-cell>
          <table:table-cell table:formula="of:=[.H10]-[.H46]" office:value-type="float" office:value="14137" calcext:value-type="float">
            <text:p>14137</text:p>
          </table:table-cell>
          <table:table-cell table:formula="of:=[.I10]-[.I46]" office:value-type="float" office:value="16494" calcext:value-type="float">
            <text:p>16494</text:p>
          </table:table-cell>
          <table:table-cell table:formula="of:=[.J10]-[.J46]" office:value-type="float" office:value="18850" calcext:value-type="float">
            <text:p>18850</text:p>
          </table:table-cell>
          <table:table-cell table:formula="of:=[.K10]-[.K46]" office:value-type="float" office:value="21206" calcext:value-type="float">
            <text:p>21206</text:p>
          </table:table-cell>
          <table:table-cell table:formula="of:=[.L10]-[.L46]" office:value-type="float" office:value="23563" calcext:value-type="float">
            <text:p>235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2:1</text:p>
          </table:table-cell>
          <table:table-cell office:value-type="float" office:value="6" calcext:value-type="float">
            <text:p>6</text:p>
          </table:table-cell>
          <table:table-cell table:formula="of:=[.C11]-[.C47]" office:value-type="float" office:value="6462" calcext:value-type="float">
            <text:p>6462</text:p>
          </table:table-cell>
          <table:table-cell table:formula="of:=[.D11]-[.D47]" office:value-type="float" office:value="12924" calcext:value-type="float">
            <text:p>12924</text:p>
          </table:table-cell>
          <table:table-cell table:formula="of:=[.E11]-[.E47]" office:value-type="float" office:value="19386" calcext:value-type="float">
            <text:p>19386</text:p>
          </table:table-cell>
          <table:table-cell table:formula="of:=[.F11]-[.F47]" office:value-type="float" office:value="25847" calcext:value-type="float">
            <text:p>25847</text:p>
          </table:table-cell>
          <table:table-cell table:formula="of:=[.G11]-[.G47]" office:value-type="float" office:value="32310" calcext:value-type="float">
            <text:p>32310</text:p>
          </table:table-cell>
          <table:table-cell table:formula="of:=[.H11]-[.H47]" office:value-type="float" office:value="38772" calcext:value-type="float">
            <text:p>38772</text:p>
          </table:table-cell>
          <table:table-cell table:formula="of:=[.I11]-[.I47]" office:value-type="float" office:value="45234" calcext:value-type="float">
            <text:p>45234</text:p>
          </table:table-cell>
          <table:table-cell table:formula="of:=[.J11]-[.J47]" office:value-type="float" office:value="51696" calcext:value-type="float">
            <text:p>51696</text:p>
          </table:table-cell>
          <table:table-cell table:formula="of:=[.K11]-[.K47]" office:value-type="float" office:value="58158" calcext:value-type="float">
            <text:p>58158</text:p>
          </table:table-cell>
          <table:table-cell table:formula="of:=[.L11]-[.L47]" office:value-type="float" office:value="64620" calcext:value-type="float">
            <text:p>646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2:1</text:p>
          </table:table-cell>
          <table:table-cell office:value-type="float" office:value="9" calcext:value-type="float">
            <text:p>9</text:p>
          </table:table-cell>
          <table:table-cell table:formula="of:=[.C12]-[.C48]" office:value-type="float" office:value="12932" calcext:value-type="float">
            <text:p>12932</text:p>
          </table:table-cell>
          <table:table-cell table:formula="of:=[.D12]-[.D48]" office:value-type="float" office:value="25865" calcext:value-type="float">
            <text:p>25865</text:p>
          </table:table-cell>
          <table:table-cell table:formula="of:=[.E12]-[.E48]" office:value-type="float" office:value="38798" calcext:value-type="float">
            <text:p>38798</text:p>
          </table:table-cell>
          <table:table-cell table:formula="of:=[.F12]-[.F48]" office:value-type="float" office:value="51731" calcext:value-type="float">
            <text:p>51731</text:p>
          </table:table-cell>
          <table:table-cell table:formula="of:=[.G12]-[.G48]" office:value-type="float" office:value="64663" calcext:value-type="float">
            <text:p>64663</text:p>
          </table:table-cell>
          <table:table-cell table:formula="of:=[.H12]-[.H48]" office:value-type="float" office:value="77596" calcext:value-type="float">
            <text:p>77596</text:p>
          </table:table-cell>
          <table:table-cell table:formula="of:=[.I12]-[.I48]" office:value-type="float" office:value="90528" calcext:value-type="float">
            <text:p>90528</text:p>
          </table:table-cell>
          <table:table-cell table:formula="of:=[.J12]-[.J48]" office:value-type="float" office:value="103462" calcext:value-type="float">
            <text:p>103462</text:p>
          </table:table-cell>
          <table:table-cell table:formula="of:=[.K12]-[.K48]" office:value-type="float" office:value="116394" calcext:value-type="float">
            <text:p>116394</text:p>
          </table:table-cell>
          <table:table-cell table:formula="of:=[.L12]-[.L48]" office:value-type="float" office:value="129327" calcext:value-type="float">
            <text:p>12932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2:1</text:p>
          </table:table-cell>
          <table:table-cell office:value-type="float" office:value="10" calcext:value-type="float">
            <text:p>10</text:p>
          </table:table-cell>
          <table:table-cell table:formula="of:=[.C13]-[.C49]" office:value-type="float" office:value="15747" calcext:value-type="float">
            <text:p>15747</text:p>
          </table:table-cell>
          <table:table-cell table:formula="of:=[.D13]-[.D49]" office:value-type="float" office:value="31493" calcext:value-type="float">
            <text:p>31493</text:p>
          </table:table-cell>
          <table:table-cell table:formula="of:=[.E13]-[.E49]" office:value-type="float" office:value="47240" calcext:value-type="float">
            <text:p>47240</text:p>
          </table:table-cell>
          <table:table-cell table:formula="of:=[.F13]-[.F49]" office:value-type="float" office:value="62985" calcext:value-type="float">
            <text:p>62985</text:p>
          </table:table-cell>
          <table:table-cell table:formula="of:=[.G13]-[.G49]" office:value-type="float" office:value="78732" calcext:value-type="float">
            <text:p>78732</text:p>
          </table:table-cell>
          <table:table-cell table:formula="of:=[.H13]-[.H49]" office:value-type="float" office:value="94478" calcext:value-type="float">
            <text:p>94478</text:p>
          </table:table-cell>
          <table:table-cell table:formula="of:=[.I13]-[.I49]" office:value-type="float" office:value="110225" calcext:value-type="float">
            <text:p>110225</text:p>
          </table:table-cell>
          <table:table-cell table:formula="of:=[.J13]-[.J49]" office:value-type="float" office:value="125971" calcext:value-type="float">
            <text:p>125971</text:p>
          </table:table-cell>
          <table:table-cell table:formula="of:=[.K13]-[.K49]" office:value-type="float" office:value="141718" calcext:value-type="float">
            <text:p>141718</text:p>
          </table:table-cell>
          <table:table-cell table:formula="of:=[.L13]-[.L49]" office:value-type="float" office:value="157463" calcext:value-type="float">
            <text:p>1574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1:2</text:p>
          </table:table-cell>
          <table:table-cell office:value-type="float" office:value="1" calcext:value-type="float">
            <text:p>1</text:p>
          </table:table-cell>
          <table:table-cell table:formula="of:=[.C14]-[.C50]" office:value-type="float" office:value="156" calcext:value-type="float">
            <text:p>156</text:p>
          </table:table-cell>
          <table:table-cell table:formula="of:=[.D14]-[.D50]" office:value-type="float" office:value="312" calcext:value-type="float">
            <text:p>312</text:p>
          </table:table-cell>
          <table:table-cell table:formula="of:=[.E14]-[.E50]" office:value-type="float" office:value="467" calcext:value-type="float">
            <text:p>467</text:p>
          </table:table-cell>
          <table:table-cell table:formula="of:=[.F14]-[.F50]" office:value-type="float" office:value="623" calcext:value-type="float">
            <text:p>623</text:p>
          </table:table-cell>
          <table:table-cell table:formula="of:=[.G14]-[.G50]" office:value-type="float" office:value="779" calcext:value-type="float">
            <text:p>779</text:p>
          </table:table-cell>
          <table:table-cell table:formula="of:=[.H14]-[.H50]" office:value-type="float" office:value="935" calcext:value-type="float">
            <text:p>935</text:p>
          </table:table-cell>
          <table:table-cell table:formula="of:=[.I14]-[.I50]" office:value-type="float" office:value="1090" calcext:value-type="float">
            <text:p>1090</text:p>
          </table:table-cell>
          <table:table-cell table:formula="of:=[.J14]-[.J50]" office:value-type="float" office:value="1246" calcext:value-type="float">
            <text:p>1246</text:p>
          </table:table-cell>
          <table:table-cell table:formula="of:=[.K14]-[.K50]" office:value-type="float" office:value="1402" calcext:value-type="float">
            <text:p>1402</text:p>
          </table:table-cell>
          <table:table-cell table:formula="of:=[.L14]-[.L50]" office:value-type="float" office:value="1558" calcext:value-type="float">
            <text:p>155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1:2</text:p>
          </table:table-cell>
          <table:table-cell office:value-type="float" office:value="2" calcext:value-type="float">
            <text:p>2</text:p>
          </table:table-cell>
          <table:table-cell table:formula="of:=[.C15]-[.C51]" office:value-type="float" office:value="351" calcext:value-type="float">
            <text:p>351</text:p>
          </table:table-cell>
          <table:table-cell table:formula="of:=[.D15]-[.D51]" office:value-type="float" office:value="701" calcext:value-type="float">
            <text:p>701</text:p>
          </table:table-cell>
          <table:table-cell table:formula="of:=[.E15]-[.E51]" office:value-type="float" office:value="1052" calcext:value-type="float">
            <text:p>1052</text:p>
          </table:table-cell>
          <table:table-cell table:formula="of:=[.F15]-[.F51]" office:value-type="float" office:value="1403" calcext:value-type="float">
            <text:p>1403</text:p>
          </table:table-cell>
          <table:table-cell table:formula="of:=[.G15]-[.G51]" office:value-type="float" office:value="1754" calcext:value-type="float">
            <text:p>1754</text:p>
          </table:table-cell>
          <table:table-cell table:formula="of:=[.H15]-[.H51]" office:value-type="float" office:value="2103" calcext:value-type="float">
            <text:p>2103</text:p>
          </table:table-cell>
          <table:table-cell table:formula="of:=[.I15]-[.I51]" office:value-type="float" office:value="2454" calcext:value-type="float">
            <text:p>2454</text:p>
          </table:table-cell>
          <table:table-cell table:formula="of:=[.J15]-[.J51]" office:value-type="float" office:value="2805" calcext:value-type="float">
            <text:p>2805</text:p>
          </table:table-cell>
          <table:table-cell table:formula="of:=[.K15]-[.K51]" office:value-type="float" office:value="3155" calcext:value-type="float">
            <text:p>3155</text:p>
          </table:table-cell>
          <table:table-cell table:formula="of:=[.L15]-[.L51]" office:value-type="float" office:value="3506" calcext:value-type="float">
            <text:p>350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1:2</text:p>
          </table:table-cell>
          <table:table-cell office:value-type="float" office:value="3" calcext:value-type="float">
            <text:p>3</text:p>
          </table:table-cell>
          <table:table-cell table:formula="of:=[.C16]-[.C52]" office:value-type="float" office:value="589" calcext:value-type="float">
            <text:p>589</text:p>
          </table:table-cell>
          <table:table-cell table:formula="of:=[.D16]-[.D52]" office:value-type="float" office:value="1178" calcext:value-type="float">
            <text:p>1178</text:p>
          </table:table-cell>
          <table:table-cell table:formula="of:=[.E16]-[.E52]" office:value-type="float" office:value="1768" calcext:value-type="float">
            <text:p>1768</text:p>
          </table:table-cell>
          <table:table-cell table:formula="of:=[.F16]-[.F52]" office:value-type="float" office:value="2356" calcext:value-type="float">
            <text:p>2356</text:p>
          </table:table-cell>
          <table:table-cell table:formula="of:=[.G16]-[.G52]" office:value-type="float" office:value="2945" calcext:value-type="float">
            <text:p>2945</text:p>
          </table:table-cell>
          <table:table-cell table:formula="of:=[.H16]-[.H52]" office:value-type="float" office:value="3534" calcext:value-type="float">
            <text:p>3534</text:p>
          </table:table-cell>
          <table:table-cell table:formula="of:=[.I16]-[.I52]" office:value-type="float" office:value="4124" calcext:value-type="float">
            <text:p>4124</text:p>
          </table:table-cell>
          <table:table-cell table:formula="of:=[.J16]-[.J52]" office:value-type="float" office:value="4713" calcext:value-type="float">
            <text:p>4713</text:p>
          </table:table-cell>
          <table:table-cell table:formula="of:=[.K16]-[.K52]" office:value-type="float" office:value="5302" calcext:value-type="float">
            <text:p>5302</text:p>
          </table:table-cell>
          <table:table-cell table:formula="of:=[.L16]-[.L52]" office:value-type="float" office:value="5890" calcext:value-type="float">
            <text:p>589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1:2</text:p>
          </table:table-cell>
          <table:table-cell office:value-type="float" office:value="6" calcext:value-type="float">
            <text:p>6</text:p>
          </table:table-cell>
          <table:table-cell table:formula="of:=[.C17]-[.C53]" office:value-type="float" office:value="1615" calcext:value-type="float">
            <text:p>1615</text:p>
          </table:table-cell>
          <table:table-cell table:formula="of:=[.D17]-[.D53]" office:value-type="float" office:value="3231" calcext:value-type="float">
            <text:p>3231</text:p>
          </table:table-cell>
          <table:table-cell table:formula="of:=[.E17]-[.E53]" office:value-type="float" office:value="4847" calcext:value-type="float">
            <text:p>4847</text:p>
          </table:table-cell>
          <table:table-cell table:formula="of:=[.F17]-[.F53]" office:value-type="float" office:value="6462" calcext:value-type="float">
            <text:p>6462</text:p>
          </table:table-cell>
          <table:table-cell table:formula="of:=[.G17]-[.G53]" office:value-type="float" office:value="8077" calcext:value-type="float">
            <text:p>8077</text:p>
          </table:table-cell>
          <table:table-cell table:formula="of:=[.H17]-[.H53]" office:value-type="float" office:value="9693" calcext:value-type="float">
            <text:p>9693</text:p>
          </table:table-cell>
          <table:table-cell table:formula="of:=[.I17]-[.I53]" office:value-type="float" office:value="11309" calcext:value-type="float">
            <text:p>11309</text:p>
          </table:table-cell>
          <table:table-cell table:formula="of:=[.J17]-[.J53]" office:value-type="float" office:value="12924" calcext:value-type="float">
            <text:p>12924</text:p>
          </table:table-cell>
          <table:table-cell table:formula="of:=[.K17]-[.K53]" office:value-type="float" office:value="14540" calcext:value-type="float">
            <text:p>14540</text:p>
          </table:table-cell>
          <table:table-cell table:formula="of:=[.L17]-[.L53]" office:value-type="float" office:value="16155" calcext:value-type="float">
            <text:p>161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1:2</text:p>
          </table:table-cell>
          <table:table-cell office:value-type="float" office:value="9" calcext:value-type="float">
            <text:p>9</text:p>
          </table:table-cell>
          <table:table-cell table:formula="of:=[.C18]-[.C54]" office:value-type="float" office:value="3233" calcext:value-type="float">
            <text:p>3233</text:p>
          </table:table-cell>
          <table:table-cell table:formula="of:=[.D18]-[.D54]" office:value-type="float" office:value="6466" calcext:value-type="float">
            <text:p>6466</text:p>
          </table:table-cell>
          <table:table-cell table:formula="of:=[.E18]-[.E54]" office:value-type="float" office:value="9699" calcext:value-type="float">
            <text:p>9699</text:p>
          </table:table-cell>
          <table:table-cell table:formula="of:=[.F18]-[.F54]" office:value-type="float" office:value="12932" calcext:value-type="float">
            <text:p>12932</text:p>
          </table:table-cell>
          <table:table-cell table:formula="of:=[.G18]-[.G54]" office:value-type="float" office:value="16166" calcext:value-type="float">
            <text:p>16166</text:p>
          </table:table-cell>
          <table:table-cell table:formula="of:=[.H18]-[.H54]" office:value-type="float" office:value="19399" calcext:value-type="float">
            <text:p>19399</text:p>
          </table:table-cell>
          <table:table-cell table:formula="of:=[.I18]-[.I54]" office:value-type="float" office:value="22632" calcext:value-type="float">
            <text:p>22632</text:p>
          </table:table-cell>
          <table:table-cell table:formula="of:=[.J18]-[.J54]" office:value-type="float" office:value="25865" calcext:value-type="float">
            <text:p>25865</text:p>
          </table:table-cell>
          <table:table-cell table:formula="of:=[.K18]-[.K54]" office:value-type="float" office:value="29098" calcext:value-type="float">
            <text:p>29098</text:p>
          </table:table-cell>
          <table:table-cell table:formula="of:=[.L18]-[.L54]" office:value-type="float" office:value="32331" calcext:value-type="float">
            <text:p>323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1:2</text:p>
          </table:table-cell>
          <table:table-cell office:value-type="float" office:value="10" calcext:value-type="float">
            <text:p>10</text:p>
          </table:table-cell>
          <table:table-cell table:formula="of:=[.C19]-[.C55]" office:value-type="float" office:value="3937" calcext:value-type="float">
            <text:p>3937</text:p>
          </table:table-cell>
          <table:table-cell table:formula="of:=[.D19]-[.D55]" office:value-type="float" office:value="7873" calcext:value-type="float">
            <text:p>7873</text:p>
          </table:table-cell>
          <table:table-cell table:formula="of:=[.E19]-[.E55]" office:value-type="float" office:value="11810" calcext:value-type="float">
            <text:p>11810</text:p>
          </table:table-cell>
          <table:table-cell table:formula="of:=[.F19]-[.F55]" office:value-type="float" office:value="15747" calcext:value-type="float">
            <text:p>15747</text:p>
          </table:table-cell>
          <table:table-cell table:formula="of:=[.G19]-[.G55]" office:value-type="float" office:value="19683" calcext:value-type="float">
            <text:p>19683</text:p>
          </table:table-cell>
          <table:table-cell table:formula="of:=[.H19]-[.H55]" office:value-type="float" office:value="23620" calcext:value-type="float">
            <text:p>23620</text:p>
          </table:table-cell>
          <table:table-cell table:formula="of:=[.I19]-[.I55]" office:value-type="float" office:value="27556" calcext:value-type="float">
            <text:p>27556</text:p>
          </table:table-cell>
          <table:table-cell table:formula="of:=[.J19]-[.J55]" office:value-type="float" office:value="31493" calcext:value-type="float">
            <text:p>31493</text:p>
          </table:table-cell>
          <table:table-cell table:formula="of:=[.K19]-[.K55]" office:value-type="float" office:value="35430" calcext:value-type="float">
            <text:p>35430</text:p>
          </table:table-cell>
          <table:table-cell table:formula="of:=[.L19]-[.L55]" office:value-type="float" office:value="39366" calcext:value-type="float">
            <text:p>3936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1:1</text:p>
          </table:table-cell>
          <table:table-cell office:value-type="float" office:value="1" calcext:value-type="float">
            <text:p>1</text:p>
          </table:table-cell>
          <table:table-cell table:formula="of:=[.C20]-[.C56]" office:value-type="float" office:value="356" calcext:value-type="float">
            <text:p>356</text:p>
          </table:table-cell>
          <table:table-cell table:formula="of:=[.D20]-[.D56]" office:value-type="float" office:value="712" calcext:value-type="float">
            <text:p>712</text:p>
          </table:table-cell>
          <table:table-cell table:formula="of:=[.E20]-[.E56]" office:value-type="float" office:value="1068" calcext:value-type="float">
            <text:p>1068</text:p>
          </table:table-cell>
          <table:table-cell table:formula="of:=[.F20]-[.F56]" office:value-type="float" office:value="1424" calcext:value-type="float">
            <text:p>1424</text:p>
          </table:table-cell>
          <table:table-cell table:formula="of:=[.G20]-[.G56]" office:value-type="float" office:value="1780" calcext:value-type="float">
            <text:p>1780</text:p>
          </table:table-cell>
          <table:table-cell table:formula="of:=[.H20]-[.H56]" office:value-type="float" office:value="2136" calcext:value-type="float">
            <text:p>2136</text:p>
          </table:table-cell>
          <table:table-cell table:formula="of:=[.I20]-[.I56]" office:value-type="float" office:value="2492" calcext:value-type="float">
            <text:p>2492</text:p>
          </table:table-cell>
          <table:table-cell table:formula="of:=[.J20]-[.J56]" office:value-type="float" office:value="2848" calcext:value-type="float">
            <text:p>2848</text:p>
          </table:table-cell>
          <table:table-cell table:formula="of:=[.K20]-[.K56]" office:value-type="float" office:value="3204" calcext:value-type="float">
            <text:p>3204</text:p>
          </table:table-cell>
          <table:table-cell table:formula="of:=[.L20]-[.L56]" office:value-type="float" office:value="3559" calcext:value-type="float">
            <text:p>355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1:1</text:p>
          </table:table-cell>
          <table:table-cell office:value-type="float" office:value="2" calcext:value-type="float">
            <text:p>2</text:p>
          </table:table-cell>
          <table:table-cell table:formula="of:=[.C21]-[.C57]" office:value-type="float" office:value="801" calcext:value-type="float">
            <text:p>801</text:p>
          </table:table-cell>
          <table:table-cell table:formula="of:=[.D21]-[.D57]" office:value-type="float" office:value="1603" calcext:value-type="float">
            <text:p>1603</text:p>
          </table:table-cell>
          <table:table-cell table:formula="of:=[.E21]-[.E57]" office:value-type="float" office:value="2404" calcext:value-type="float">
            <text:p>2404</text:p>
          </table:table-cell>
          <table:table-cell table:formula="of:=[.F21]-[.F57]" office:value-type="float" office:value="3206" calcext:value-type="float">
            <text:p>3206</text:p>
          </table:table-cell>
          <table:table-cell table:formula="of:=[.G21]-[.G57]" office:value-type="float" office:value="4007" calcext:value-type="float">
            <text:p>4007</text:p>
          </table:table-cell>
          <table:table-cell table:formula="of:=[.H21]-[.H57]" office:value-type="float" office:value="4809" calcext:value-type="float">
            <text:p>4809</text:p>
          </table:table-cell>
          <table:table-cell table:formula="of:=[.I21]-[.I57]" office:value-type="float" office:value="5510" calcext:value-type="float">
            <text:p>5510</text:p>
          </table:table-cell>
          <table:table-cell table:formula="of:=[.J21]-[.J57]" office:value-type="float" office:value="6212" calcext:value-type="float">
            <text:p>6212</text:p>
          </table:table-cell>
          <table:table-cell table:formula="of:=[.K21]-[.K57]" office:value-type="float" office:value="6912" calcext:value-type="float">
            <text:p>6912</text:p>
          </table:table-cell>
          <table:table-cell table:formula="of:=[.L21]-[.L57]" office:value-type="float" office:value="7613" calcext:value-type="float">
            <text:p>76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1:1</text:p>
          </table:table-cell>
          <table:table-cell office:value-type="float" office:value="3" calcext:value-type="float">
            <text:p>3</text:p>
          </table:table-cell>
          <table:table-cell table:formula="of:=[.C22]-[.C58]" office:value-type="float" office:value="1178" calcext:value-type="float">
            <text:p>1178</text:p>
          </table:table-cell>
          <table:table-cell table:formula="of:=[.D22]-[.D58]" office:value-type="float" office:value="2356" calcext:value-type="float">
            <text:p>2356</text:p>
          </table:table-cell>
          <table:table-cell table:formula="of:=[.E22]-[.E58]" office:value-type="float" office:value="3534" calcext:value-type="float">
            <text:p>3534</text:p>
          </table:table-cell>
          <table:table-cell table:formula="of:=[.F22]-[.F58]" office:value-type="float" office:value="4713" calcext:value-type="float">
            <text:p>4713</text:p>
          </table:table-cell>
          <table:table-cell table:formula="of:=[.G22]-[.G58]" office:value-type="float" office:value="5890" calcext:value-type="float">
            <text:p>5890</text:p>
          </table:table-cell>
          <table:table-cell table:formula="of:=[.H22]-[.H58]" office:value-type="float" office:value="7069" calcext:value-type="float">
            <text:p>7069</text:p>
          </table:table-cell>
          <table:table-cell table:formula="of:=[.I22]-[.I58]" office:value-type="float" office:value="8247" calcext:value-type="float">
            <text:p>8247</text:p>
          </table:table-cell>
          <table:table-cell table:formula="of:=[.J22]-[.J58]" office:value-type="float" office:value="9426" calcext:value-type="float">
            <text:p>9426</text:p>
          </table:table-cell>
          <table:table-cell table:formula="of:=[.K22]-[.K58]" office:value-type="float" office:value="10603" calcext:value-type="float">
            <text:p>10603</text:p>
          </table:table-cell>
          <table:table-cell table:formula="of:=[.L22]-[.L58]" office:value-type="float" office:value="11782" calcext:value-type="float">
            <text:p>1178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1:1</text:p>
          </table:table-cell>
          <table:table-cell office:value-type="float" office:value="6" calcext:value-type="float">
            <text:p>6</text:p>
          </table:table-cell>
          <table:table-cell table:formula="of:=[.C23]-[.C59]" office:value-type="float" office:value="3231" calcext:value-type="float">
            <text:p>3231</text:p>
          </table:table-cell>
          <table:table-cell table:formula="of:=[.D23]-[.D59]" office:value-type="float" office:value="6462" calcext:value-type="float">
            <text:p>6462</text:p>
          </table:table-cell>
          <table:table-cell table:formula="of:=[.E23]-[.E59]" office:value-type="float" office:value="9693" calcext:value-type="float">
            <text:p>9693</text:p>
          </table:table-cell>
          <table:table-cell table:formula="of:=[.F23]-[.F59]" office:value-type="float" office:value="12924" calcext:value-type="float">
            <text:p>12924</text:p>
          </table:table-cell>
          <table:table-cell table:formula="of:=[.G23]-[.G59]" office:value-type="float" office:value="16155" calcext:value-type="float">
            <text:p>16155</text:p>
          </table:table-cell>
          <table:table-cell table:formula="of:=[.H23]-[.H59]" office:value-type="float" office:value="19386" calcext:value-type="float">
            <text:p>19386</text:p>
          </table:table-cell>
          <table:table-cell table:formula="of:=[.I23]-[.I59]" office:value-type="float" office:value="22617" calcext:value-type="float">
            <text:p>22617</text:p>
          </table:table-cell>
          <table:table-cell table:formula="of:=[.J23]-[.J59]" office:value-type="float" office:value="25847" calcext:value-type="float">
            <text:p>25847</text:p>
          </table:table-cell>
          <table:table-cell table:formula="of:=[.K23]-[.K59]" office:value-type="float" office:value="29079" calcext:value-type="float">
            <text:p>29079</text:p>
          </table:table-cell>
          <table:table-cell table:formula="of:=[.L23]-[.L59]" office:value-type="float" office:value="32310" calcext:value-type="float">
            <text:p>323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1:1</text:p>
          </table:table-cell>
          <table:table-cell office:value-type="float" office:value="9" calcext:value-type="float">
            <text:p>9</text:p>
          </table:table-cell>
          <table:table-cell table:formula="of:=[.C24]-[.C60]" office:value-type="float" office:value="6466" calcext:value-type="float">
            <text:p>6466</text:p>
          </table:table-cell>
          <table:table-cell table:formula="of:=[.D24]-[.D60]" office:value-type="float" office:value="12932" calcext:value-type="float">
            <text:p>12932</text:p>
          </table:table-cell>
          <table:table-cell table:formula="of:=[.E24]-[.E60]" office:value-type="float" office:value="19399" calcext:value-type="float">
            <text:p>19399</text:p>
          </table:table-cell>
          <table:table-cell table:formula="of:=[.F24]-[.F60]" office:value-type="float" office:value="25865" calcext:value-type="float">
            <text:p>25865</text:p>
          </table:table-cell>
          <table:table-cell table:formula="of:=[.G24]-[.G60]" office:value-type="float" office:value="32331" calcext:value-type="float">
            <text:p>32331</text:p>
          </table:table-cell>
          <table:table-cell table:formula="of:=[.H24]-[.H60]" office:value-type="float" office:value="38798" calcext:value-type="float">
            <text:p>38798</text:p>
          </table:table-cell>
          <table:table-cell table:formula="of:=[.I24]-[.I60]" office:value-type="float" office:value="45265" calcext:value-type="float">
            <text:p>45265</text:p>
          </table:table-cell>
          <table:table-cell table:formula="of:=[.J24]-[.J60]" office:value-type="float" office:value="51731" calcext:value-type="float">
            <text:p>51731</text:p>
          </table:table-cell>
          <table:table-cell table:formula="of:=[.K24]-[.K60]" office:value-type="float" office:value="58197" calcext:value-type="float">
            <text:p>58197</text:p>
          </table:table-cell>
          <table:table-cell table:formula="of:=[.L24]-[.L60]" office:value-type="float" office:value="64663" calcext:value-type="float">
            <text:p>6466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1:1</text:p>
          </table:table-cell>
          <table:table-cell office:value-type="float" office:value="10" calcext:value-type="float">
            <text:p>10</text:p>
          </table:table-cell>
          <table:table-cell table:formula="of:=[.C25]-[.C61]" office:value-type="float" office:value="7873" calcext:value-type="float">
            <text:p>7873</text:p>
          </table:table-cell>
          <table:table-cell table:formula="of:=[.D25]-[.D61]" office:value-type="float" office:value="15747" calcext:value-type="float">
            <text:p>15747</text:p>
          </table:table-cell>
          <table:table-cell table:formula="of:=[.E25]-[.E61]" office:value-type="float" office:value="23620" calcext:value-type="float">
            <text:p>23620</text:p>
          </table:table-cell>
          <table:table-cell table:formula="of:=[.F25]-[.F61]" office:value-type="float" office:value="31493" calcext:value-type="float">
            <text:p>31493</text:p>
          </table:table-cell>
          <table:table-cell table:formula="of:=[.G25]-[.G61]" office:value-type="float" office:value="39366" calcext:value-type="float">
            <text:p>39366</text:p>
          </table:table-cell>
          <table:table-cell table:formula="of:=[.H25]-[.H61]" office:value-type="float" office:value="47240" calcext:value-type="float">
            <text:p>47240</text:p>
          </table:table-cell>
          <table:table-cell table:formula="of:=[.I25]-[.I61]" office:value-type="float" office:value="55112" calcext:value-type="float">
            <text:p>55112</text:p>
          </table:table-cell>
          <table:table-cell table:formula="of:=[.J25]-[.J61]" office:value-type="float" office:value="62985" calcext:value-type="float">
            <text:p>62985</text:p>
          </table:table-cell>
          <table:table-cell table:formula="of:=[.K25]-[.K61]" office:value-type="float" office:value="70858" calcext:value-type="float">
            <text:p>70858</text:p>
          </table:table-cell>
          <table:table-cell table:formula="of:=[.L25]-[.L61]" office:value-type="float" office:value="78732" calcext:value-type="float">
            <text:p>787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2:1</text:p>
          </table:table-cell>
          <table:table-cell office:value-type="float" office:value="1" calcext:value-type="float">
            <text:p>1</text:p>
          </table:table-cell>
          <table:table-cell table:formula="of:=[.C26]-[.C62]" office:value-type="float" office:value="712" calcext:value-type="float">
            <text:p>712</text:p>
          </table:table-cell>
          <table:table-cell table:formula="of:=[.D26]-[.D62]" office:value-type="float" office:value="1424" calcext:value-type="float">
            <text:p>1424</text:p>
          </table:table-cell>
          <table:table-cell table:formula="of:=[.E26]-[.E62]" office:value-type="float" office:value="2136" calcext:value-type="float">
            <text:p>2136</text:p>
          </table:table-cell>
          <table:table-cell table:formula="of:=[.F26]-[.F62]" office:value-type="float" office:value="2848" calcext:value-type="float">
            <text:p>2848</text:p>
          </table:table-cell>
          <table:table-cell table:formula="of:=[.G26]-[.G62]" office:value-type="float" office:value="3559" calcext:value-type="float">
            <text:p>3559</text:p>
          </table:table-cell>
          <table:table-cell table:formula="of:=[.H26]-[.H62]" office:value-type="float" office:value="4271" calcext:value-type="float">
            <text:p>4271</text:p>
          </table:table-cell>
          <table:table-cell table:formula="of:=[.I26]-[.I62]" office:value-type="float" office:value="4983" calcext:value-type="float">
            <text:p>4983</text:p>
          </table:table-cell>
          <table:table-cell table:formula="of:=[.J26]-[.J62]" office:value-type="float" office:value="5606" calcext:value-type="float">
            <text:p>5606</text:p>
          </table:table-cell>
          <table:table-cell table:formula="of:=[.K26]-[.K62]" office:value-type="float" office:value="6229" calcext:value-type="float">
            <text:p>6229</text:p>
          </table:table-cell>
          <table:table-cell table:formula="of:=[.L26]-[.L62]" office:value-type="float" office:value="6852" calcext:value-type="float">
            <text:p>6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2:1</text:p>
          </table:table-cell>
          <table:table-cell office:value-type="float" office:value="2" calcext:value-type="float">
            <text:p>2</text:p>
          </table:table-cell>
          <table:table-cell table:formula="of:=[.C27]-[.C63]" office:value-type="float" office:value="1603" calcext:value-type="float">
            <text:p>1603</text:p>
          </table:table-cell>
          <table:table-cell table:formula="of:=[.D27]-[.D63]" office:value-type="float" office:value="3206" calcext:value-type="float">
            <text:p>3206</text:p>
          </table:table-cell>
          <table:table-cell table:formula="of:=[.E27]-[.E63]" office:value-type="float" office:value="4809" calcext:value-type="float">
            <text:p>4809</text:p>
          </table:table-cell>
          <table:table-cell table:formula="of:=[.F27]-[.F63]" office:value-type="float" office:value="6212" calcext:value-type="float">
            <text:p>6212</text:p>
          </table:table-cell>
          <table:table-cell table:formula="of:=[.G27]-[.G63]" office:value-type="float" office:value="7613" calcext:value-type="float">
            <text:p>7613</text:p>
          </table:table-cell>
          <table:table-cell table:formula="of:=[.H27]-[.H63]" office:value-type="float" office:value="9016" calcext:value-type="float">
            <text:p>9016</text:p>
          </table:table-cell>
          <table:table-cell table:formula="of:=[.I27]-[.I63]" office:value-type="float" office:value="10419" calcext:value-type="float">
            <text:p>10419</text:p>
          </table:table-cell>
          <table:table-cell table:formula="of:=[.J27]-[.J63]" office:value-type="float" office:value="11821" calcext:value-type="float">
            <text:p>11821</text:p>
          </table:table-cell>
          <table:table-cell table:formula="of:=[.K27]-[.K63]" office:value-type="float" office:value="13224" calcext:value-type="float">
            <text:p>13224</text:p>
          </table:table-cell>
          <table:table-cell table:formula="of:=[.L27]-[.L63]" office:value-type="float" office:value="14626" calcext:value-type="float">
            <text:p>1462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2:1</text:p>
          </table:table-cell>
          <table:table-cell office:value-type="float" office:value="3" calcext:value-type="float">
            <text:p>3</text:p>
          </table:table-cell>
          <table:table-cell table:formula="of:=[.C28]-[.C64]" office:value-type="float" office:value="2693" calcext:value-type="float">
            <text:p>2693</text:p>
          </table:table-cell>
          <table:table-cell table:formula="of:=[.D28]-[.D64]" office:value-type="float" office:value="5049" calcext:value-type="float">
            <text:p>5049</text:p>
          </table:table-cell>
          <table:table-cell table:formula="of:=[.E28]-[.E64]" office:value-type="float" office:value="7406" calcext:value-type="float">
            <text:p>7406</text:p>
          </table:table-cell>
          <table:table-cell table:formula="of:=[.F28]-[.F64]" office:value-type="float" office:value="9762" calcext:value-type="float">
            <text:p>9762</text:p>
          </table:table-cell>
          <table:table-cell table:formula="of:=[.G28]-[.G64]" office:value-type="float" office:value="12119" calcext:value-type="float">
            <text:p>12119</text:p>
          </table:table-cell>
          <table:table-cell table:formula="of:=[.H28]-[.H64]" office:value-type="float" office:value="14474" calcext:value-type="float">
            <text:p>14474</text:p>
          </table:table-cell>
          <table:table-cell table:formula="of:=[.I28]-[.I64]" office:value-type="float" office:value="16830" calcext:value-type="float">
            <text:p>16830</text:p>
          </table:table-cell>
          <table:table-cell table:formula="of:=[.J28]-[.J64]" office:value-type="float" office:value="19187" calcext:value-type="float">
            <text:p>19187</text:p>
          </table:table-cell>
          <table:table-cell table:formula="of:=[.K28]-[.K64]" office:value-type="float" office:value="21543" calcext:value-type="float">
            <text:p>21543</text:p>
          </table:table-cell>
          <table:table-cell table:formula="of:=[.L28]-[.L64]" office:value-type="float" office:value="23899" calcext:value-type="float">
            <text:p>2389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2:1</text:p>
          </table:table-cell>
          <table:table-cell office:value-type="float" office:value="6" calcext:value-type="float">
            <text:p>6</text:p>
          </table:table-cell>
          <table:table-cell table:formula="of:=[.C29]-[.C65]" office:value-type="float" office:value="6462" calcext:value-type="float">
            <text:p>6462</text:p>
          </table:table-cell>
          <table:table-cell table:formula="of:=[.D29]-[.D65]" office:value-type="float" office:value="12924" calcext:value-type="float">
            <text:p>12924</text:p>
          </table:table-cell>
          <table:table-cell table:formula="of:=[.E29]-[.E65]" office:value-type="float" office:value="19386" calcext:value-type="float">
            <text:p>19386</text:p>
          </table:table-cell>
          <table:table-cell table:formula="of:=[.F29]-[.F65]" office:value-type="float" office:value="25847" calcext:value-type="float">
            <text:p>25847</text:p>
          </table:table-cell>
          <table:table-cell table:formula="of:=[.G29]-[.G65]" office:value-type="float" office:value="32310" calcext:value-type="float">
            <text:p>32310</text:p>
          </table:table-cell>
          <table:table-cell table:formula="of:=[.H29]-[.H65]" office:value-type="float" office:value="38772" calcext:value-type="float">
            <text:p>38772</text:p>
          </table:table-cell>
          <table:table-cell table:formula="of:=[.I29]-[.I65]" office:value-type="float" office:value="45234" calcext:value-type="float">
            <text:p>45234</text:p>
          </table:table-cell>
          <table:table-cell table:formula="of:=[.J29]-[.J65]" office:value-type="float" office:value="51696" calcext:value-type="float">
            <text:p>51696</text:p>
          </table:table-cell>
          <table:table-cell table:formula="of:=[.K29]-[.K65]" office:value-type="float" office:value="58158" calcext:value-type="float">
            <text:p>58158</text:p>
          </table:table-cell>
          <table:table-cell table:formula="of:=[.L29]-[.L65]" office:value-type="float" office:value="64620" calcext:value-type="float">
            <text:p>646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2:1</text:p>
          </table:table-cell>
          <table:table-cell office:value-type="float" office:value="9" calcext:value-type="float">
            <text:p>9</text:p>
          </table:table-cell>
          <table:table-cell table:formula="of:=[.C30]-[.C66]" office:value-type="float" office:value="12932" calcext:value-type="float">
            <text:p>12932</text:p>
          </table:table-cell>
          <table:table-cell table:formula="of:=[.D30]-[.D66]" office:value-type="float" office:value="25865" calcext:value-type="float">
            <text:p>25865</text:p>
          </table:table-cell>
          <table:table-cell table:formula="of:=[.E30]-[.E66]" office:value-type="float" office:value="38798" calcext:value-type="float">
            <text:p>38798</text:p>
          </table:table-cell>
          <table:table-cell table:formula="of:=[.F30]-[.F66]" office:value-type="float" office:value="51731" calcext:value-type="float">
            <text:p>51731</text:p>
          </table:table-cell>
          <table:table-cell table:formula="of:=[.G30]-[.G66]" office:value-type="float" office:value="64663" calcext:value-type="float">
            <text:p>64663</text:p>
          </table:table-cell>
          <table:table-cell table:formula="of:=[.H30]-[.H66]" office:value-type="float" office:value="77596" calcext:value-type="float">
            <text:p>77596</text:p>
          </table:table-cell>
          <table:table-cell table:formula="of:=[.I30]-[.I66]" office:value-type="float" office:value="90528" calcext:value-type="float">
            <text:p>90528</text:p>
          </table:table-cell>
          <table:table-cell table:formula="of:=[.J30]-[.J66]" office:value-type="float" office:value="103462" calcext:value-type="float">
            <text:p>103462</text:p>
          </table:table-cell>
          <table:table-cell table:formula="of:=[.K30]-[.K66]" office:value-type="float" office:value="116394" calcext:value-type="float">
            <text:p>116394</text:p>
          </table:table-cell>
          <table:table-cell table:formula="of:=[.L30]-[.L66]" office:value-type="float" office:value="129327" calcext:value-type="float">
            <text:p>12932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2:1</text:p>
          </table:table-cell>
          <table:table-cell office:value-type="float" office:value="10" calcext:value-type="float">
            <text:p>10</text:p>
          </table:table-cell>
          <table:table-cell table:formula="of:=[.C31]-[.C67]" office:value-type="float" office:value="15747" calcext:value-type="float">
            <text:p>15747</text:p>
          </table:table-cell>
          <table:table-cell table:formula="of:=[.D31]-[.D67]" office:value-type="float" office:value="31493" calcext:value-type="float">
            <text:p>31493</text:p>
          </table:table-cell>
          <table:table-cell table:formula="of:=[.E31]-[.E67]" office:value-type="float" office:value="47240" calcext:value-type="float">
            <text:p>47240</text:p>
          </table:table-cell>
          <table:table-cell table:formula="of:=[.F31]-[.F67]" office:value-type="float" office:value="62985" calcext:value-type="float">
            <text:p>62985</text:p>
          </table:table-cell>
          <table:table-cell table:formula="of:=[.G31]-[.G67]" office:value-type="float" office:value="78732" calcext:value-type="float">
            <text:p>78732</text:p>
          </table:table-cell>
          <table:table-cell table:formula="of:=[.H31]-[.H67]" office:value-type="float" office:value="94478" calcext:value-type="float">
            <text:p>94478</text:p>
          </table:table-cell>
          <table:table-cell table:formula="of:=[.I31]-[.I67]" office:value-type="float" office:value="110225" calcext:value-type="float">
            <text:p>110225</text:p>
          </table:table-cell>
          <table:table-cell table:formula="of:=[.J31]-[.J67]" office:value-type="float" office:value="125971" calcext:value-type="float">
            <text:p>125971</text:p>
          </table:table-cell>
          <table:table-cell table:formula="of:=[.K31]-[.K67]" office:value-type="float" office:value="141718" calcext:value-type="float">
            <text:p>141718</text:p>
          </table:table-cell>
          <table:table-cell table:formula="of:=[.L31]-[.L67]" office:value-type="float" office:value="157463" calcext:value-type="float">
            <text:p>15746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1:2</text:p>
          </table:table-cell>
          <table:table-cell office:value-type="float" office:value="1" calcext:value-type="float">
            <text:p>1</text:p>
          </table:table-cell>
          <table:table-cell table:formula="of:=[.C32]-[.C68]" office:value-type="float" office:value="178" calcext:value-type="float">
            <text:p>178</text:p>
          </table:table-cell>
          <table:table-cell table:formula="of:=[.D32]-[.D68]" office:value-type="float" office:value="356" calcext:value-type="float">
            <text:p>356</text:p>
          </table:table-cell>
          <table:table-cell table:formula="of:=[.E32]-[.E68]" office:value-type="float" office:value="534" calcext:value-type="float">
            <text:p>534</text:p>
          </table:table-cell>
          <table:table-cell table:formula="of:=[.F32]-[.F68]" office:value-type="float" office:value="712" calcext:value-type="float">
            <text:p>712</text:p>
          </table:table-cell>
          <table:table-cell table:formula="of:=[.G32]-[.G68]" office:value-type="float" office:value="890" calcext:value-type="float">
            <text:p>890</text:p>
          </table:table-cell>
          <table:table-cell table:formula="of:=[.H32]-[.H68]" office:value-type="float" office:value="1046" calcext:value-type="float">
            <text:p>1046</text:p>
          </table:table-cell>
          <table:table-cell table:formula="of:=[.I32]-[.I68]" office:value-type="float" office:value="1246" calcext:value-type="float">
            <text:p>1246</text:p>
          </table:table-cell>
          <table:table-cell table:formula="of:=[.J32]-[.J68]" office:value-type="float" office:value="1424" calcext:value-type="float">
            <text:p>1424</text:p>
          </table:table-cell>
          <table:table-cell table:formula="of:=[.K32]-[.K68]" office:value-type="float" office:value="1602" calcext:value-type="float">
            <text:p>1602</text:p>
          </table:table-cell>
          <table:table-cell table:formula="of:=[.L32]-[.L68]" office:value-type="float" office:value="1780" calcext:value-type="float">
            <text:p>178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1:2</text:p>
          </table:table-cell>
          <table:table-cell office:value-type="float" office:value="2" calcext:value-type="float">
            <text:p>2</text:p>
          </table:table-cell>
          <table:table-cell table:formula="of:=[.C33]-[.C69]" office:value-type="float" office:value="401" calcext:value-type="float">
            <text:p>401</text:p>
          </table:table-cell>
          <table:table-cell table:formula="of:=[.D33]-[.D69]" office:value-type="float" office:value="801" calcext:value-type="float">
            <text:p>801</text:p>
          </table:table-cell>
          <table:table-cell table:formula="of:=[.E33]-[.E69]" office:value-type="float" office:value="1202" calcext:value-type="float">
            <text:p>1202</text:p>
          </table:table-cell>
          <table:table-cell table:formula="of:=[.F33]-[.F69]" office:value-type="float" office:value="1603" calcext:value-type="float">
            <text:p>1603</text:p>
          </table:table-cell>
          <table:table-cell table:formula="of:=[.G33]-[.G69]" office:value-type="float" office:value="1954" calcext:value-type="float">
            <text:p>1954</text:p>
          </table:table-cell>
          <table:table-cell table:formula="of:=[.H33]-[.H69]" office:value-type="float" office:value="2404" calcext:value-type="float">
            <text:p>2404</text:p>
          </table:table-cell>
          <table:table-cell table:formula="of:=[.I33]-[.I69]" office:value-type="float" office:value="2805" calcext:value-type="float">
            <text:p>2805</text:p>
          </table:table-cell>
          <table:table-cell table:formula="of:=[.J33]-[.J69]" office:value-type="float" office:value="3206" calcext:value-type="float">
            <text:p>3206</text:p>
          </table:table-cell>
          <table:table-cell table:formula="of:=[.K33]-[.K69]" office:value-type="float" office:value="3606" calcext:value-type="float">
            <text:p>3606</text:p>
          </table:table-cell>
          <table:table-cell table:formula="of:=[.L33]-[.L69]" office:value-type="float" office:value="4007" calcext:value-type="float">
            <text:p>40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1:2</text:p>
          </table:table-cell>
          <table:table-cell office:value-type="float" office:value="3" calcext:value-type="float">
            <text:p>3</text:p>
          </table:table-cell>
          <table:table-cell table:formula="of:=[.C34]-[.C70]" office:value-type="float" office:value="673" calcext:value-type="float">
            <text:p>673</text:p>
          </table:table-cell>
          <table:table-cell table:formula="of:=[.D34]-[.D70]" office:value-type="float" office:value="1346" calcext:value-type="float">
            <text:p>1346</text:p>
          </table:table-cell>
          <table:table-cell table:formula="of:=[.E34]-[.E70]" office:value-type="float" office:value="2020" calcext:value-type="float">
            <text:p>2020</text:p>
          </table:table-cell>
          <table:table-cell table:formula="of:=[.F34]-[.F70]" office:value-type="float" office:value="2693" calcext:value-type="float">
            <text:p>2693</text:p>
          </table:table-cell>
          <table:table-cell table:formula="of:=[.G34]-[.G70]" office:value-type="float" office:value="3366" calcext:value-type="float">
            <text:p>3366</text:p>
          </table:table-cell>
          <table:table-cell table:formula="of:=[.H34]-[.H70]" office:value-type="float" office:value="4039" calcext:value-type="float">
            <text:p>4039</text:p>
          </table:table-cell>
          <table:table-cell table:formula="of:=[.I34]-[.I70]" office:value-type="float" office:value="4629" calcext:value-type="float">
            <text:p>4629</text:p>
          </table:table-cell>
          <table:table-cell table:formula="of:=[.J34]-[.J70]" office:value-type="float" office:value="5218" calcext:value-type="float">
            <text:p>5218</text:p>
          </table:table-cell>
          <table:table-cell table:formula="of:=[.K34]-[.K70]" office:value-type="float" office:value="5807" calcext:value-type="float">
            <text:p>5807</text:p>
          </table:table-cell>
          <table:table-cell table:formula="of:=[.L34]-[.L70]" office:value-type="float" office:value="6395" calcext:value-type="float">
            <text:p>639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1:2</text:p>
          </table:table-cell>
          <table:table-cell office:value-type="float" office:value="6" calcext:value-type="float">
            <text:p>6</text:p>
          </table:table-cell>
          <table:table-cell table:formula="of:=[.C35]-[.C71]" office:value-type="float" office:value="1846" calcext:value-type="float">
            <text:p>1846</text:p>
          </table:table-cell>
          <table:table-cell table:formula="of:=[.D35]-[.D71]" office:value-type="float" office:value="3693" calcext:value-type="float">
            <text:p>3693</text:p>
          </table:table-cell>
          <table:table-cell table:formula="of:=[.E35]-[.E71]" office:value-type="float" office:value="5308" calcext:value-type="float">
            <text:p>5308</text:p>
          </table:table-cell>
          <table:table-cell table:formula="of:=[.F35]-[.F71]" office:value-type="float" office:value="6923" calcext:value-type="float">
            <text:p>6923</text:p>
          </table:table-cell>
          <table:table-cell table:formula="of:=[.G35]-[.G71]" office:value-type="float" office:value="8539" calcext:value-type="float">
            <text:p>8539</text:p>
          </table:table-cell>
          <table:table-cell table:formula="of:=[.H35]-[.H71]" office:value-type="float" office:value="10155" calcext:value-type="float">
            <text:p>10155</text:p>
          </table:table-cell>
          <table:table-cell table:formula="of:=[.I35]-[.I71]" office:value-type="float" office:value="11770" calcext:value-type="float">
            <text:p>11770</text:p>
          </table:table-cell>
          <table:table-cell table:formula="of:=[.J35]-[.J71]" office:value-type="float" office:value="13385" calcext:value-type="float">
            <text:p>13385</text:p>
          </table:table-cell>
          <table:table-cell table:formula="of:=[.K35]-[.K71]" office:value-type="float" office:value="15002" calcext:value-type="float">
            <text:p>15002</text:p>
          </table:table-cell>
          <table:table-cell table:formula="of:=[.L35]-[.L71]" office:value-type="float" office:value="16617" calcext:value-type="float">
            <text:p>1661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1:2</text:p>
          </table:table-cell>
          <table:table-cell office:value-type="float" office:value="9" calcext:value-type="float">
            <text:p>9</text:p>
          </table:table-cell>
          <table:table-cell table:formula="of:=[.C36]-[.C72]" office:value-type="float" office:value="3695" calcext:value-type="float">
            <text:p>3695</text:p>
          </table:table-cell>
          <table:table-cell table:formula="of:=[.D36]-[.D72]" office:value-type="float" office:value="6928" calcext:value-type="float">
            <text:p>6928</text:p>
          </table:table-cell>
          <table:table-cell table:formula="of:=[.E36]-[.E72]" office:value-type="float" office:value="10161" calcext:value-type="float">
            <text:p>10161</text:p>
          </table:table-cell>
          <table:table-cell table:formula="of:=[.F36]-[.F72]" office:value-type="float" office:value="13394" calcext:value-type="float">
            <text:p>13394</text:p>
          </table:table-cell>
          <table:table-cell table:formula="of:=[.G36]-[.G72]" office:value-type="float" office:value="16627" calcext:value-type="float">
            <text:p>16627</text:p>
          </table:table-cell>
          <table:table-cell table:formula="of:=[.H36]-[.H72]" office:value-type="float" office:value="19861" calcext:value-type="float">
            <text:p>19861</text:p>
          </table:table-cell>
          <table:table-cell table:formula="of:=[.I36]-[.I72]" office:value-type="float" office:value="23094" calcext:value-type="float">
            <text:p>23094</text:p>
          </table:table-cell>
          <table:table-cell table:formula="of:=[.J36]-[.J72]" office:value-type="float" office:value="26327" calcext:value-type="float">
            <text:p>26327</text:p>
          </table:table-cell>
          <table:table-cell table:formula="of:=[.K36]-[.K72]" office:value-type="float" office:value="29560" calcext:value-type="float">
            <text:p>29560</text:p>
          </table:table-cell>
          <table:table-cell table:formula="of:=[.L36]-[.L72]" office:value-type="float" office:value="32793" calcext:value-type="float">
            <text:p>3279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1:2</text:p>
          </table:table-cell>
          <table:table-cell office:value-type="float" office:value="10" calcext:value-type="float">
            <text:p>10</text:p>
          </table:table-cell>
          <table:table-cell table:formula="of:=[.C37]-[.C73]" office:value-type="float" office:value="4499" calcext:value-type="float">
            <text:p>4499</text:p>
          </table:table-cell>
          <table:table-cell table:formula="of:=[.D37]-[.D73]" office:value-type="float" office:value="8436" calcext:value-type="float">
            <text:p>8436</text:p>
          </table:table-cell>
          <table:table-cell table:formula="of:=[.E37]-[.E73]" office:value-type="float" office:value="12372" calcext:value-type="float">
            <text:p>12372</text:p>
          </table:table-cell>
          <table:table-cell table:formula="of:=[.F37]-[.F73]" office:value-type="float" office:value="16309" calcext:value-type="float">
            <text:p>16309</text:p>
          </table:table-cell>
          <table:table-cell table:formula="of:=[.G37]-[.G73]" office:value-type="float" office:value="20246" calcext:value-type="float">
            <text:p>20246</text:p>
          </table:table-cell>
          <table:table-cell table:formula="of:=[.H37]-[.H73]" office:value-type="float" office:value="24182" calcext:value-type="float">
            <text:p>24182</text:p>
          </table:table-cell>
          <table:table-cell table:formula="of:=[.I37]-[.I73]" office:value-type="float" office:value="28119" calcext:value-type="float">
            <text:p>28119</text:p>
          </table:table-cell>
          <table:table-cell table:formula="of:=[.J37]-[.J73]" office:value-type="float" office:value="32055" calcext:value-type="float">
            <text:p>32055</text:p>
          </table:table-cell>
          <table:table-cell table:formula="of:=[.K37]-[.K73]" office:value-type="float" office:value="35992" calcext:value-type="float">
            <text:p>35992</text:p>
          </table:table-cell>
          <table:table-cell table:formula="of:=[.L37]-[.L73]" office:value-type="float" office:value="39929" calcext:value-type="float">
            <text:p>399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emal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2">00/00/0000</text:date>, <text:time style:data-style-name="N2" text:time-value="11:02:30.1803608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10-12T09:31:10.512689187</dc:date>
    <meta:editing-duration>P4DT9H25M1S</meta:editing-duration>
    <meta:editing-cycles>6</meta:editing-cycles>
    <meta:document-statistic meta:table-count="2" meta:cell-count="1907" meta:object-count="0"/>
  </office:meta>
</office:document-meta>
</file>